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55375" calcext:value-type="float">
            <text:p>0,355375</text:p>
          </table:table-cell>
          <table:table-cell table:formula="of:=([.B2]*[.$B$297])-([.B2]*[.$B$296])+[.$B$296]" office:value-type="float" office:value="2.2969219" calcext:value-type="float">
            <text:p>2,2969219</text:p>
          </table:table-cell>
          <table:table-cell table:formula="of:=([.C2]*[.$B$297])-([.C2]*[.$B$296])+[.$B$296]" office:value-type="float" office:value="1.9124125" calcext:value-type="float">
            <text:p>1,9124125</text:p>
          </table:table-cell>
          <table:table-cell table:formula="of:=([.D2]-[.E2])^2" office:value-type="float" office:value="0.14784747868836" calcext:value-type="float">
            <text:p>0,1478474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357462" calcext:value-type="float">
            <text:p>0,357462</text:p>
          </table:table-cell>
          <table:table-cell table:formula="of:=([.B3]*[.$B$297])-([.B3]*[.$B$296])+[.$B$296]" office:value-type="float" office:value="2.7284635" calcext:value-type="float">
            <text:p>2,7284635</text:p>
          </table:table-cell>
          <table:table-cell table:formula="of:=([.C3]*[.$B$297])-([.C3]*[.$B$296])+[.$B$296]" office:value-type="float" office:value="1.9230562" calcext:value-type="float">
            <text:p>1,9230562</text:p>
          </table:table-cell>
          <table:table-cell table:formula="of:=([.D3]-[.E3])^2" office:value-type="float" office:value="0.64868091889329" calcext:value-type="float">
            <text:p>0,6486809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379619" calcext:value-type="float">
            <text:p>0,379619</text:p>
          </table:table-cell>
          <table:table-cell table:formula="of:=([.B4]*[.$B$297])-([.B4]*[.$B$296])+[.$B$296]" office:value-type="float" office:value="3.2384635" calcext:value-type="float">
            <text:p>3,2384635</text:p>
          </table:table-cell>
          <table:table-cell table:formula="of:=([.C4]*[.$B$297])-([.C4]*[.$B$296])+[.$B$296]" office:value-type="float" office:value="2.0360569" calcext:value-type="float">
            <text:p>2,0360569</text:p>
          </table:table-cell>
          <table:table-cell table:formula="of:=([.D4]-[.E4])^2" office:value-type="float" office:value="1.44578163172356" calcext:value-type="float">
            <text:p>1,4457816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00359" calcext:value-type="float">
            <text:p>0,400359</text:p>
          </table:table-cell>
          <table:table-cell table:formula="of:=([.B5]*[.$B$297])-([.B5]*[.$B$296])+[.$B$296]" office:value-type="float" office:value="3.8661562" calcext:value-type="float">
            <text:p>3,8661562</text:p>
          </table:table-cell>
          <table:table-cell table:formula="of:=([.C5]*[.$B$297])-([.C5]*[.$B$296])+[.$B$296]" office:value-type="float" office:value="2.1418309" calcext:value-type="float">
            <text:p>2,1418309</text:p>
          </table:table-cell>
          <table:table-cell table:formula="of:=([.D5]-[.E5])^2" office:value-type="float" office:value="2.97329774022009" calcext:value-type="float">
            <text:p>2,9732977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430974" calcext:value-type="float">
            <text:p>0,430974</text:p>
          </table:table-cell>
          <table:table-cell table:formula="of:=([.B6]*[.$B$297])-([.B6]*[.$B$296])+[.$B$296]" office:value-type="float" office:value="4.18" calcext:value-type="float">
            <text:p>4,18</text:p>
          </table:table-cell>
          <table:table-cell table:formula="of:=([.C6]*[.$B$297])-([.C6]*[.$B$296])+[.$B$296]" office:value-type="float" office:value="2.2979674" calcext:value-type="float">
            <text:p>2,2979674</text:p>
          </table:table-cell>
          <table:table-cell table:formula="of:=([.D6]-[.E6])^2" office:value-type="float" office:value="3.54204670746276" calcext:value-type="float">
            <text:p>3,54204670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444033" calcext:value-type="float">
            <text:p>0,444033</text:p>
          </table:table-cell>
          <table:table-cell table:formula="of:=([.B7]*[.$B$297])-([.B7]*[.$B$296])+[.$B$296]" office:value-type="float" office:value="4.1407708" calcext:value-type="float">
            <text:p>4,1407708</text:p>
          </table:table-cell>
          <table:table-cell table:formula="of:=([.C7]*[.$B$297])-([.C7]*[.$B$296])+[.$B$296]" office:value-type="float" office:value="2.3645683" calcext:value-type="float">
            <text:p>2,3645683</text:p>
          </table:table-cell>
          <table:table-cell table:formula="of:=([.D7]-[.E7])^2" office:value-type="float" office:value="3.15489532100625" calcext:value-type="float">
            <text:p>3,154895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39175" calcext:value-type="float">
            <text:p>0,439175</text:p>
          </table:table-cell>
          <table:table-cell table:formula="of:=([.B8]*[.$B$297])-([.B8]*[.$B$296])+[.$B$296]" office:value-type="float" office:value="4.2584635" calcext:value-type="float">
            <text:p>4,2584635</text:p>
          </table:table-cell>
          <table:table-cell table:formula="of:=([.C8]*[.$B$297])-([.C8]*[.$B$296])+[.$B$296]" office:value-type="float" office:value="2.3397925" calcext:value-type="float">
            <text:p>2,3397925</text:p>
          </table:table-cell>
          <table:table-cell table:formula="of:=([.D8]-[.E8])^2" office:value-type="float" office:value="3.681298406241" calcext:value-type="float">
            <text:p>3,6812984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42101" calcext:value-type="float">
            <text:p>0,42101</text:p>
          </table:table-cell>
          <table:table-cell table:formula="of:=([.B9]*[.$B$297])-([.B9]*[.$B$296])+[.$B$296]" office:value-type="float" office:value="4.2192292" calcext:value-type="float">
            <text:p>4,2192292</text:p>
          </table:table-cell>
          <table:table-cell table:formula="of:=([.C9]*[.$B$297])-([.C9]*[.$B$296])+[.$B$296]" office:value-type="float" office:value="2.247151" calcext:value-type="float">
            <text:p>2,247151</text:p>
          </table:table-cell>
          <table:table-cell table:formula="of:=([.D9]-[.E9])^2" office:value-type="float" office:value="3.88909242691524" calcext:value-type="float">
            <text:p>3,88909242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390946" calcext:value-type="float">
            <text:p>0,390946</text:p>
          </table:table-cell>
          <table:table-cell table:formula="of:=([.B10]*[.$B$297])-([.B10]*[.$B$296])+[.$B$296]" office:value-type="float" office:value="4.4546146" calcext:value-type="float">
            <text:p>4,4546146</text:p>
          </table:table-cell>
          <table:table-cell table:formula="of:=([.C10]*[.$B$297])-([.C10]*[.$B$296])+[.$B$296]" office:value-type="float" office:value="2.0938246" calcext:value-type="float">
            <text:p>2,0938246</text:p>
          </table:table-cell>
          <table:table-cell table:formula="of:=([.D10]-[.E10])^2" office:value-type="float" office:value="5.5733294241" calcext:value-type="float">
            <text:p>5,5733294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391795" calcext:value-type="float">
            <text:p>0,391795</text:p>
          </table:table-cell>
          <table:table-cell table:formula="of:=([.B11]*[.$B$297])-([.B11]*[.$B$296])+[.$B$296]" office:value-type="float" office:value="3.5915365" calcext:value-type="float">
            <text:p>3,5915365</text:p>
          </table:table-cell>
          <table:table-cell table:formula="of:=([.C11]*[.$B$297])-([.C11]*[.$B$296])+[.$B$296]" office:value-type="float" office:value="2.0981545" calcext:value-type="float">
            <text:p>2,0981545</text:p>
          </table:table-cell>
          <table:table-cell table:formula="of:=([.D11]-[.E11])^2" office:value-type="float" office:value="2.230189797924" calcext:value-type="float">
            <text:p>2,23018979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370622" calcext:value-type="float">
            <text:p>0,370622</text:p>
          </table:table-cell>
          <table:table-cell table:formula="of:=([.B12]*[.$B$297])-([.B12]*[.$B$296])+[.$B$296]" office:value-type="float" office:value="3.3169219" calcext:value-type="float">
            <text:p>3,3169219</text:p>
          </table:table-cell>
          <table:table-cell table:formula="of:=([.C12]*[.$B$297])-([.C12]*[.$B$296])+[.$B$296]" office:value-type="float" office:value="1.9901722" calcext:value-type="float">
            <text:p>1,9901722</text:p>
          </table:table-cell>
          <table:table-cell table:formula="of:=([.D12]-[.E12])^2" office:value-type="float" office:value="1.76026476645009" calcext:value-type="float">
            <text:p>1,7602647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38334" calcext:value-type="float">
            <text:p>0,38334</text:p>
          </table:table-cell>
          <table:table-cell table:formula="of:=([.B13]*[.$B$297])-([.B13]*[.$B$296])+[.$B$296]" office:value-type="float" office:value="2.8853854" calcext:value-type="float">
            <text:p>2,8853854</text:p>
          </table:table-cell>
          <table:table-cell table:formula="of:=([.C13]*[.$B$297])-([.C13]*[.$B$296])+[.$B$296]" office:value-type="float" office:value="2.055034" calcext:value-type="float">
            <text:p>2,055034</text:p>
          </table:table-cell>
          <table:table-cell table:formula="of:=([.D13]-[.E13])^2" office:value-type="float" office:value="0.689483447481961" calcext:value-type="float">
            <text:p>0,68948344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44249" calcext:value-type="float">
            <text:p>0,344249</text:p>
          </table:table-cell>
          <table:table-cell table:formula="of:=([.B14]*[.$B$297])-([.B14]*[.$B$296])+[.$B$296]" office:value-type="float" office:value="2.5715365" calcext:value-type="float">
            <text:p>2,5715365</text:p>
          </table:table-cell>
          <table:table-cell table:formula="of:=([.C14]*[.$B$297])-([.C14]*[.$B$296])+[.$B$296]" office:value-type="float" office:value="1.8556699" calcext:value-type="float">
            <text:p>1,8556699</text:p>
          </table:table-cell>
          <table:table-cell table:formula="of:=([.D14]-[.E14])^2" office:value-type="float" office:value="0.51246498899556" calcext:value-type="float">
            <text:p>0,5124649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39293" calcext:value-type="float">
            <text:p>0,339293</text:p>
          </table:table-cell>
          <table:table-cell table:formula="of:=([.B15]*[.$B$297])-([.B15]*[.$B$296])+[.$B$296]" office:value-type="float" office:value="2.5715365" calcext:value-type="float">
            <text:p>2,5715365</text:p>
          </table:table-cell>
          <table:table-cell table:formula="of:=([.C15]*[.$B$297])-([.C15]*[.$B$296])+[.$B$296]" office:value-type="float" office:value="1.8303943" calcext:value-type="float">
            <text:p>1,8303943</text:p>
          </table:table-cell>
          <table:table-cell table:formula="of:=([.D15]-[.E15])^2" office:value-type="float" office:value="0.549291760620839" calcext:value-type="float">
            <text:p>0,54929176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349825" calcext:value-type="float">
            <text:p>0,349825</text:p>
          </table:table-cell>
          <table:table-cell table:formula="of:=([.B16]*[.$B$297])-([.B16]*[.$B$296])+[.$B$296]" office:value-type="float" office:value="2.65" calcext:value-type="float">
            <text:p>2,65</text:p>
          </table:table-cell>
          <table:table-cell table:formula="of:=([.C16]*[.$B$297])-([.C16]*[.$B$296])+[.$B$296]" office:value-type="float" office:value="1.8841075" calcext:value-type="float">
            <text:p>1,8841075</text:p>
          </table:table-cell>
          <table:table-cell table:formula="of:=([.D16]-[.E16])^2" office:value-type="float" office:value="0.58659132155625" calcext:value-type="float">
            <text:p>0,58659132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57289" calcext:value-type="float">
            <text:p>0,357289</text:p>
          </table:table-cell>
          <table:table-cell table:formula="of:=([.B17]*[.$B$297])-([.B17]*[.$B$296])+[.$B$296]" office:value-type="float" office:value="2.3753854" calcext:value-type="float">
            <text:p>2,3753854</text:p>
          </table:table-cell>
          <table:table-cell table:formula="of:=([.C17]*[.$B$297])-([.C17]*[.$B$296])+[.$B$296]" office:value-type="float" office:value="1.9221739" calcext:value-type="float">
            <text:p>1,9221739</text:p>
          </table:table-cell>
          <table:table-cell table:formula="of:=([.D17]-[.E17])^2" office:value-type="float" office:value="0.20540066373225" calcext:value-type="float">
            <text:p>0,20540066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57914" calcext:value-type="float">
            <text:p>0,357914</text:p>
          </table:table-cell>
          <table:table-cell table:formula="of:=([.B18]*[.$B$297])-([.B18]*[.$B$296])+[.$B$296]" office:value-type="float" office:value="2.1007708" calcext:value-type="float">
            <text:p>2,1007708</text:p>
          </table:table-cell>
          <table:table-cell table:formula="of:=([.C18]*[.$B$297])-([.C18]*[.$B$296])+[.$B$296]" office:value-type="float" office:value="1.9253614" calcext:value-type="float">
            <text:p>1,9253614</text:p>
          </table:table-cell>
          <table:table-cell table:formula="of:=([.D18]-[.E18])^2" office:value-type="float" office:value="0.03076845760836" calcext:value-type="float">
            <text:p>0,0307684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48259" calcext:value-type="float">
            <text:p>0,348259</text:p>
          </table:table-cell>
          <table:table-cell table:formula="of:=([.B19]*[.$B$297])-([.B19]*[.$B$296])+[.$B$296]" office:value-type="float" office:value="2.4146146" calcext:value-type="float">
            <text:p>2,4146146</text:p>
          </table:table-cell>
          <table:table-cell table:formula="of:=([.C19]*[.$B$297])-([.C19]*[.$B$296])+[.$B$296]" office:value-type="float" office:value="1.8761209" calcext:value-type="float">
            <text:p>1,8761209</text:p>
          </table:table-cell>
          <table:table-cell table:formula="of:=([.D19]-[.E19])^2" office:value-type="float" office:value="0.28997546493969" calcext:value-type="float">
            <text:p>0,28997546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53369" calcext:value-type="float">
            <text:p>0,353369</text:p>
          </table:table-cell>
          <table:table-cell table:formula="of:=([.B20]*[.$B$297])-([.B20]*[.$B$296])+[.$B$296]" office:value-type="float" office:value="1.7084635" calcext:value-type="float">
            <text:p>1,7084635</text:p>
          </table:table-cell>
          <table:table-cell table:formula="of:=([.C20]*[.$B$297])-([.C20]*[.$B$296])+[.$B$296]" office:value-type="float" office:value="1.9021819" calcext:value-type="float">
            <text:p>1,9021819</text:p>
          </table:table-cell>
          <table:table-cell table:formula="of:=([.D20]-[.E20])^2" office:value-type="float" office:value="0.03752681849856" calcext:value-type="float">
            <text:p>0,0375268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20149" calcext:value-type="float">
            <text:p>0,320149</text:p>
          </table:table-cell>
          <table:table-cell table:formula="of:=([.B21]*[.$B$297])-([.B21]*[.$B$296])+[.$B$296]" office:value-type="float" office:value="1.63" calcext:value-type="float">
            <text:p>1,63</text:p>
          </table:table-cell>
          <table:table-cell table:formula="of:=([.C21]*[.$B$297])-([.C21]*[.$B$296])+[.$B$296]" office:value-type="float" office:value="1.7327599" calcext:value-type="float">
            <text:p>1,7327599</text:p>
          </table:table-cell>
          <table:table-cell table:formula="of:=([.D21]-[.E21])^2" office:value-type="float" office:value="0.0105595970480099" calcext:value-type="float">
            <text:p>0,0105595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03088" calcext:value-type="float">
            <text:p>0,303088</text:p>
          </table:table-cell>
          <table:table-cell table:formula="of:=([.B22]*[.$B$297])-([.B22]*[.$B$296])+[.$B$296]" office:value-type="float" office:value="1.0415365" calcext:value-type="float">
            <text:p>1,0415365</text:p>
          </table:table-cell>
          <table:table-cell table:formula="of:=([.C22]*[.$B$297])-([.C22]*[.$B$296])+[.$B$296]" office:value-type="float" office:value="1.6457488" calcext:value-type="float">
            <text:p>1,6457488</text:p>
          </table:table-cell>
          <table:table-cell table:formula="of:=([.D22]-[.E22])^2" office:value-type="float" office:value="0.36507250347129" calcext:value-type="float">
            <text:p>0,36507250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266028" calcext:value-type="float">
            <text:p>0,266028</text:p>
          </table:table-cell>
          <table:table-cell table:formula="of:=([.B23]*[.$B$297])-([.B23]*[.$B$296])+[.$B$296]" office:value-type="float" office:value="1.1592292" calcext:value-type="float">
            <text:p>1,1592292</text:p>
          </table:table-cell>
          <table:table-cell table:formula="of:=([.C23]*[.$B$297])-([.C23]*[.$B$296])+[.$B$296]" office:value-type="float" office:value="1.4567428" calcext:value-type="float">
            <text:p>1,4567428</text:p>
          </table:table-cell>
          <table:table-cell table:formula="of:=([.D23]-[.E23])^2" office:value-type="float" office:value="0.0885143421849599" calcext:value-type="float">
            <text:p>0,0885143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238981" calcext:value-type="float">
            <text:p>0,238981</text:p>
          </table:table-cell>
          <table:table-cell table:formula="of:=([.B24]*[.$B$297])-([.B24]*[.$B$296])+[.$B$296]" office:value-type="float" office:value="1.3553854" calcext:value-type="float">
            <text:p>1,3553854</text:p>
          </table:table-cell>
          <table:table-cell table:formula="of:=([.C24]*[.$B$297])-([.C24]*[.$B$296])+[.$B$296]" office:value-type="float" office:value="1.3188031" calcext:value-type="float">
            <text:p>1,3188031</text:p>
          </table:table-cell>
          <table:table-cell table:formula="of:=([.D24]-[.E24])^2" office:value-type="float" office:value="0.00133826467329001" calcext:value-type="float">
            <text:p>0,0013382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269528" calcext:value-type="float">
            <text:p>0,269528</text:p>
          </table:table-cell>
          <table:table-cell table:formula="of:=([.B25]*[.$B$297])-([.B25]*[.$B$296])+[.$B$296]" office:value-type="float" office:value="1.3161562" calcext:value-type="float">
            <text:p>1,3161562</text:p>
          </table:table-cell>
          <table:table-cell table:formula="of:=([.C25]*[.$B$297])-([.C25]*[.$B$296])+[.$B$296]" office:value-type="float" office:value="1.4745928" calcext:value-type="float">
            <text:p>1,4745928</text:p>
          </table:table-cell>
          <table:table-cell table:formula="of:=([.D25]-[.E25])^2" office:value-type="float" office:value="0.02510215621956" calcext:value-type="float">
            <text:p>0,02510215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264805" calcext:value-type="float">
            <text:p>0,264805</text:p>
          </table:table-cell>
          <table:table-cell table:formula="of:=([.B26]*[.$B$297])-([.B26]*[.$B$296])+[.$B$296]" office:value-type="float" office:value="1.5123073" calcext:value-type="float">
            <text:p>1,5123073</text:p>
          </table:table-cell>
          <table:table-cell table:formula="of:=([.C26]*[.$B$297])-([.C26]*[.$B$296])+[.$B$296]" office:value-type="float" office:value="1.4505055" calcext:value-type="float">
            <text:p>1,4505055</text:p>
          </table:table-cell>
          <table:table-cell table:formula="of:=([.D26]-[.E26])^2" office:value-type="float" office:value="0.00381946248323997" calcext:value-type="float">
            <text:p>0,0038194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281521" calcext:value-type="float">
            <text:p>0,281521</text:p>
          </table:table-cell>
          <table:table-cell table:formula="of:=([.B27]*[.$B$297])-([.B27]*[.$B$296])+[.$B$296]" office:value-type="float" office:value="2.14" calcext:value-type="float">
            <text:p>2,14</text:p>
          </table:table-cell>
          <table:table-cell table:formula="of:=([.C27]*[.$B$297])-([.C27]*[.$B$296])+[.$B$296]" office:value-type="float" office:value="1.5357571" calcext:value-type="float">
            <text:p>1,5357571</text:p>
          </table:table-cell>
          <table:table-cell table:formula="of:=([.D27]-[.E27])^2" office:value-type="float" office:value="0.36510948220041" calcext:value-type="float">
            <text:p>0,36510948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31825" calcext:value-type="float">
            <text:p>0,331825</text:p>
          </table:table-cell>
          <table:table-cell table:formula="of:=([.B28]*[.$B$297])-([.B28]*[.$B$296])+[.$B$296]" office:value-type="float" office:value="2.4930781" calcext:value-type="float">
            <text:p>2,4930781</text:p>
          </table:table-cell>
          <table:table-cell table:formula="of:=([.C28]*[.$B$297])-([.C28]*[.$B$296])+[.$B$296]" office:value-type="float" office:value="1.7923075" calcext:value-type="float">
            <text:p>1,7923075</text:p>
          </table:table-cell>
          <table:table-cell table:formula="of:=([.D28]-[.E28])^2" office:value-type="float" office:value="0.49107943382436" calcext:value-type="float">
            <text:p>0,49107943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368705" calcext:value-type="float">
            <text:p>0,368705</text:p>
          </table:table-cell>
          <table:table-cell table:formula="of:=([.B29]*[.$B$297])-([.B29]*[.$B$296])+[.$B$296]" office:value-type="float" office:value="3.0423073" calcext:value-type="float">
            <text:p>3,0423073</text:p>
          </table:table-cell>
          <table:table-cell table:formula="of:=([.C29]*[.$B$297])-([.C29]*[.$B$296])+[.$B$296]" office:value-type="float" office:value="1.9803955" calcext:value-type="float">
            <text:p>1,9803955</text:p>
          </table:table-cell>
          <table:table-cell table:formula="of:=([.D29]-[.E29])^2" office:value-type="float" office:value="1.12765667097924" calcext:value-type="float">
            <text:p>1,1276566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12362" calcext:value-type="float">
            <text:p>0,412362</text:p>
          </table:table-cell>
          <table:table-cell table:formula="of:=([.B30]*[.$B$297])-([.B30]*[.$B$296])+[.$B$296]" office:value-type="float" office:value="3.0815365" calcext:value-type="float">
            <text:p>3,0815365</text:p>
          </table:table-cell>
          <table:table-cell table:formula="of:=([.C30]*[.$B$297])-([.C30]*[.$B$296])+[.$B$296]" office:value-type="float" office:value="2.2030462" calcext:value-type="float">
            <text:p>2,2030462</text:p>
          </table:table-cell>
          <table:table-cell table:formula="of:=([.D30]-[.E30])^2" office:value-type="float" office:value="0.77174520719409" calcext:value-type="float">
            <text:p>0,7717452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418904" calcext:value-type="float">
            <text:p>0,418904</text:p>
          </table:table-cell>
          <table:table-cell table:formula="of:=([.B31]*[.$B$297])-([.B31]*[.$B$296])+[.$B$296]" office:value-type="float" office:value="3.0423073" calcext:value-type="float">
            <text:p>3,0423073</text:p>
          </table:table-cell>
          <table:table-cell table:formula="of:=([.C31]*[.$B$297])-([.C31]*[.$B$296])+[.$B$296]" office:value-type="float" office:value="2.2364104" calcext:value-type="float">
            <text:p>2,2364104</text:p>
          </table:table-cell>
          <table:table-cell table:formula="of:=([.D31]-[.E31])^2" office:value-type="float" office:value="0.64946981342961" calcext:value-type="float">
            <text:p>0,64946981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414095" calcext:value-type="float">
            <text:p>0,414095</text:p>
          </table:table-cell>
          <table:table-cell table:formula="of:=([.B32]*[.$B$297])-([.B32]*[.$B$296])+[.$B$296]" office:value-type="float" office:value="3.4346146" calcext:value-type="float">
            <text:p>3,4346146</text:p>
          </table:table-cell>
          <table:table-cell table:formula="of:=([.C32]*[.$B$297])-([.C32]*[.$B$296])+[.$B$296]" office:value-type="float" office:value="2.2118845" calcext:value-type="float">
            <text:p>2,2118845</text:p>
          </table:table-cell>
          <table:table-cell table:formula="of:=([.D32]-[.E32])^2" office:value-type="float" office:value="1.49506889744601" calcext:value-type="float">
            <text:p>1,49506889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409348" calcext:value-type="float">
            <text:p>0,409348</text:p>
          </table:table-cell>
          <table:table-cell table:formula="of:=([.B33]*[.$B$297])-([.B33]*[.$B$296])+[.$B$296]" office:value-type="float" office:value="3.7092292" calcext:value-type="float">
            <text:p>3,7092292</text:p>
          </table:table-cell>
          <table:table-cell table:formula="of:=([.C33]*[.$B$297])-([.C33]*[.$B$296])+[.$B$296]" office:value-type="float" office:value="2.1876748" calcext:value-type="float">
            <text:p>2,1876748</text:p>
          </table:table-cell>
          <table:table-cell table:formula="of:=([.D33]-[.E33])^2" office:value-type="float" office:value="2.31512779215936" calcext:value-type="float">
            <text:p>2,31512779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4007" calcext:value-type="float">
            <text:p>0,4007</text:p>
          </table:table-cell>
          <table:table-cell table:formula="of:=([.B34]*[.$B$297])-([.B34]*[.$B$296])+[.$B$296]" office:value-type="float" office:value="4.4153854" calcext:value-type="float">
            <text:p>4,4153854</text:p>
          </table:table-cell>
          <table:table-cell table:formula="of:=([.C34]*[.$B$297])-([.C34]*[.$B$296])+[.$B$296]" office:value-type="float" office:value="2.14357" calcext:value-type="float">
            <text:p>2,14357</text:p>
          </table:table-cell>
          <table:table-cell table:formula="of:=([.D34]-[.E34])^2" office:value-type="float" office:value="5.16114521167716" calcext:value-type="float">
            <text:p>5,16114521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427845" calcext:value-type="float">
            <text:p>0,427845</text:p>
          </table:table-cell>
          <table:table-cell table:formula="of:=([.B35]*[.$B$297])-([.B35]*[.$B$296])+[.$B$296]" office:value-type="float" office:value="3.7484635" calcext:value-type="float">
            <text:p>3,7484635</text:p>
          </table:table-cell>
          <table:table-cell table:formula="of:=([.C35]*[.$B$297])-([.C35]*[.$B$296])+[.$B$296]" office:value-type="float" office:value="2.2820095" calcext:value-type="float">
            <text:p>2,2820095</text:p>
          </table:table-cell>
          <table:table-cell table:formula="of:=([.D35]-[.E35])^2" office:value-type="float" office:value="2.150487334116" calcext:value-type="float">
            <text:p>2,15048733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405182" calcext:value-type="float">
            <text:p>0,405182</text:p>
          </table:table-cell>
          <table:table-cell table:formula="of:=([.B36]*[.$B$297])-([.B36]*[.$B$296])+[.$B$296]" office:value-type="float" office:value="3.1992292" calcext:value-type="float">
            <text:p>3,1992292</text:p>
          </table:table-cell>
          <table:table-cell table:formula="of:=([.C36]*[.$B$297])-([.C36]*[.$B$296])+[.$B$296]" office:value-type="float" office:value="2.1664282" calcext:value-type="float">
            <text:p>2,1664282</text:p>
          </table:table-cell>
          <table:table-cell table:formula="of:=([.D36]-[.E36])^2" office:value-type="float" office:value="1.066677905601" calcext:value-type="float">
            <text:p>1,06667790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410943" calcext:value-type="float">
            <text:p>0,410943</text:p>
          </table:table-cell>
          <table:table-cell table:formula="of:=([.B37]*[.$B$297])-([.B37]*[.$B$296])+[.$B$296]" office:value-type="float" office:value="3.0030781" calcext:value-type="float">
            <text:p>3,0030781</text:p>
          </table:table-cell>
          <table:table-cell table:formula="of:=([.C37]*[.$B$297])-([.C37]*[.$B$296])+[.$B$296]" office:value-type="float" office:value="2.1958093" calcext:value-type="float">
            <text:p>2,1958093</text:p>
          </table:table-cell>
          <table:table-cell table:formula="of:=([.D37]-[.E37])^2" office:value-type="float" office:value="0.651682915453439" calcext:value-type="float">
            <text:p>0,65168291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63124" calcext:value-type="float">
            <text:p>0,363124</text:p>
          </table:table-cell>
          <table:table-cell table:formula="of:=([.B38]*[.$B$297])-([.B38]*[.$B$296])+[.$B$296]" office:value-type="float" office:value="2.4930781" calcext:value-type="float">
            <text:p>2,4930781</text:p>
          </table:table-cell>
          <table:table-cell table:formula="of:=([.C38]*[.$B$297])-([.C38]*[.$B$296])+[.$B$296]" office:value-type="float" office:value="1.9519324" calcext:value-type="float">
            <text:p>1,9519324</text:p>
          </table:table-cell>
          <table:table-cell table:formula="of:=([.D38]-[.E38])^2" office:value-type="float" office:value="0.29283866862849" calcext:value-type="float">
            <text:p>0,29283866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32681" calcext:value-type="float">
            <text:p>0,332681</text:p>
          </table:table-cell>
          <table:table-cell table:formula="of:=([.B39]*[.$B$297])-([.B39]*[.$B$296])+[.$B$296]" office:value-type="float" office:value="2.4146146" calcext:value-type="float">
            <text:p>2,4146146</text:p>
          </table:table-cell>
          <table:table-cell table:formula="of:=([.C39]*[.$B$297])-([.C39]*[.$B$296])+[.$B$296]" office:value-type="float" office:value="1.7966731" calcext:value-type="float">
            <text:p>1,7966731</text:p>
          </table:table-cell>
          <table:table-cell table:formula="of:=([.D39]-[.E39])^2" office:value-type="float" office:value="0.381851697422249" calcext:value-type="float">
            <text:p>0,38185169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44424" calcext:value-type="float">
            <text:p>0,344424</text:p>
          </table:table-cell>
          <table:table-cell table:formula="of:=([.B40]*[.$B$297])-([.B40]*[.$B$296])+[.$B$296]" office:value-type="float" office:value="2.3753854" calcext:value-type="float">
            <text:p>2,3753854</text:p>
          </table:table-cell>
          <table:table-cell table:formula="of:=([.C40]*[.$B$297])-([.C40]*[.$B$296])+[.$B$296]" office:value-type="float" office:value="1.8565624" calcext:value-type="float">
            <text:p>1,8565624</text:p>
          </table:table-cell>
          <table:table-cell table:formula="of:=([.D40]-[.E40])^2" office:value-type="float" office:value="0.269177305329" calcext:value-type="float">
            <text:p>0,26917730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45138" calcext:value-type="float">
            <text:p>0,345138</text:p>
          </table:table-cell>
          <table:table-cell table:formula="of:=([.B41]*[.$B$297])-([.B41]*[.$B$296])+[.$B$296]" office:value-type="float" office:value="2.4146146" calcext:value-type="float">
            <text:p>2,4146146</text:p>
          </table:table-cell>
          <table:table-cell table:formula="of:=([.C41]*[.$B$297])-([.C41]*[.$B$296])+[.$B$296]" office:value-type="float" office:value="1.8602038" calcext:value-type="float">
            <text:p>1,8602038</text:p>
          </table:table-cell>
          <table:table-cell table:formula="of:=([.D41]-[.E41])^2" office:value-type="float" office:value="0.30737133515664" calcext:value-type="float">
            <text:p>0,30737133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53204" calcext:value-type="float">
            <text:p>0,353204</text:p>
          </table:table-cell>
          <table:table-cell table:formula="of:=([.B42]*[.$B$297])-([.B42]*[.$B$296])+[.$B$296]" office:value-type="float" office:value="2.2576927" calcext:value-type="float">
            <text:p>2,2576927</text:p>
          </table:table-cell>
          <table:table-cell table:formula="of:=([.C42]*[.$B$297])-([.C42]*[.$B$296])+[.$B$296]" office:value-type="float" office:value="1.9013404" calcext:value-type="float">
            <text:p>1,9013404</text:p>
          </table:table-cell>
          <table:table-cell table:formula="of:=([.D42]-[.E42])^2" office:value-type="float" office:value="0.12698696171529" calcext:value-type="float">
            <text:p>0,12698696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54394" calcext:value-type="float">
            <text:p>0,354394</text:p>
          </table:table-cell>
          <table:table-cell table:formula="of:=([.B43]*[.$B$297])-([.B43]*[.$B$296])+[.$B$296]" office:value-type="float" office:value="2.3361562" calcext:value-type="float">
            <text:p>2,3361562</text:p>
          </table:table-cell>
          <table:table-cell table:formula="of:=([.C43]*[.$B$297])-([.C43]*[.$B$296])+[.$B$296]" office:value-type="float" office:value="1.9074094" calcext:value-type="float">
            <text:p>1,9074094</text:p>
          </table:table-cell>
          <table:table-cell table:formula="of:=([.D43]-[.E43])^2" office:value-type="float" office:value="0.18382381851024" calcext:value-type="float">
            <text:p>0,18382381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57369" calcext:value-type="float">
            <text:p>0,357369</text:p>
          </table:table-cell>
          <table:table-cell table:formula="of:=([.B44]*[.$B$297])-([.B44]*[.$B$296])+[.$B$296]" office:value-type="float" office:value="2.3361562" calcext:value-type="float">
            <text:p>2,3361562</text:p>
          </table:table-cell>
          <table:table-cell table:formula="of:=([.C44]*[.$B$297])-([.C44]*[.$B$296])+[.$B$296]" office:value-type="float" office:value="1.9225819" calcext:value-type="float">
            <text:p>1,9225819</text:p>
          </table:table-cell>
          <table:table-cell table:formula="of:=([.D44]-[.E44])^2" office:value-type="float" office:value="0.17104370162049" calcext:value-type="float">
            <text:p>0,17104370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56852" calcext:value-type="float">
            <text:p>0,356852</text:p>
          </table:table-cell>
          <table:table-cell table:formula="of:=([.B45]*[.$B$297])-([.B45]*[.$B$296])+[.$B$296]" office:value-type="float" office:value="2.2576927" calcext:value-type="float">
            <text:p>2,2576927</text:p>
          </table:table-cell>
          <table:table-cell table:formula="of:=([.C45]*[.$B$297])-([.C45]*[.$B$296])+[.$B$296]" office:value-type="float" office:value="1.9199452" calcext:value-type="float">
            <text:p>1,9199452</text:p>
          </table:table-cell>
          <table:table-cell table:formula="of:=([.D45]-[.E45])^2" office:value-type="float" office:value="0.11407337375625" calcext:value-type="float">
            <text:p>0,11407337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54847" calcext:value-type="float">
            <text:p>0,354847</text:p>
          </table:table-cell>
          <table:table-cell table:formula="of:=([.B46]*[.$B$297])-([.B46]*[.$B$296])+[.$B$296]" office:value-type="float" office:value="2.2184635" calcext:value-type="float">
            <text:p>2,2184635</text:p>
          </table:table-cell>
          <table:table-cell table:formula="of:=([.C46]*[.$B$297])-([.C46]*[.$B$296])+[.$B$296]" office:value-type="float" office:value="1.9097197" calcext:value-type="float">
            <text:p>1,9097197</text:p>
          </table:table-cell>
          <table:table-cell table:formula="of:=([.D46]-[.E46])^2" office:value-type="float" office:value="0.09532273403844" calcext:value-type="float">
            <text:p>0,0953227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5324" calcext:value-type="float">
            <text:p>0,35324</text:p>
          </table:table-cell>
          <table:table-cell table:formula="of:=([.B47]*[.$B$297])-([.B47]*[.$B$296])+[.$B$296]" office:value-type="float" office:value="1.7869219" calcext:value-type="float">
            <text:p>1,7869219</text:p>
          </table:table-cell>
          <table:table-cell table:formula="of:=([.C47]*[.$B$297])-([.C47]*[.$B$296])+[.$B$296]" office:value-type="float" office:value="1.901524" calcext:value-type="float">
            <text:p>1,901524</text:p>
          </table:table-cell>
          <table:table-cell table:formula="of:=([.D47]-[.E47])^2" office:value-type="float" office:value="0.0131336413244101" calcext:value-type="float">
            <text:p>0,01313364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28182" calcext:value-type="float">
            <text:p>0,328182</text:p>
          </table:table-cell>
          <table:table-cell table:formula="of:=([.B48]*[.$B$297])-([.B48]*[.$B$296])+[.$B$296]" office:value-type="float" office:value="2.0223073" calcext:value-type="float">
            <text:p>2,0223073</text:p>
          </table:table-cell>
          <table:table-cell table:formula="of:=([.C48]*[.$B$297])-([.C48]*[.$B$296])+[.$B$296]" office:value-type="float" office:value="1.7737282" calcext:value-type="float">
            <text:p>1,7737282</text:p>
          </table:table-cell>
          <table:table-cell table:formula="of:=([.D48]-[.E48])^2" office:value-type="float" office:value="0.06179156895681" calcext:value-type="float">
            <text:p>0,0617915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28975" calcext:value-type="float">
            <text:p>0,328975</text:p>
          </table:table-cell>
          <table:table-cell table:formula="of:=([.B49]*[.$B$297])-([.B49]*[.$B$296])+[.$B$296]" office:value-type="float" office:value="1.9046146" calcext:value-type="float">
            <text:p>1,9046146</text:p>
          </table:table-cell>
          <table:table-cell table:formula="of:=([.C49]*[.$B$297])-([.C49]*[.$B$296])+[.$B$296]" office:value-type="float" office:value="1.7777725" calcext:value-type="float">
            <text:p>1,7777725</text:p>
          </table:table-cell>
          <table:table-cell table:formula="of:=([.D49]-[.E49])^2" office:value-type="float" office:value="0.01608891833241" calcext:value-type="float">
            <text:p>0,01608891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27316" calcext:value-type="float">
            <text:p>0,327316</text:p>
          </table:table-cell>
          <table:table-cell table:formula="of:=([.B50]*[.$B$297])-([.B50]*[.$B$296])+[.$B$296]" office:value-type="float" office:value="1.8653854" calcext:value-type="float">
            <text:p>1,8653854</text:p>
          </table:table-cell>
          <table:table-cell table:formula="of:=([.C50]*[.$B$297])-([.C50]*[.$B$296])+[.$B$296]" office:value-type="float" office:value="1.7693116" calcext:value-type="float">
            <text:p>1,7693116</text:p>
          </table:table-cell>
          <table:table-cell table:formula="of:=([.D50]-[.E50])^2" office:value-type="float" office:value="0.00923017504643993" calcext:value-type="float">
            <text:p>0,0092301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23539" calcext:value-type="float">
            <text:p>0,323539</text:p>
          </table:table-cell>
          <table:table-cell table:formula="of:=([.B51]*[.$B$297])-([.B51]*[.$B$296])+[.$B$296]" office:value-type="float" office:value="1.7476927" calcext:value-type="float">
            <text:p>1,7476927</text:p>
          </table:table-cell>
          <table:table-cell table:formula="of:=([.C51]*[.$B$297])-([.C51]*[.$B$296])+[.$B$296]" office:value-type="float" office:value="1.7500489" calcext:value-type="float">
            <text:p>1,7500489</text:p>
          </table:table-cell>
          <table:table-cell table:formula="of:=([.D51]-[.E51])^2" office:value-type="float" office:value="0.00000555167843999962" calcext:value-type="float">
            <text:p>5,55167843999962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20578" calcext:value-type="float">
            <text:p>0,320578</text:p>
          </table:table-cell>
          <table:table-cell table:formula="of:=([.B52]*[.$B$297])-([.B52]*[.$B$296])+[.$B$296]" office:value-type="float" office:value="1.8653854" calcext:value-type="float">
            <text:p>1,8653854</text:p>
          </table:table-cell>
          <table:table-cell table:formula="of:=([.C52]*[.$B$297])-([.C52]*[.$B$296])+[.$B$296]" office:value-type="float" office:value="1.7349478" calcext:value-type="float">
            <text:p>1,7349478</text:p>
          </table:table-cell>
          <table:table-cell table:formula="of:=([.D52]-[.E52])^2" office:value-type="float" office:value="0.01701396749376" calcext:value-type="float">
            <text:p>0,01701396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20626" calcext:value-type="float">
            <text:p>0,320626</text:p>
          </table:table-cell>
          <table:table-cell table:formula="of:=([.B53]*[.$B$297])-([.B53]*[.$B$296])+[.$B$296]" office:value-type="float" office:value="1.8261562" calcext:value-type="float">
            <text:p>1,8261562</text:p>
          </table:table-cell>
          <table:table-cell table:formula="of:=([.C53]*[.$B$297])-([.C53]*[.$B$296])+[.$B$296]" office:value-type="float" office:value="1.7351926" calcext:value-type="float">
            <text:p>1,7351926</text:p>
          </table:table-cell>
          <table:table-cell table:formula="of:=([.D53]-[.E53])^2" office:value-type="float" office:value="0.00827437652496005" calcext:value-type="float">
            <text:p>0,00827437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2278" calcext:value-type="float">
            <text:p>0,32278</text:p>
          </table:table-cell>
          <table:table-cell table:formula="of:=([.B54]*[.$B$297])-([.B54]*[.$B$296])+[.$B$296]" office:value-type="float" office:value="2.4930781" calcext:value-type="float">
            <text:p>2,4930781</text:p>
          </table:table-cell>
          <table:table-cell table:formula="of:=([.C54]*[.$B$297])-([.C54]*[.$B$296])+[.$B$296]" office:value-type="float" office:value="1.746178" calcext:value-type="float">
            <text:p>1,746178</text:p>
          </table:table-cell>
          <table:table-cell table:formula="of:=([.D54]-[.E54])^2" office:value-type="float" office:value="0.55785975938001" calcext:value-type="float">
            <text:p>0,55785975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357632" calcext:value-type="float">
            <text:p>0,357632</text:p>
          </table:table-cell>
          <table:table-cell table:formula="of:=([.B55]*[.$B$297])-([.B55]*[.$B$296])+[.$B$296]" office:value-type="float" office:value="3.2776927" calcext:value-type="float">
            <text:p>3,2776927</text:p>
          </table:table-cell>
          <table:table-cell table:formula="of:=([.C55]*[.$B$297])-([.C55]*[.$B$296])+[.$B$296]" office:value-type="float" office:value="1.9239232" calcext:value-type="float">
            <text:p>1,9239232</text:p>
          </table:table-cell>
          <table:table-cell table:formula="of:=([.D55]-[.E55])^2" office:value-type="float" office:value="1.83269185913025" calcext:value-type="float">
            <text:p>1,83269185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404347" calcext:value-type="float">
            <text:p>0,404347</text:p>
          </table:table-cell>
          <table:table-cell table:formula="of:=([.B56]*[.$B$297])-([.B56]*[.$B$296])+[.$B$296]" office:value-type="float" office:value="3.5915365" calcext:value-type="float">
            <text:p>3,5915365</text:p>
          </table:table-cell>
          <table:table-cell table:formula="of:=([.C56]*[.$B$297])-([.C56]*[.$B$296])+[.$B$296]" office:value-type="float" office:value="2.1621697" calcext:value-type="float">
            <text:p>2,1621697</text:p>
          </table:table-cell>
          <table:table-cell table:formula="of:=([.D56]-[.E56])^2" office:value-type="float" office:value="2.04308944894224" calcext:value-type="float">
            <text:p>2,04308944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435125" calcext:value-type="float">
            <text:p>0,435125</text:p>
          </table:table-cell>
          <table:table-cell table:formula="of:=([.B57]*[.$B$297])-([.B57]*[.$B$296])+[.$B$296]" office:value-type="float" office:value="3.7484635" calcext:value-type="float">
            <text:p>3,7484635</text:p>
          </table:table-cell>
          <table:table-cell table:formula="of:=([.C57]*[.$B$297])-([.C57]*[.$B$296])+[.$B$296]" office:value-type="float" office:value="2.3191375" calcext:value-type="float">
            <text:p>2,3191375</text:p>
          </table:table-cell>
          <table:table-cell table:formula="of:=([.D57]-[.E57])^2" office:value-type="float" office:value="2.042972814276" calcext:value-type="float">
            <text:p>2,0429728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455174" calcext:value-type="float">
            <text:p>0,455174</text:p>
          </table:table-cell>
          <table:table-cell table:formula="of:=([.B58]*[.$B$297])-([.B58]*[.$B$296])+[.$B$296]" office:value-type="float" office:value="4.18" calcext:value-type="float">
            <text:p>4,18</text:p>
          </table:table-cell>
          <table:table-cell table:formula="of:=([.C58]*[.$B$297])-([.C58]*[.$B$296])+[.$B$296]" office:value-type="float" office:value="2.4213874" calcext:value-type="float">
            <text:p>2,4213874</text:p>
          </table:table-cell>
          <table:table-cell table:formula="of:=([.D58]-[.E58])^2" office:value-type="float" office:value="3.09271827687876" calcext:value-type="float">
            <text:p>3,09271827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43763" calcext:value-type="float">
            <text:p>0,43763</text:p>
          </table:table-cell>
          <table:table-cell table:formula="of:=([.B59]*[.$B$297])-([.B59]*[.$B$296])+[.$B$296]" office:value-type="float" office:value="3.7876927" calcext:value-type="float">
            <text:p>3,7876927</text:p>
          </table:table-cell>
          <table:table-cell table:formula="of:=([.C59]*[.$B$297])-([.C59]*[.$B$296])+[.$B$296]" office:value-type="float" office:value="2.331913" calcext:value-type="float">
            <text:p>2,331913</text:p>
          </table:table-cell>
          <table:table-cell table:formula="of:=([.D59]-[.E59])^2" office:value-type="float" office:value="2.11929453493209" calcext:value-type="float">
            <text:p>2,11929453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400471" calcext:value-type="float">
            <text:p>0,400471</text:p>
          </table:table-cell>
          <table:table-cell table:formula="of:=([.B60]*[.$B$297])-([.B60]*[.$B$296])+[.$B$296]" office:value-type="float" office:value="4.0230781" calcext:value-type="float">
            <text:p>4,0230781</text:p>
          </table:table-cell>
          <table:table-cell table:formula="of:=([.C60]*[.$B$297])-([.C60]*[.$B$296])+[.$B$296]" office:value-type="float" office:value="2.1424021" calcext:value-type="float">
            <text:p>2,1424021</text:p>
          </table:table-cell>
          <table:table-cell table:formula="of:=([.D60]-[.E60])^2" office:value-type="float" office:value="3.536942216976" calcext:value-type="float">
            <text:p>3,5369422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414093" calcext:value-type="float">
            <text:p>0,414093</text:p>
          </table:table-cell>
          <table:table-cell table:formula="of:=([.B61]*[.$B$297])-([.B61]*[.$B$296])+[.$B$296]" office:value-type="float" office:value="3.9053854" calcext:value-type="float">
            <text:p>3,9053854</text:p>
          </table:table-cell>
          <table:table-cell table:formula="of:=([.C61]*[.$B$297])-([.C61]*[.$B$296])+[.$B$296]" office:value-type="float" office:value="2.2118743" calcext:value-type="float">
            <text:p>2,2118743</text:p>
          </table:table-cell>
          <table:table-cell table:formula="of:=([.D61]-[.E61])^2" office:value-type="float" office:value="2.86797984582321" calcext:value-type="float">
            <text:p>2,86797984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379513" calcext:value-type="float">
            <text:p>0,379513</text:p>
          </table:table-cell>
          <table:table-cell table:formula="of:=([.B62]*[.$B$297])-([.B62]*[.$B$296])+[.$B$296]" office:value-type="float" office:value="3.9053854" calcext:value-type="float">
            <text:p>3,9053854</text:p>
          </table:table-cell>
          <table:table-cell table:formula="of:=([.C62]*[.$B$297])-([.C62]*[.$B$296])+[.$B$296]" office:value-type="float" office:value="2.0355163" calcext:value-type="float">
            <text:p>2,0355163</text:p>
          </table:table-cell>
          <table:table-cell table:formula="of:=([.D62]-[.E62])^2" office:value-type="float" office:value="3.49641045113481" calcext:value-type="float">
            <text:p>3,49641045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38775" calcext:value-type="float">
            <text:p>0,38775</text:p>
          </table:table-cell>
          <table:table-cell table:formula="of:=([.B63]*[.$B$297])-([.B63]*[.$B$296])+[.$B$296]" office:value-type="float" office:value="3.6307708" calcext:value-type="float">
            <text:p>3,6307708</text:p>
          </table:table-cell>
          <table:table-cell table:formula="of:=([.C63]*[.$B$297])-([.C63]*[.$B$296])+[.$B$296]" office:value-type="float" office:value="2.077525" calcext:value-type="float">
            <text:p>2,077525</text:p>
          </table:table-cell>
          <table:table-cell table:formula="of:=([.D63]-[.E63])^2" office:value-type="float" office:value="2.41257251521764" calcext:value-type="float">
            <text:p>2,41257251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382413" calcext:value-type="float">
            <text:p>0,382413</text:p>
          </table:table-cell>
          <table:table-cell table:formula="of:=([.B64]*[.$B$297])-([.B64]*[.$B$296])+[.$B$296]" office:value-type="float" office:value="2.8069219" calcext:value-type="float">
            <text:p>2,8069219</text:p>
          </table:table-cell>
          <table:table-cell table:formula="of:=([.C64]*[.$B$297])-([.C64]*[.$B$296])+[.$B$296]" office:value-type="float" office:value="2.0503063" calcext:value-type="float">
            <text:p>2,0503063</text:p>
          </table:table-cell>
          <table:table-cell table:formula="of:=([.D64]-[.E64])^2" office:value-type="float" office:value="0.572467166163359" calcext:value-type="float">
            <text:p>0,57246716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62834" calcext:value-type="float">
            <text:p>0,362834</text:p>
          </table:table-cell>
          <table:table-cell table:formula="of:=([.B65]*[.$B$297])-([.B65]*[.$B$296])+[.$B$296]" office:value-type="float" office:value="2.1007708" calcext:value-type="float">
            <text:p>2,1007708</text:p>
          </table:table-cell>
          <table:table-cell table:formula="of:=([.C65]*[.$B$297])-([.C65]*[.$B$296])+[.$B$296]" office:value-type="float" office:value="1.9504534" calcext:value-type="float">
            <text:p>1,9504534</text:p>
          </table:table-cell>
          <table:table-cell table:formula="of:=([.D65]-[.E65])^2" office:value-type="float" office:value="0.0225953207427601" calcext:value-type="float">
            <text:p>0,02259532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38066" calcext:value-type="float">
            <text:p>0,338066</text:p>
          </table:table-cell>
          <table:table-cell table:formula="of:=([.B66]*[.$B$297])-([.B66]*[.$B$296])+[.$B$296]" office:value-type="float" office:value="1.9830781" calcext:value-type="float">
            <text:p>1,9830781</text:p>
          </table:table-cell>
          <table:table-cell table:formula="of:=([.C66]*[.$B$297])-([.C66]*[.$B$296])+[.$B$296]" office:value-type="float" office:value="1.8241366" calcext:value-type="float">
            <text:p>1,8241366</text:p>
          </table:table-cell>
          <table:table-cell table:formula="of:=([.D66]-[.E66])^2" office:value-type="float" office:value="0.0252624004222499" calcext:value-type="float">
            <text:p>0,02526240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13721" calcext:value-type="float">
            <text:p>0,313721</text:p>
          </table:table-cell>
          <table:table-cell table:formula="of:=([.B67]*[.$B$297])-([.B67]*[.$B$296])+[.$B$296]" office:value-type="float" office:value="2.3753854" calcext:value-type="float">
            <text:p>2,3753854</text:p>
          </table:table-cell>
          <table:table-cell table:formula="of:=([.C67]*[.$B$297])-([.C67]*[.$B$296])+[.$B$296]" office:value-type="float" office:value="1.6999771" calcext:value-type="float">
            <text:p>1,6999771</text:p>
          </table:table-cell>
          <table:table-cell table:formula="of:=([.D67]-[.E67])^2" office:value-type="float" office:value="0.45617637170889" calcext:value-type="float">
            <text:p>0,45617637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31495" calcext:value-type="float">
            <text:p>0,331495</text:p>
          </table:table-cell>
          <table:table-cell table:formula="of:=([.B68]*[.$B$297])-([.B68]*[.$B$296])+[.$B$296]" office:value-type="float" office:value="2.2184635" calcext:value-type="float">
            <text:p>2,2184635</text:p>
          </table:table-cell>
          <table:table-cell table:formula="of:=([.C68]*[.$B$297])-([.C68]*[.$B$296])+[.$B$296]" office:value-type="float" office:value="1.7906245" calcext:value-type="float">
            <text:p>1,7906245</text:p>
          </table:table-cell>
          <table:table-cell table:formula="of:=([.D68]-[.E68])^2" office:value-type="float" office:value="0.183046209921" calcext:value-type="float">
            <text:p>0,18304620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43502" calcext:value-type="float">
            <text:p>0,343502</text:p>
          </table:table-cell>
          <table:table-cell table:formula="of:=([.B69]*[.$B$297])-([.B69]*[.$B$296])+[.$B$296]" office:value-type="float" office:value="2.2184635" calcext:value-type="float">
            <text:p>2,2184635</text:p>
          </table:table-cell>
          <table:table-cell table:formula="of:=([.C69]*[.$B$297])-([.C69]*[.$B$296])+[.$B$296]" office:value-type="float" office:value="1.8518602" calcext:value-type="float">
            <text:p>1,8518602</text:p>
          </table:table-cell>
          <table:table-cell table:formula="of:=([.D69]-[.E69])^2" office:value-type="float" office:value="0.13439797957089" calcext:value-type="float">
            <text:p>0,13439797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356126" calcext:value-type="float">
            <text:p>0,356126</text:p>
          </table:table-cell>
          <table:table-cell table:formula="of:=([.B70]*[.$B$297])-([.B70]*[.$B$296])+[.$B$296]" office:value-type="float" office:value="2.0615365" calcext:value-type="float">
            <text:p>2,0615365</text:p>
          </table:table-cell>
          <table:table-cell table:formula="of:=([.C70]*[.$B$297])-([.C70]*[.$B$296])+[.$B$296]" office:value-type="float" office:value="1.9162426" calcext:value-type="float">
            <text:p>1,9162426</text:p>
          </table:table-cell>
          <table:table-cell table:formula="of:=([.D70]-[.E70])^2" office:value-type="float" office:value="0.0211103173772099" calcext:value-type="float">
            <text:p>0,02111031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46648" calcext:value-type="float">
            <text:p>0,346648</text:p>
          </table:table-cell>
          <table:table-cell table:formula="of:=([.B71]*[.$B$297])-([.B71]*[.$B$296])+[.$B$296]" office:value-type="float" office:value="1.9046146" calcext:value-type="float">
            <text:p>1,9046146</text:p>
          </table:table-cell>
          <table:table-cell table:formula="of:=([.C71]*[.$B$297])-([.C71]*[.$B$296])+[.$B$296]" office:value-type="float" office:value="1.8679048" calcext:value-type="float">
            <text:p>1,8679048</text:p>
          </table:table-cell>
          <table:table-cell table:formula="of:=([.D71]-[.E71])^2" office:value-type="float" office:value="0.00134760941603999" calcext:value-type="float">
            <text:p>0,00134760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30447" calcext:value-type="float">
            <text:p>0,330447</text:p>
          </table:table-cell>
          <table:table-cell table:formula="of:=([.B72]*[.$B$297])-([.B72]*[.$B$296])+[.$B$296]" office:value-type="float" office:value="1.7869219" calcext:value-type="float">
            <text:p>1,7869219</text:p>
          </table:table-cell>
          <table:table-cell table:formula="of:=([.C72]*[.$B$297])-([.C72]*[.$B$296])+[.$B$296]" office:value-type="float" office:value="1.7852797" calcext:value-type="float">
            <text:p>1,7852797</text:p>
          </table:table-cell>
          <table:table-cell table:formula="of:=([.D72]-[.E72])^2" office:value-type="float" office:value="0.00000269682084000013" calcext:value-type="float">
            <text:p>2,69682084000013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20564" calcext:value-type="float">
            <text:p>0,320564</text:p>
          </table:table-cell>
          <table:table-cell table:formula="of:=([.B73]*[.$B$297])-([.B73]*[.$B$296])+[.$B$296]" office:value-type="float" office:value="1.7869219" calcext:value-type="float">
            <text:p>1,7869219</text:p>
          </table:table-cell>
          <table:table-cell table:formula="of:=([.C73]*[.$B$297])-([.C73]*[.$B$296])+[.$B$296]" office:value-type="float" office:value="1.7348764" calcext:value-type="float">
            <text:p>1,7348764</text:p>
          </table:table-cell>
          <table:table-cell table:formula="of:=([.D73]-[.E73])^2" office:value-type="float" office:value="0.00270873407025002" calcext:value-type="float">
            <text:p>0,00270873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16202" calcext:value-type="float">
            <text:p>0,316202</text:p>
          </table:table-cell>
          <table:table-cell table:formula="of:=([.B74]*[.$B$297])-([.B74]*[.$B$296])+[.$B$296]" office:value-type="float" office:value="1.6692292" calcext:value-type="float">
            <text:p>1,6692292</text:p>
          </table:table-cell>
          <table:table-cell table:formula="of:=([.C74]*[.$B$297])-([.C74]*[.$B$296])+[.$B$296]" office:value-type="float" office:value="1.7126302" calcext:value-type="float">
            <text:p>1,7126302</text:p>
          </table:table-cell>
          <table:table-cell table:formula="of:=([.D74]-[.E74])^2" office:value-type="float" office:value="0.001883646801" calcext:value-type="float">
            <text:p>0,00188364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09898" calcext:value-type="float">
            <text:p>0,309898</text:p>
          </table:table-cell>
          <table:table-cell table:formula="of:=([.B75]*[.$B$297])-([.B75]*[.$B$296])+[.$B$296]" office:value-type="float" office:value="1.8261562" calcext:value-type="float">
            <text:p>1,8261562</text:p>
          </table:table-cell>
          <table:table-cell table:formula="of:=([.C75]*[.$B$297])-([.C75]*[.$B$296])+[.$B$296]" office:value-type="float" office:value="1.6804798" calcext:value-type="float">
            <text:p>1,6804798</text:p>
          </table:table-cell>
          <table:table-cell table:formula="of:=([.D75]-[.E75])^2" office:value-type="float" office:value="0.02122161351696" calcext:value-type="float">
            <text:p>0,0212216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15943" calcext:value-type="float">
            <text:p>0,315943</text:p>
          </table:table-cell>
          <table:table-cell table:formula="of:=([.B76]*[.$B$297])-([.B76]*[.$B$296])+[.$B$296]" office:value-type="float" office:value="1.9830781" calcext:value-type="float">
            <text:p>1,9830781</text:p>
          </table:table-cell>
          <table:table-cell table:formula="of:=([.C76]*[.$B$297])-([.C76]*[.$B$296])+[.$B$296]" office:value-type="float" office:value="1.7113093" calcext:value-type="float">
            <text:p>1,7113093</text:p>
          </table:table-cell>
          <table:table-cell table:formula="of:=([.D76]-[.E76])^2" office:value-type="float" office:value="0.07385828065344" calcext:value-type="float">
            <text:p>0,07385828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31224" calcext:value-type="float">
            <text:p>0,331224</text:p>
          </table:table-cell>
          <table:table-cell table:formula="of:=([.B77]*[.$B$297])-([.B77]*[.$B$296])+[.$B$296]" office:value-type="float" office:value="2.5323073" calcext:value-type="float">
            <text:p>2,5323073</text:p>
          </table:table-cell>
          <table:table-cell table:formula="of:=([.C77]*[.$B$297])-([.C77]*[.$B$296])+[.$B$296]" office:value-type="float" office:value="1.7892424" calcext:value-type="float">
            <text:p>1,7892424</text:p>
          </table:table-cell>
          <table:table-cell table:formula="of:=([.D77]-[.E77])^2" office:value-type="float" office:value="0.55214544561201" calcext:value-type="float">
            <text:p>0,55214544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64994" calcext:value-type="float">
            <text:p>0,364994</text:p>
          </table:table-cell>
          <table:table-cell table:formula="of:=([.B78]*[.$B$297])-([.B78]*[.$B$296])+[.$B$296]" office:value-type="float" office:value="2.1007708" calcext:value-type="float">
            <text:p>2,1007708</text:p>
          </table:table-cell>
          <table:table-cell table:formula="of:=([.C78]*[.$B$297])-([.C78]*[.$B$296])+[.$B$296]" office:value-type="float" office:value="1.9614694" calcext:value-type="float">
            <text:p>1,9614694</text:p>
          </table:table-cell>
          <table:table-cell table:formula="of:=([.D78]-[.E78])^2" office:value-type="float" office:value="0.0194048800419601" calcext:value-type="float">
            <text:p>0,019404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57619" calcext:value-type="float">
            <text:p>0,357619</text:p>
          </table:table-cell>
          <table:table-cell table:formula="of:=([.B79]*[.$B$297])-([.B79]*[.$B$296])+[.$B$296]" office:value-type="float" office:value="1.7084635" calcext:value-type="float">
            <text:p>1,7084635</text:p>
          </table:table-cell>
          <table:table-cell table:formula="of:=([.C79]*[.$B$297])-([.C79]*[.$B$296])+[.$B$296]" office:value-type="float" office:value="1.9238569" calcext:value-type="float">
            <text:p>1,9238569</text:p>
          </table:table-cell>
          <table:table-cell table:formula="of:=([.D79]-[.E79])^2" office:value-type="float" office:value="0.0463943167635599" calcext:value-type="float">
            <text:p>0,04639431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29513" calcext:value-type="float">
            <text:p>0,329513</text:p>
          </table:table-cell>
          <table:table-cell table:formula="of:=([.B80]*[.$B$297])-([.B80]*[.$B$296])+[.$B$296]" office:value-type="float" office:value="1.7869219" calcext:value-type="float">
            <text:p>1,7869219</text:p>
          </table:table-cell>
          <table:table-cell table:formula="of:=([.C80]*[.$B$297])-([.C80]*[.$B$296])+[.$B$296]" office:value-type="float" office:value="1.7805163" calcext:value-type="float">
            <text:p>1,7805163</text:p>
          </table:table-cell>
          <table:table-cell table:formula="of:=([.D80]-[.E80])^2" office:value-type="float" office:value="0.0000410317113599987" calcext:value-type="float">
            <text:p>4,10317113599987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17697" calcext:value-type="float">
            <text:p>0,317697</text:p>
          </table:table-cell>
          <table:table-cell table:formula="of:=([.B81]*[.$B$297])-([.B81]*[.$B$296])+[.$B$296]" office:value-type="float" office:value="2.5715365" calcext:value-type="float">
            <text:p>2,5715365</text:p>
          </table:table-cell>
          <table:table-cell table:formula="of:=([.C81]*[.$B$297])-([.C81]*[.$B$296])+[.$B$296]" office:value-type="float" office:value="1.7202547" calcext:value-type="float">
            <text:p>1,7202547</text:p>
          </table:table-cell>
          <table:table-cell table:formula="of:=([.D81]-[.E81])^2" office:value-type="float" office:value="0.724680703011239" calcext:value-type="float">
            <text:p>0,7246807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35212" calcext:value-type="float">
            <text:p>0,35212</text:p>
          </table:table-cell>
          <table:table-cell table:formula="of:=([.B82]*[.$B$297])-([.B82]*[.$B$296])+[.$B$296]" office:value-type="float" office:value="2.65" calcext:value-type="float">
            <text:p>2,65</text:p>
          </table:table-cell>
          <table:table-cell table:formula="of:=([.C82]*[.$B$297])-([.C82]*[.$B$296])+[.$B$296]" office:value-type="float" office:value="1.895812" calcext:value-type="float">
            <text:p>1,895812</text:p>
          </table:table-cell>
          <table:table-cell table:formula="of:=([.D82]-[.E82])^2" office:value-type="float" office:value="0.568799539344" calcext:value-type="float">
            <text:p>0,56879953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373604" calcext:value-type="float">
            <text:p>0,373604</text:p>
          </table:table-cell>
          <table:table-cell table:formula="of:=([.B83]*[.$B$297])-([.B83]*[.$B$296])+[.$B$296]" office:value-type="float" office:value="3.3169219" calcext:value-type="float">
            <text:p>3,3169219</text:p>
          </table:table-cell>
          <table:table-cell table:formula="of:=([.C83]*[.$B$297])-([.C83]*[.$B$296])+[.$B$296]" office:value-type="float" office:value="2.0053804" calcext:value-type="float">
            <text:p>2,0053804</text:p>
          </table:table-cell>
          <table:table-cell table:formula="of:=([.D83]-[.E83])^2" office:value-type="float" office:value="1.72014110622225" calcext:value-type="float">
            <text:p>1,72014110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25848" calcext:value-type="float">
            <text:p>0,425848</text:p>
          </table:table-cell>
          <table:table-cell table:formula="of:=([.B84]*[.$B$297])-([.B84]*[.$B$296])+[.$B$296]" office:value-type="float" office:value="3.3561562" calcext:value-type="float">
            <text:p>3,3561562</text:p>
          </table:table-cell>
          <table:table-cell table:formula="of:=([.C84]*[.$B$297])-([.C84]*[.$B$296])+[.$B$296]" office:value-type="float" office:value="2.2718248" calcext:value-type="float">
            <text:p>2,2718248</text:p>
          </table:table-cell>
          <table:table-cell table:formula="of:=([.D84]-[.E84])^2" office:value-type="float" office:value="1.17577458502596" calcext:value-type="float">
            <text:p>1,1757745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419001" calcext:value-type="float">
            <text:p>0,419001</text:p>
          </table:table-cell>
          <table:table-cell table:formula="of:=([.B85]*[.$B$297])-([.B85]*[.$B$296])+[.$B$296]" office:value-type="float" office:value="2.9638438" calcext:value-type="float">
            <text:p>2,9638438</text:p>
          </table:table-cell>
          <table:table-cell table:formula="of:=([.C85]*[.$B$297])-([.C85]*[.$B$296])+[.$B$296]" office:value-type="float" office:value="2.2369051" calcext:value-type="float">
            <text:p>2,2369051</text:p>
          </table:table-cell>
          <table:table-cell table:formula="of:=([.D85]-[.E85])^2" office:value-type="float" office:value="0.52843987355769" calcext:value-type="float">
            <text:p>0,52843987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08561" calcext:value-type="float">
            <text:p>0,408561</text:p>
          </table:table-cell>
          <table:table-cell table:formula="of:=([.B86]*[.$B$297])-([.B86]*[.$B$296])+[.$B$296]" office:value-type="float" office:value="3.0815365" calcext:value-type="float">
            <text:p>3,0815365</text:p>
          </table:table-cell>
          <table:table-cell table:formula="of:=([.C86]*[.$B$297])-([.C86]*[.$B$296])+[.$B$296]" office:value-type="float" office:value="2.1836611" calcext:value-type="float">
            <text:p>2,1836611</text:p>
          </table:table-cell>
          <table:table-cell table:formula="of:=([.D86]-[.E86])^2" office:value-type="float" office:value="0.80618023392516" calcext:value-type="float">
            <text:p>0,80618023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397384" calcext:value-type="float">
            <text:p>0,397384</text:p>
          </table:table-cell>
          <table:table-cell table:formula="of:=([.B87]*[.$B$297])-([.B87]*[.$B$296])+[.$B$296]" office:value-type="float" office:value="2.6107708" calcext:value-type="float">
            <text:p>2,6107708</text:p>
          </table:table-cell>
          <table:table-cell table:formula="of:=([.C87]*[.$B$297])-([.C87]*[.$B$296])+[.$B$296]" office:value-type="float" office:value="2.1266584" calcext:value-type="float">
            <text:p>2,1266584</text:p>
          </table:table-cell>
          <table:table-cell table:formula="of:=([.D87]-[.E87])^2" office:value-type="float" office:value="0.23436481583376" calcext:value-type="float">
            <text:p>0,23436481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57369" calcext:value-type="float">
            <text:p>0,357369</text:p>
          </table:table-cell>
          <table:table-cell table:formula="of:=([.B88]*[.$B$297])-([.B88]*[.$B$296])+[.$B$296]" office:value-type="float" office:value="2.3361562" calcext:value-type="float">
            <text:p>2,3361562</text:p>
          </table:table-cell>
          <table:table-cell table:formula="of:=([.C88]*[.$B$297])-([.C88]*[.$B$296])+[.$B$296]" office:value-type="float" office:value="1.9225819" calcext:value-type="float">
            <text:p>1,9225819</text:p>
          </table:table-cell>
          <table:table-cell table:formula="of:=([.D88]-[.E88])^2" office:value-type="float" office:value="0.17104370162049" calcext:value-type="float">
            <text:p>0,17104370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53762" calcext:value-type="float">
            <text:p>0,353762</text:p>
          </table:table-cell>
          <table:table-cell table:formula="of:=([.B89]*[.$B$297])-([.B89]*[.$B$296])+[.$B$296]" office:value-type="float" office:value="1.9830781" calcext:value-type="float">
            <text:p>1,9830781</text:p>
          </table:table-cell>
          <table:table-cell table:formula="of:=([.C89]*[.$B$297])-([.C89]*[.$B$296])+[.$B$296]" office:value-type="float" office:value="1.9041862" calcext:value-type="float">
            <text:p>1,9041862</text:p>
          </table:table-cell>
          <table:table-cell table:formula="of:=([.D89]-[.E89])^2" office:value-type="float" office:value="0.00622393188560999" calcext:value-type="float">
            <text:p>0,00622393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32002" calcext:value-type="float">
            <text:p>0,332002</text:p>
          </table:table-cell>
          <table:table-cell table:formula="of:=([.B90]*[.$B$297])-([.B90]*[.$B$296])+[.$B$296]" office:value-type="float" office:value="2.0223073" calcext:value-type="float">
            <text:p>2,0223073</text:p>
          </table:table-cell>
          <table:table-cell table:formula="of:=([.C90]*[.$B$297])-([.C90]*[.$B$296])+[.$B$296]" office:value-type="float" office:value="1.7932102" calcext:value-type="float">
            <text:p>1,7932102</text:p>
          </table:table-cell>
          <table:table-cell table:formula="of:=([.D90]-[.E90])^2" office:value-type="float" office:value="0.0524854812284101" calcext:value-type="float">
            <text:p>0,05248548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25926" calcext:value-type="float">
            <text:p>0,325926</text:p>
          </table:table-cell>
          <table:table-cell table:formula="of:=([.B91]*[.$B$297])-([.B91]*[.$B$296])+[.$B$296]" office:value-type="float" office:value="2.0223073" calcext:value-type="float">
            <text:p>2,0223073</text:p>
          </table:table-cell>
          <table:table-cell table:formula="of:=([.C91]*[.$B$297])-([.C91]*[.$B$296])+[.$B$296]" office:value-type="float" office:value="1.7622226" calcext:value-type="float">
            <text:p>1,7622226</text:p>
          </table:table-cell>
          <table:table-cell table:formula="of:=([.D91]-[.E91])^2" office:value-type="float" office:value="0.06764405117409" calcext:value-type="float">
            <text:p>0,06764405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30892" calcext:value-type="float">
            <text:p>0,330892</text:p>
          </table:table-cell>
          <table:table-cell table:formula="of:=([.B92]*[.$B$297])-([.B92]*[.$B$296])+[.$B$296]" office:value-type="float" office:value="2.0223073" calcext:value-type="float">
            <text:p>2,0223073</text:p>
          </table:table-cell>
          <table:table-cell table:formula="of:=([.C92]*[.$B$297])-([.C92]*[.$B$296])+[.$B$296]" office:value-type="float" office:value="1.7875492" calcext:value-type="float">
            <text:p>1,7875492</text:p>
          </table:table-cell>
          <table:table-cell table:formula="of:=([.D92]-[.E92])^2" office:value-type="float" office:value="0.05511136551561" calcext:value-type="float">
            <text:p>0,05511136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34904" calcext:value-type="float">
            <text:p>0,334904</text:p>
          </table:table-cell>
          <table:table-cell table:formula="of:=([.B93]*[.$B$297])-([.B93]*[.$B$296])+[.$B$296]" office:value-type="float" office:value="1.9046146" calcext:value-type="float">
            <text:p>1,9046146</text:p>
          </table:table-cell>
          <table:table-cell table:formula="of:=([.C93]*[.$B$297])-([.C93]*[.$B$296])+[.$B$296]" office:value-type="float" office:value="1.8080104" calcext:value-type="float">
            <text:p>1,8080104</text:p>
          </table:table-cell>
          <table:table-cell table:formula="of:=([.D93]-[.E93])^2" office:value-type="float" office:value="0.00933237145764005" calcext:value-type="float">
            <text:p>0,00933237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32601" calcext:value-type="float">
            <text:p>0,332601</text:p>
          </table:table-cell>
          <table:table-cell table:formula="of:=([.B94]*[.$B$297])-([.B94]*[.$B$296])+[.$B$296]" office:value-type="float" office:value="1.7869219" calcext:value-type="float">
            <text:p>1,7869219</text:p>
          </table:table-cell>
          <table:table-cell table:formula="of:=([.C94]*[.$B$297])-([.C94]*[.$B$296])+[.$B$296]" office:value-type="float" office:value="1.7962651" calcext:value-type="float">
            <text:p>1,7962651</text:p>
          </table:table-cell>
          <table:table-cell table:formula="of:=([.D94]-[.E94])^2" office:value-type="float" office:value="0.0000872953862399999" calcext:value-type="float">
            <text:p>8,72953862399999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22091" calcext:value-type="float">
            <text:p>0,322091</text:p>
          </table:table-cell>
          <table:table-cell table:formula="of:=([.B95]*[.$B$297])-([.B95]*[.$B$296])+[.$B$296]" office:value-type="float" office:value="1.7869219" calcext:value-type="float">
            <text:p>1,7869219</text:p>
          </table:table-cell>
          <table:table-cell table:formula="of:=([.C95]*[.$B$297])-([.C95]*[.$B$296])+[.$B$296]" office:value-type="float" office:value="1.7426641" calcext:value-type="float">
            <text:p>1,7426641</text:p>
          </table:table-cell>
          <table:table-cell table:formula="of:=([.D95]-[.E95])^2" office:value-type="float" office:value="0.00195875286084" calcext:value-type="float">
            <text:p>0,00195875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18001" calcext:value-type="float">
            <text:p>0,318001</text:p>
          </table:table-cell>
          <table:table-cell table:formula="of:=([.B96]*[.$B$297])-([.B96]*[.$B$296])+[.$B$296]" office:value-type="float" office:value="1.63" calcext:value-type="float">
            <text:p>1,63</text:p>
          </table:table-cell>
          <table:table-cell table:formula="of:=([.C96]*[.$B$297])-([.C96]*[.$B$296])+[.$B$296]" office:value-type="float" office:value="1.7218051" calcext:value-type="float">
            <text:p>1,7218051</text:p>
          </table:table-cell>
          <table:table-cell table:formula="of:=([.D96]-[.E96])^2" office:value-type="float" office:value="0.00842817638600995" calcext:value-type="float">
            <text:p>0,00842817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07882" calcext:value-type="float">
            <text:p>0,307882</text:p>
          </table:table-cell>
          <table:table-cell table:formula="of:=([.B97]*[.$B$297])-([.B97]*[.$B$296])+[.$B$296]" office:value-type="float" office:value="2.14" calcext:value-type="float">
            <text:p>2,14</text:p>
          </table:table-cell>
          <table:table-cell table:formula="of:=([.C97]*[.$B$297])-([.C97]*[.$B$296])+[.$B$296]" office:value-type="float" office:value="1.6701982" calcext:value-type="float">
            <text:p>1,6701982</text:p>
          </table:table-cell>
          <table:table-cell table:formula="of:=([.D97]-[.E97])^2" office:value-type="float" office:value="0.22071373128324" calcext:value-type="float">
            <text:p>0,22071373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32114" calcext:value-type="float">
            <text:p>0,332114</text:p>
          </table:table-cell>
          <table:table-cell table:formula="of:=([.B98]*[.$B$297])-([.B98]*[.$B$296])+[.$B$296]" office:value-type="float" office:value="1.6692292" calcext:value-type="float">
            <text:p>1,6692292</text:p>
          </table:table-cell>
          <table:table-cell table:formula="of:=([.C98]*[.$B$297])-([.C98]*[.$B$296])+[.$B$296]" office:value-type="float" office:value="1.7937814" calcext:value-type="float">
            <text:p>1,7937814</text:p>
          </table:table-cell>
          <table:table-cell table:formula="of:=([.D98]-[.E98])^2" office:value-type="float" office:value="0.01551325052484" calcext:value-type="float">
            <text:p>0,01551325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19623" calcext:value-type="float">
            <text:p>0,319623</text:p>
          </table:table-cell>
          <table:table-cell table:formula="of:=([.B99]*[.$B$297])-([.B99]*[.$B$296])+[.$B$296]" office:value-type="float" office:value="1.5123073" calcext:value-type="float">
            <text:p>1,5123073</text:p>
          </table:table-cell>
          <table:table-cell table:formula="of:=([.C99]*[.$B$297])-([.C99]*[.$B$296])+[.$B$296]" office:value-type="float" office:value="1.7300773" calcext:value-type="float">
            <text:p>1,7300773</text:p>
          </table:table-cell>
          <table:table-cell table:formula="of:=([.D99]-[.E99])^2" office:value-type="float" office:value="0.0474237729" calcext:value-type="float">
            <text:p>0,04742377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295259" calcext:value-type="float">
            <text:p>0,295259</text:p>
          </table:table-cell>
          <table:table-cell table:formula="of:=([.B100]*[.$B$297])-([.B100]*[.$B$296])+[.$B$296]" office:value-type="float" office:value="1.5907708" calcext:value-type="float">
            <text:p>1,5907708</text:p>
          </table:table-cell>
          <table:table-cell table:formula="of:=([.C100]*[.$B$297])-([.C100]*[.$B$296])+[.$B$296]" office:value-type="float" office:value="1.6058209" calcext:value-type="float">
            <text:p>1,6058209</text:p>
          </table:table-cell>
          <table:table-cell table:formula="of:=([.D100]-[.E100])^2" office:value-type="float" office:value="0.000226505510010002" calcext:value-type="float">
            <text:p>0,00022650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00861" calcext:value-type="float">
            <text:p>0,300861</text:p>
          </table:table-cell>
          <table:table-cell table:formula="of:=([.B101]*[.$B$297])-([.B101]*[.$B$296])+[.$B$296]" office:value-type="float" office:value="2.4930781" calcext:value-type="float">
            <text:p>2,4930781</text:p>
          </table:table-cell>
          <table:table-cell table:formula="of:=([.C101]*[.$B$297])-([.C101]*[.$B$296])+[.$B$296]" office:value-type="float" office:value="1.6343911" calcext:value-type="float">
            <text:p>1,6343911</text:p>
          </table:table-cell>
          <table:table-cell table:formula="of:=([.D101]-[.E101])^2" office:value-type="float" office:value="0.737343363969" calcext:value-type="float">
            <text:p>0,7373433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46854" calcext:value-type="float">
            <text:p>0,346854</text:p>
          </table:table-cell>
          <table:table-cell table:formula="of:=([.B102]*[.$B$297])-([.B102]*[.$B$296])+[.$B$296]" office:value-type="float" office:value="2.1792292" calcext:value-type="float">
            <text:p>2,1792292</text:p>
          </table:table-cell>
          <table:table-cell table:formula="of:=([.C102]*[.$B$297])-([.C102]*[.$B$296])+[.$B$296]" office:value-type="float" office:value="1.8689554" calcext:value-type="float">
            <text:p>1,8689554</text:p>
          </table:table-cell>
          <table:table-cell table:formula="of:=([.D102]-[.E102])^2" office:value-type="float" office:value="0.09626983096644" calcext:value-type="float">
            <text:p>0,0962698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53593" calcext:value-type="float">
            <text:p>0,353593</text:p>
          </table:table-cell>
          <table:table-cell table:formula="of:=([.B103]*[.$B$297])-([.B103]*[.$B$296])+[.$B$296]" office:value-type="float" office:value="1.7869219" calcext:value-type="float">
            <text:p>1,7869219</text:p>
          </table:table-cell>
          <table:table-cell table:formula="of:=([.C103]*[.$B$297])-([.C103]*[.$B$296])+[.$B$296]" office:value-type="float" office:value="1.9033243" calcext:value-type="float">
            <text:p>1,9033243</text:p>
          </table:table-cell>
          <table:table-cell table:formula="of:=([.D103]-[.E103])^2" office:value-type="float" office:value="0.01354951872576" calcext:value-type="float">
            <text:p>0,01354951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39357" calcext:value-type="float">
            <text:p>0,339357</text:p>
          </table:table-cell>
          <table:table-cell table:formula="of:=([.B104]*[.$B$297])-([.B104]*[.$B$296])+[.$B$296]" office:value-type="float" office:value="2.7676927" calcext:value-type="float">
            <text:p>2,7676927</text:p>
          </table:table-cell>
          <table:table-cell table:formula="of:=([.C104]*[.$B$297])-([.C104]*[.$B$296])+[.$B$296]" office:value-type="float" office:value="1.8307207" calcext:value-type="float">
            <text:p>1,8307207</text:p>
          </table:table-cell>
          <table:table-cell table:formula="of:=([.D104]-[.E104])^2" office:value-type="float" office:value="0.877916528784" calcext:value-type="float">
            <text:p>0,87791652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372708" calcext:value-type="float">
            <text:p>0,372708</text:p>
          </table:table-cell>
          <table:table-cell table:formula="of:=([.B105]*[.$B$297])-([.B105]*[.$B$296])+[.$B$296]" office:value-type="float" office:value="3.0030781" calcext:value-type="float">
            <text:p>3,0030781</text:p>
          </table:table-cell>
          <table:table-cell table:formula="of:=([.C105]*[.$B$297])-([.C105]*[.$B$296])+[.$B$296]" office:value-type="float" office:value="2.0008108" calcext:value-type="float">
            <text:p>2,0008108</text:p>
          </table:table-cell>
          <table:table-cell table:formula="of:=([.D105]-[.E105])^2" office:value-type="float" office:value="1.00453974064929" calcext:value-type="float">
            <text:p>1,00453974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374859" calcext:value-type="float">
            <text:p>0,374859</text:p>
          </table:table-cell>
          <table:table-cell table:formula="of:=([.B106]*[.$B$297])-([.B106]*[.$B$296])+[.$B$296]" office:value-type="float" office:value="3.1992292" calcext:value-type="float">
            <text:p>3,1992292</text:p>
          </table:table-cell>
          <table:table-cell table:formula="of:=([.C106]*[.$B$297])-([.C106]*[.$B$296])+[.$B$296]" office:value-type="float" office:value="2.0117809" calcext:value-type="float">
            <text:p>2,0117809</text:p>
          </table:table-cell>
          <table:table-cell table:formula="of:=([.D106]-[.E106])^2" office:value-type="float" office:value="1.41003346517289" calcext:value-type="float">
            <text:p>1,41003346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422307" calcext:value-type="float">
            <text:p>0,422307</text:p>
          </table:table-cell>
          <table:table-cell table:formula="of:=([.B107]*[.$B$297])-([.B107]*[.$B$296])+[.$B$296]" office:value-type="float" office:value="3.4346146" calcext:value-type="float">
            <text:p>3,4346146</text:p>
          </table:table-cell>
          <table:table-cell table:formula="of:=([.C107]*[.$B$297])-([.C107]*[.$B$296])+[.$B$296]" office:value-type="float" office:value="2.2537657" calcext:value-type="float">
            <text:p>2,2537657</text:p>
          </table:table-cell>
          <table:table-cell table:formula="of:=([.D107]-[.E107])^2" office:value-type="float" office:value="1.39440412463121" calcext:value-type="float">
            <text:p>1,39440412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29057" calcext:value-type="float">
            <text:p>0,429057</text:p>
          </table:table-cell>
          <table:table-cell table:formula="of:=([.B108]*[.$B$297])-([.B108]*[.$B$296])+[.$B$296]" office:value-type="float" office:value="2.5715365" calcext:value-type="float">
            <text:p>2,5715365</text:p>
          </table:table-cell>
          <table:table-cell table:formula="of:=([.C108]*[.$B$297])-([.C108]*[.$B$296])+[.$B$296]" office:value-type="float" office:value="2.2881907" calcext:value-type="float">
            <text:p>2,2881907</text:p>
          </table:table-cell>
          <table:table-cell table:formula="of:=([.D108]-[.E108])^2" office:value-type="float" office:value="0.0802848423776399" calcext:value-type="float">
            <text:p>0,08028484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378507" calcext:value-type="float">
            <text:p>0,378507</text:p>
          </table:table-cell>
          <table:table-cell table:formula="of:=([.B109]*[.$B$297])-([.B109]*[.$B$296])+[.$B$296]" office:value-type="float" office:value="2.6892292" calcext:value-type="float">
            <text:p>2,6892292</text:p>
          </table:table-cell>
          <table:table-cell table:formula="of:=([.C109]*[.$B$297])-([.C109]*[.$B$296])+[.$B$296]" office:value-type="float" office:value="2.0303857" calcext:value-type="float">
            <text:p>2,0303857</text:p>
          </table:table-cell>
          <table:table-cell table:formula="of:=([.D109]-[.E109])^2" office:value-type="float" office:value="0.43407475749225" calcext:value-type="float">
            <text:p>0,43407475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78246" calcext:value-type="float">
            <text:p>0,378246</text:p>
          </table:table-cell>
          <table:table-cell table:formula="of:=([.B110]*[.$B$297])-([.B110]*[.$B$296])+[.$B$296]" office:value-type="float" office:value="2.4930781" calcext:value-type="float">
            <text:p>2,4930781</text:p>
          </table:table-cell>
          <table:table-cell table:formula="of:=([.C110]*[.$B$297])-([.C110]*[.$B$296])+[.$B$296]" office:value-type="float" office:value="2.0290546" calcext:value-type="float">
            <text:p>2,0290546</text:p>
          </table:table-cell>
          <table:table-cell table:formula="of:=([.D110]-[.E110])^2" office:value-type="float" office:value="0.21531780855225" calcext:value-type="float">
            <text:p>0,21531780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346584" calcext:value-type="float">
            <text:p>0,346584</text:p>
          </table:table-cell>
          <table:table-cell table:formula="of:=([.B111]*[.$B$297])-([.B111]*[.$B$296])+[.$B$296]" office:value-type="float" office:value="2.0615365" calcext:value-type="float">
            <text:p>2,0615365</text:p>
          </table:table-cell>
          <table:table-cell table:formula="of:=([.C111]*[.$B$297])-([.C111]*[.$B$296])+[.$B$296]" office:value-type="float" office:value="1.8675784" calcext:value-type="float">
            <text:p>1,8675784</text:p>
          </table:table-cell>
          <table:table-cell table:formula="of:=([.D111]-[.E111])^2" office:value-type="float" office:value="0.03761974455561" calcext:value-type="float">
            <text:p>0,03761974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35818" calcext:value-type="float">
            <text:p>0,335818</text:p>
          </table:table-cell>
          <table:table-cell table:formula="of:=([.B112]*[.$B$297])-([.B112]*[.$B$296])+[.$B$296]" office:value-type="float" office:value="1.8261562" calcext:value-type="float">
            <text:p>1,8261562</text:p>
          </table:table-cell>
          <table:table-cell table:formula="of:=([.C112]*[.$B$297])-([.C112]*[.$B$296])+[.$B$296]" office:value-type="float" office:value="1.8126718" calcext:value-type="float">
            <text:p>1,8126718</text:p>
          </table:table-cell>
          <table:table-cell table:formula="of:=([.D112]-[.E112])^2" office:value-type="float" office:value="0.000181829043360002" calcext:value-type="float">
            <text:p>0,0001818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25473" calcext:value-type="float">
            <text:p>0,325473</text:p>
          </table:table-cell>
          <table:table-cell table:formula="of:=([.B113]*[.$B$297])-([.B113]*[.$B$296])+[.$B$296]" office:value-type="float" office:value="2.5715365" calcext:value-type="float">
            <text:p>2,5715365</text:p>
          </table:table-cell>
          <table:table-cell table:formula="of:=([.C113]*[.$B$297])-([.C113]*[.$B$296])+[.$B$296]" office:value-type="float" office:value="1.7599123" calcext:value-type="float">
            <text:p>1,7599123</text:p>
          </table:table-cell>
          <table:table-cell table:formula="of:=([.D113]-[.E113])^2" office:value-type="float" office:value="0.658733842025639" calcext:value-type="float">
            <text:p>0,6587338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51157" calcext:value-type="float">
            <text:p>0,351157</text:p>
          </table:table-cell>
          <table:table-cell table:formula="of:=([.B114]*[.$B$297])-([.B114]*[.$B$296])+[.$B$296]" office:value-type="float" office:value="2.3753854" calcext:value-type="float">
            <text:p>2,3753854</text:p>
          </table:table-cell>
          <table:table-cell table:formula="of:=([.C114]*[.$B$297])-([.C114]*[.$B$296])+[.$B$296]" office:value-type="float" office:value="1.8909007" calcext:value-type="float">
            <text:p>1,8909007</text:p>
          </table:table-cell>
          <table:table-cell table:formula="of:=([.D114]-[.E114])^2" office:value-type="float" office:value="0.23472542453409" calcext:value-type="float">
            <text:p>0,23472542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52924" calcext:value-type="float">
            <text:p>0,352924</text:p>
          </table:table-cell>
          <table:table-cell table:formula="of:=([.B115]*[.$B$297])-([.B115]*[.$B$296])+[.$B$296]" office:value-type="float" office:value="2.2576927" calcext:value-type="float">
            <text:p>2,2576927</text:p>
          </table:table-cell>
          <table:table-cell table:formula="of:=([.C115]*[.$B$297])-([.C115]*[.$B$296])+[.$B$296]" office:value-type="float" office:value="1.8999124" calcext:value-type="float">
            <text:p>1,8999124</text:p>
          </table:table-cell>
          <table:table-cell table:formula="of:=([.D115]-[.E115])^2" office:value-type="float" office:value="0.12800674306809" calcext:value-type="float">
            <text:p>0,12800674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65445" calcext:value-type="float">
            <text:p>0,365445</text:p>
          </table:table-cell>
          <table:table-cell table:formula="of:=([.B116]*[.$B$297])-([.B116]*[.$B$296])+[.$B$296]" office:value-type="float" office:value="2.3361562" calcext:value-type="float">
            <text:p>2,3361562</text:p>
          </table:table-cell>
          <table:table-cell table:formula="of:=([.C116]*[.$B$297])-([.C116]*[.$B$296])+[.$B$296]" office:value-type="float" office:value="1.9637695" calcext:value-type="float">
            <text:p>1,9637695</text:p>
          </table:table-cell>
          <table:table-cell table:formula="of:=([.D116]-[.E116])^2" office:value-type="float" office:value="0.13867185433689" calcext:value-type="float">
            <text:p>0,13867185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63797" calcext:value-type="float">
            <text:p>0,363797</text:p>
          </table:table-cell>
          <table:table-cell table:formula="of:=([.B117]*[.$B$297])-([.B117]*[.$B$296])+[.$B$296]" office:value-type="float" office:value="2.5715365" calcext:value-type="float">
            <text:p>2,5715365</text:p>
          </table:table-cell>
          <table:table-cell table:formula="of:=([.C117]*[.$B$297])-([.C117]*[.$B$296])+[.$B$296]" office:value-type="float" office:value="1.9553647" calcext:value-type="float">
            <text:p>1,9553647</text:p>
          </table:table-cell>
          <table:table-cell table:formula="of:=([.D117]-[.E117])^2" office:value-type="float" office:value="0.379667687115239" calcext:value-type="float">
            <text:p>0,37966768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64672" calcext:value-type="float">
            <text:p>0,364672</text:p>
          </table:table-cell>
          <table:table-cell table:formula="of:=([.B118]*[.$B$297])-([.B118]*[.$B$296])+[.$B$296]" office:value-type="float" office:value="2.2576927" calcext:value-type="float">
            <text:p>2,2576927</text:p>
          </table:table-cell>
          <table:table-cell table:formula="of:=([.C118]*[.$B$297])-([.C118]*[.$B$296])+[.$B$296]" office:value-type="float" office:value="1.9598272" calcext:value-type="float">
            <text:p>1,9598272</text:p>
          </table:table-cell>
          <table:table-cell table:formula="of:=([.D118]-[.E118])^2" office:value-type="float" office:value="0.0887238560902501" calcext:value-type="float">
            <text:p>0,08872385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58659" calcext:value-type="float">
            <text:p>0,358659</text:p>
          </table:table-cell>
          <table:table-cell table:formula="of:=([.B119]*[.$B$297])-([.B119]*[.$B$296])+[.$B$296]" office:value-type="float" office:value="2.3361562" calcext:value-type="float">
            <text:p>2,3361562</text:p>
          </table:table-cell>
          <table:table-cell table:formula="of:=([.C119]*[.$B$297])-([.C119]*[.$B$296])+[.$B$296]" office:value-type="float" office:value="1.9291609" calcext:value-type="float">
            <text:p>1,9291609</text:p>
          </table:table-cell>
          <table:table-cell table:formula="of:=([.D119]-[.E119])^2" office:value-type="float" office:value="0.16564517422209" calcext:value-type="float">
            <text:p>0,16564517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361757" calcext:value-type="float">
            <text:p>0,361757</text:p>
          </table:table-cell>
          <table:table-cell table:formula="of:=([.B120]*[.$B$297])-([.B120]*[.$B$296])+[.$B$296]" office:value-type="float" office:value="2.0615365" calcext:value-type="float">
            <text:p>2,0615365</text:p>
          </table:table-cell>
          <table:table-cell table:formula="of:=([.C120]*[.$B$297])-([.C120]*[.$B$296])+[.$B$296]" office:value-type="float" office:value="1.9449607" calcext:value-type="float">
            <text:p>1,9449607</text:p>
          </table:table-cell>
          <table:table-cell table:formula="of:=([.D120]-[.E120])^2" office:value-type="float" office:value="0.01358991714564" calcext:value-type="float">
            <text:p>0,01358991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4314" calcext:value-type="float">
            <text:p>0,34314</text:p>
          </table:table-cell>
          <table:table-cell table:formula="of:=([.B121]*[.$B$297])-([.B121]*[.$B$296])+[.$B$296]" office:value-type="float" office:value="1.9830781" calcext:value-type="float">
            <text:p>1,9830781</text:p>
          </table:table-cell>
          <table:table-cell table:formula="of:=([.C121]*[.$B$297])-([.C121]*[.$B$296])+[.$B$296]" office:value-type="float" office:value="1.850014" calcext:value-type="float">
            <text:p>1,850014</text:p>
          </table:table-cell>
          <table:table-cell table:formula="of:=([.D121]-[.E121])^2" office:value-type="float" office:value="0.0177060547088099" calcext:value-type="float">
            <text:p>0,01770605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33056" calcext:value-type="float">
            <text:p>0,333056</text:p>
          </table:table-cell>
          <table:table-cell table:formula="of:=([.B122]*[.$B$297])-([.B122]*[.$B$296])+[.$B$296]" office:value-type="float" office:value="1.8653854" calcext:value-type="float">
            <text:p>1,8653854</text:p>
          </table:table-cell>
          <table:table-cell table:formula="of:=([.C122]*[.$B$297])-([.C122]*[.$B$296])+[.$B$296]" office:value-type="float" office:value="1.7985856" calcext:value-type="float">
            <text:p>1,7985856</text:p>
          </table:table-cell>
          <table:table-cell table:formula="of:=([.D122]-[.E122])^2" office:value-type="float" office:value="0.00446221328003998" calcext:value-type="float">
            <text:p>0,00446221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26482" calcext:value-type="float">
            <text:p>0,326482</text:p>
          </table:table-cell>
          <table:table-cell table:formula="of:=([.B123]*[.$B$297])-([.B123]*[.$B$296])+[.$B$296]" office:value-type="float" office:value="1.9438438" calcext:value-type="float">
            <text:p>1,9438438</text:p>
          </table:table-cell>
          <table:table-cell table:formula="of:=([.C123]*[.$B$297])-([.C123]*[.$B$296])+[.$B$296]" office:value-type="float" office:value="1.7650582" calcext:value-type="float">
            <text:p>1,7650582</text:p>
          </table:table-cell>
          <table:table-cell table:formula="of:=([.D123]-[.E123])^2" office:value-type="float" office:value="0.03196429076736" calcext:value-type="float">
            <text:p>0,03196429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26304" calcext:value-type="float">
            <text:p>0,326304</text:p>
          </table:table-cell>
          <table:table-cell table:formula="of:=([.B124]*[.$B$297])-([.B124]*[.$B$296])+[.$B$296]" office:value-type="float" office:value="1.7084635" calcext:value-type="float">
            <text:p>1,7084635</text:p>
          </table:table-cell>
          <table:table-cell table:formula="of:=([.C124]*[.$B$297])-([.C124]*[.$B$296])+[.$B$296]" office:value-type="float" office:value="1.7641504" calcext:value-type="float">
            <text:p>1,7641504</text:p>
          </table:table-cell>
          <table:table-cell table:formula="of:=([.D124]-[.E124])^2" office:value-type="float" office:value="0.00310103083161" calcext:value-type="float">
            <text:p>0,00310103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17311" calcext:value-type="float">
            <text:p>0,317311</text:p>
          </table:table-cell>
          <table:table-cell table:formula="of:=([.B125]*[.$B$297])-([.B125]*[.$B$296])+[.$B$296]" office:value-type="float" office:value="2.5323073" calcext:value-type="float">
            <text:p>2,5323073</text:p>
          </table:table-cell>
          <table:table-cell table:formula="of:=([.C125]*[.$B$297])-([.C125]*[.$B$296])+[.$B$296]" office:value-type="float" office:value="1.7182861" calcext:value-type="float">
            <text:p>1,7182861</text:p>
          </table:table-cell>
          <table:table-cell table:formula="of:=([.D125]-[.E125])^2" office:value-type="float" office:value="0.66263051404944" calcext:value-type="float">
            <text:p>0,6626305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354415" calcext:value-type="float">
            <text:p>0,354415</text:p>
          </table:table-cell>
          <table:table-cell table:formula="of:=([.B126]*[.$B$297])-([.B126]*[.$B$296])+[.$B$296]" office:value-type="float" office:value="3.3561562" calcext:value-type="float">
            <text:p>3,3561562</text:p>
          </table:table-cell>
          <table:table-cell table:formula="of:=([.C126]*[.$B$297])-([.C126]*[.$B$296])+[.$B$296]" office:value-type="float" office:value="1.9075165" calcext:value-type="float">
            <text:p>1,9075165</text:p>
          </table:table-cell>
          <table:table-cell table:formula="of:=([.D126]-[.E126])^2" office:value-type="float" office:value="2.09855698041609" calcext:value-type="float">
            <text:p>2,09855698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40112" calcext:value-type="float">
            <text:p>0,40112</text:p>
          </table:table-cell>
          <table:table-cell table:formula="of:=([.B127]*[.$B$297])-([.B127]*[.$B$296])+[.$B$296]" office:value-type="float" office:value="3.5130781" calcext:value-type="float">
            <text:p>3,5130781</text:p>
          </table:table-cell>
          <table:table-cell table:formula="of:=([.C127]*[.$B$297])-([.C127]*[.$B$296])+[.$B$296]" office:value-type="float" office:value="2.145712" calcext:value-type="float">
            <text:p>2,145712</text:p>
          </table:table-cell>
          <table:table-cell table:formula="of:=([.D127]-[.E127])^2" office:value-type="float" office:value="1.86969005142921" calcext:value-type="float">
            <text:p>1,86969005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43417" calcext:value-type="float">
            <text:p>0,43417</text:p>
          </table:table-cell>
          <table:table-cell table:formula="of:=([.B128]*[.$B$297])-([.B128]*[.$B$296])+[.$B$296]" office:value-type="float" office:value="3.9838438" calcext:value-type="float">
            <text:p>3,9838438</text:p>
          </table:table-cell>
          <table:table-cell table:formula="of:=([.C128]*[.$B$297])-([.C128]*[.$B$296])+[.$B$296]" office:value-type="float" office:value="2.314267" calcext:value-type="float">
            <text:p>2,314267</text:p>
          </table:table-cell>
          <table:table-cell table:formula="of:=([.D128]-[.E128])^2" office:value-type="float" office:value="2.78748669109824" calcext:value-type="float">
            <text:p>2,78748669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466954" calcext:value-type="float">
            <text:p>0,466954</text:p>
          </table:table-cell>
          <table:table-cell table:formula="of:=([.B129]*[.$B$297])-([.B129]*[.$B$296])+[.$B$296]" office:value-type="float" office:value="4.2192292" calcext:value-type="float">
            <text:p>4,2192292</text:p>
          </table:table-cell>
          <table:table-cell table:formula="of:=([.C129]*[.$B$297])-([.C129]*[.$B$296])+[.$B$296]" office:value-type="float" office:value="2.4814654" calcext:value-type="float">
            <text:p>2,4814654</text:p>
          </table:table-cell>
          <table:table-cell table:formula="of:=([.D129]-[.E129])^2" office:value-type="float" office:value="3.01982302459044" calcext:value-type="float">
            <text:p>3,01982302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429587" calcext:value-type="float">
            <text:p>0,429587</text:p>
          </table:table-cell>
          <table:table-cell table:formula="of:=([.B130]*[.$B$297])-([.B130]*[.$B$296])+[.$B$296]" office:value-type="float" office:value="4.0230781" calcext:value-type="float">
            <text:p>4,0230781</text:p>
          </table:table-cell>
          <table:table-cell table:formula="of:=([.C130]*[.$B$297])-([.C130]*[.$B$296])+[.$B$296]" office:value-type="float" office:value="2.2908937" calcext:value-type="float">
            <text:p>2,2908937</text:p>
          </table:table-cell>
          <table:table-cell table:formula="of:=([.D130]-[.E130])^2" office:value-type="float" office:value="3.00046279560336" calcext:value-type="float">
            <text:p>3,0004627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414742" calcext:value-type="float">
            <text:p>0,414742</text:p>
          </table:table-cell>
          <table:table-cell table:formula="of:=([.B131]*[.$B$297])-([.B131]*[.$B$296])+[.$B$296]" office:value-type="float" office:value="4.18" calcext:value-type="float">
            <text:p>4,18</text:p>
          </table:table-cell>
          <table:table-cell table:formula="of:=([.C131]*[.$B$297])-([.C131]*[.$B$296])+[.$B$296]" office:value-type="float" office:value="2.2151842" calcext:value-type="float">
            <text:p>2,2151842</text:p>
          </table:table-cell>
          <table:table-cell table:formula="of:=([.D131]-[.E131])^2" office:value-type="float" office:value="3.86050112792964" calcext:value-type="float">
            <text:p>3,86050112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411423" calcext:value-type="float">
            <text:p>0,411423</text:p>
          </table:table-cell>
          <table:table-cell table:formula="of:=([.B132]*[.$B$297])-([.B132]*[.$B$296])+[.$B$296]" office:value-type="float" office:value="4.4153854" calcext:value-type="float">
            <text:p>4,4153854</text:p>
          </table:table-cell>
          <table:table-cell table:formula="of:=([.C132]*[.$B$297])-([.C132]*[.$B$296])+[.$B$296]" office:value-type="float" office:value="2.1982573" calcext:value-type="float">
            <text:p>2,1982573</text:p>
          </table:table-cell>
          <table:table-cell table:formula="of:=([.D132]-[.E132])^2" office:value-type="float" office:value="4.91565701180961" calcext:value-type="float">
            <text:p>4,91565701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386592" calcext:value-type="float">
            <text:p>0,386592</text:p>
          </table:table-cell>
          <table:table-cell table:formula="of:=([.B133]*[.$B$297])-([.B133]*[.$B$296])+[.$B$296]" office:value-type="float" office:value="4.0230781" calcext:value-type="float">
            <text:p>4,0230781</text:p>
          </table:table-cell>
          <table:table-cell table:formula="of:=([.C133]*[.$B$297])-([.C133]*[.$B$296])+[.$B$296]" office:value-type="float" office:value="2.0716192" calcext:value-type="float">
            <text:p>2,0716192</text:p>
          </table:table-cell>
          <table:table-cell table:formula="of:=([.D133]-[.E133])^2" office:value-type="float" office:value="3.80819183838921" calcext:value-type="float">
            <text:p>3,80819183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38147" calcext:value-type="float">
            <text:p>0,38147</text:p>
          </table:table-cell>
          <table:table-cell table:formula="of:=([.B134]*[.$B$297])-([.B134]*[.$B$296])+[.$B$296]" office:value-type="float" office:value="3.7484635" calcext:value-type="float">
            <text:p>3,7484635</text:p>
          </table:table-cell>
          <table:table-cell table:formula="of:=([.C134]*[.$B$297])-([.C134]*[.$B$296])+[.$B$296]" office:value-type="float" office:value="2.045497" calcext:value-type="float">
            <text:p>2,045497</text:p>
          </table:table-cell>
          <table:table-cell table:formula="of:=([.D134]-[.E134])^2" office:value-type="float" office:value="2.90009490012225" calcext:value-type="float">
            <text:p>2,9000949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392425" calcext:value-type="float">
            <text:p>0,392425</text:p>
          </table:table-cell>
          <table:table-cell table:formula="of:=([.B135]*[.$B$297])-([.B135]*[.$B$296])+[.$B$296]" office:value-type="float" office:value="3.0815365" calcext:value-type="float">
            <text:p>3,0815365</text:p>
          </table:table-cell>
          <table:table-cell table:formula="of:=([.C135]*[.$B$297])-([.C135]*[.$B$296])+[.$B$296]" office:value-type="float" office:value="2.1013675" calcext:value-type="float">
            <text:p>2,1013675</text:p>
          </table:table-cell>
          <table:table-cell table:formula="of:=([.D135]-[.E135])^2" office:value-type="float" office:value="0.960731268561" calcext:value-type="float">
            <text:p>0,96073126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358462" calcext:value-type="float">
            <text:p>0,358462</text:p>
          </table:table-cell>
          <table:table-cell table:formula="of:=([.B136]*[.$B$297])-([.B136]*[.$B$296])+[.$B$296]" office:value-type="float" office:value="2.65" calcext:value-type="float">
            <text:p>2,65</text:p>
          </table:table-cell>
          <table:table-cell table:formula="of:=([.C136]*[.$B$297])-([.C136]*[.$B$296])+[.$B$296]" office:value-type="float" office:value="1.9281562" calcext:value-type="float">
            <text:p>1,9281562</text:p>
          </table:table-cell>
          <table:table-cell table:formula="of:=([.D136]-[.E136])^2" office:value-type="float" office:value="0.52105847159844" calcext:value-type="float">
            <text:p>0,52105847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34658" calcext:value-type="float">
            <text:p>0,34658</text:p>
          </table:table-cell>
          <table:table-cell table:formula="of:=([.B137]*[.$B$297])-([.B137]*[.$B$296])+[.$B$296]" office:value-type="float" office:value="3.4738438" calcext:value-type="float">
            <text:p>3,4738438</text:p>
          </table:table-cell>
          <table:table-cell table:formula="of:=([.C137]*[.$B$297])-([.C137]*[.$B$296])+[.$B$296]" office:value-type="float" office:value="1.867558" calcext:value-type="float">
            <text:p>1,867558</text:p>
          </table:table-cell>
          <table:table-cell table:formula="of:=([.D137]-[.E137])^2" office:value-type="float" office:value="2.58015407128164" calcext:value-type="float">
            <text:p>2,58015407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64539" calcext:value-type="float">
            <text:p>0,364539</text:p>
          </table:table-cell>
          <table:table-cell table:formula="of:=([.B138]*[.$B$297])-([.B138]*[.$B$296])+[.$B$296]" office:value-type="float" office:value="2.4538438" calcext:value-type="float">
            <text:p>2,4538438</text:p>
          </table:table-cell>
          <table:table-cell table:formula="of:=([.C138]*[.$B$297])-([.C138]*[.$B$296])+[.$B$296]" office:value-type="float" office:value="1.9591489" calcext:value-type="float">
            <text:p>1,9591489</text:p>
          </table:table-cell>
          <table:table-cell table:formula="of:=([.D138]-[.E138])^2" office:value-type="float" office:value="0.24472304408601" calcext:value-type="float">
            <text:p>0,24472304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35042" calcext:value-type="float">
            <text:p>0,335042</text:p>
          </table:table-cell>
          <table:table-cell table:formula="of:=([.B139]*[.$B$297])-([.B139]*[.$B$296])+[.$B$296]" office:value-type="float" office:value="2.3753854" calcext:value-type="float">
            <text:p>2,3753854</text:p>
          </table:table-cell>
          <table:table-cell table:formula="of:=([.C139]*[.$B$297])-([.C139]*[.$B$296])+[.$B$296]" office:value-type="float" office:value="1.8087142" calcext:value-type="float">
            <text:p>1,8087142</text:p>
          </table:table-cell>
          <table:table-cell table:formula="of:=([.D139]-[.E139])^2" office:value-type="float" office:value="0.32111624890944" calcext:value-type="float">
            <text:p>0,32111624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368521" calcext:value-type="float">
            <text:p>0,368521</text:p>
          </table:table-cell>
          <table:table-cell table:formula="of:=([.B140]*[.$B$297])-([.B140]*[.$B$296])+[.$B$296]" office:value-type="float" office:value="3.8661562" calcext:value-type="float">
            <text:p>3,8661562</text:p>
          </table:table-cell>
          <table:table-cell table:formula="of:=([.C140]*[.$B$297])-([.C140]*[.$B$296])+[.$B$296]" office:value-type="float" office:value="1.9794571" calcext:value-type="float">
            <text:p>1,9794571</text:p>
          </table:table-cell>
          <table:table-cell table:formula="of:=([.D140]-[.E140])^2" office:value-type="float" office:value="3.55963349394081" calcext:value-type="float">
            <text:p>3,55963349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93204" calcext:value-type="float">
            <text:p>0,393204</text:p>
          </table:table-cell>
          <table:table-cell table:formula="of:=([.B141]*[.$B$297])-([.B141]*[.$B$296])+[.$B$296]" office:value-type="float" office:value="2.3753854" calcext:value-type="float">
            <text:p>2,3753854</text:p>
          </table:table-cell>
          <table:table-cell table:formula="of:=([.C141]*[.$B$297])-([.C141]*[.$B$296])+[.$B$296]" office:value-type="float" office:value="2.1053404" calcext:value-type="float">
            <text:p>2,1053404</text:p>
          </table:table-cell>
          <table:table-cell table:formula="of:=([.D141]-[.E141])^2" office:value-type="float" office:value="0.0729243020249998" calcext:value-type="float">
            <text:p>0,0729243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27044" calcext:value-type="float">
            <text:p>0,327044</text:p>
          </table:table-cell>
          <table:table-cell table:formula="of:=([.B142]*[.$B$297])-([.B142]*[.$B$296])+[.$B$296]" office:value-type="float" office:value="2.3753854" calcext:value-type="float">
            <text:p>2,3753854</text:p>
          </table:table-cell>
          <table:table-cell table:formula="of:=([.C142]*[.$B$297])-([.C142]*[.$B$296])+[.$B$296]" office:value-type="float" office:value="1.7679244" calcext:value-type="float">
            <text:p>1,7679244</text:p>
          </table:table-cell>
          <table:table-cell table:formula="of:=([.D142]-[.E142])^2" office:value-type="float" office:value="0.369008866521" calcext:value-type="float">
            <text:p>0,36900886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84497" calcext:value-type="float">
            <text:p>0,384497</text:p>
          </table:table-cell>
          <table:table-cell table:formula="of:=([.B143]*[.$B$297])-([.B143]*[.$B$296])+[.$B$296]" office:value-type="float" office:value="2.2184635" calcext:value-type="float">
            <text:p>2,2184635</text:p>
          </table:table-cell>
          <table:table-cell table:formula="of:=([.C143]*[.$B$297])-([.C143]*[.$B$296])+[.$B$296]" office:value-type="float" office:value="2.0609347" calcext:value-type="float">
            <text:p>2,0609347</text:p>
          </table:table-cell>
          <table:table-cell table:formula="of:=([.D143]-[.E143])^2" office:value-type="float" office:value="0.0248153228294399" calcext:value-type="float">
            <text:p>0,02481532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338569" calcext:value-type="float">
            <text:p>0,338569</text:p>
          </table:table-cell>
          <table:table-cell table:formula="of:=([.B144]*[.$B$297])-([.B144]*[.$B$296])+[.$B$296]" office:value-type="float" office:value="4.2584635" calcext:value-type="float">
            <text:p>4,2584635</text:p>
          </table:table-cell>
          <table:table-cell table:formula="of:=([.C144]*[.$B$297])-([.C144]*[.$B$296])+[.$B$296]" office:value-type="float" office:value="1.8267019" calcext:value-type="float">
            <text:p>1,8267019</text:p>
          </table:table-cell>
          <table:table-cell table:formula="of:=([.D144]-[.E144])^2" office:value-type="float" office:value="5.91346447923456" calcext:value-type="float">
            <text:p>5,91346447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96438" calcext:value-type="float">
            <text:p>0,396438</text:p>
          </table:table-cell>
          <table:table-cell table:formula="of:=([.B145]*[.$B$297])-([.B145]*[.$B$296])+[.$B$296]" office:value-type="float" office:value="2.1007708" calcext:value-type="float">
            <text:p>2,1007708</text:p>
          </table:table-cell>
          <table:table-cell table:formula="of:=([.C145]*[.$B$297])-([.C145]*[.$B$296])+[.$B$296]" office:value-type="float" office:value="2.1218338" calcext:value-type="float">
            <text:p>2,1218338</text:p>
          </table:table-cell>
          <table:table-cell table:formula="of:=([.D145]-[.E145])^2" office:value-type="float" office:value="0.000443649968999993" calcext:value-type="float">
            <text:p>0,000443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322609" calcext:value-type="float">
            <text:p>0,322609</text:p>
          </table:table-cell>
          <table:table-cell table:formula="of:=([.B146]*[.$B$297])-([.B146]*[.$B$296])+[.$B$296]" office:value-type="float" office:value="3.2384635" calcext:value-type="float">
            <text:p>3,2384635</text:p>
          </table:table-cell>
          <table:table-cell table:formula="of:=([.C146]*[.$B$297])-([.C146]*[.$B$296])+[.$B$296]" office:value-type="float" office:value="1.7453059" calcext:value-type="float">
            <text:p>1,7453059</text:p>
          </table:table-cell>
          <table:table-cell table:formula="of:=([.D146]-[.E146])^2" office:value-type="float" office:value="2.22951961843776" calcext:value-type="float">
            <text:p>2,22951961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111" calcext:value-type="float">
            <text:p>0,4111</text:p>
          </table:table-cell>
          <table:table-cell table:formula="of:=([.B147]*[.$B$297])-([.B147]*[.$B$296])+[.$B$296]" office:value-type="float" office:value="2.1007708" calcext:value-type="float">
            <text:p>2,1007708</text:p>
          </table:table-cell>
          <table:table-cell table:formula="of:=([.C147]*[.$B$297])-([.C147]*[.$B$296])+[.$B$296]" office:value-type="float" office:value="2.19661" calcext:value-type="float">
            <text:p>2,19661</text:p>
          </table:table-cell>
          <table:table-cell table:formula="of:=([.D147]-[.E147])^2" office:value-type="float" office:value="0.00918515225663998" calcext:value-type="float">
            <text:p>0,009185152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19241" calcext:value-type="float">
            <text:p>0,319241</text:p>
          </table:table-cell>
          <table:table-cell table:formula="of:=([.B148]*[.$B$297])-([.B148]*[.$B$296])+[.$B$296]" office:value-type="float" office:value="1.9830781" calcext:value-type="float">
            <text:p>1,9830781</text:p>
          </table:table-cell>
          <table:table-cell table:formula="of:=([.C148]*[.$B$297])-([.C148]*[.$B$296])+[.$B$296]" office:value-type="float" office:value="1.7281291" calcext:value-type="float">
            <text:p>1,7281291</text:p>
          </table:table-cell>
          <table:table-cell table:formula="of:=([.D148]-[.E148])^2" office:value-type="float" office:value="0.0649989926009998" calcext:value-type="float">
            <text:p>0,06499899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15847" calcext:value-type="float">
            <text:p>0,315847</text:p>
          </table:table-cell>
          <table:table-cell table:formula="of:=([.B149]*[.$B$297])-([.B149]*[.$B$296])+[.$B$296]" office:value-type="float" office:value="4.1407708" calcext:value-type="float">
            <text:p>4,1407708</text:p>
          </table:table-cell>
          <table:table-cell table:formula="of:=([.C149]*[.$B$297])-([.C149]*[.$B$296])+[.$B$296]" office:value-type="float" office:value="1.7108197" calcext:value-type="float">
            <text:p>1,7108197</text:p>
          </table:table-cell>
          <table:table-cell table:formula="of:=([.D149]-[.E149])^2" office:value-type="float" office:value="5.90466234839121" calcext:value-type="float">
            <text:p>5,90466234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5787" calcext:value-type="float">
            <text:p>0,405787</text:p>
          </table:table-cell>
          <table:table-cell table:formula="of:=([.B150]*[.$B$297])-([.B150]*[.$B$296])+[.$B$296]" office:value-type="float" office:value="2.0223073" calcext:value-type="float">
            <text:p>2,0223073</text:p>
          </table:table-cell>
          <table:table-cell table:formula="of:=([.C150]*[.$B$297])-([.C150]*[.$B$296])+[.$B$296]" office:value-type="float" office:value="2.1695137" calcext:value-type="float">
            <text:p>2,1695137</text:p>
          </table:table-cell>
          <table:table-cell table:formula="of:=([.D150]-[.E150])^2" office:value-type="float" office:value="0.02166972420096" calcext:value-type="float">
            <text:p>0,0216697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289637" calcext:value-type="float">
            <text:p>0,289637</text:p>
          </table:table-cell>
          <table:table-cell table:formula="of:=([.B151]*[.$B$297])-([.B151]*[.$B$296])+[.$B$296]" office:value-type="float" office:value="4.2192292" calcext:value-type="float">
            <text:p>4,2192292</text:p>
          </table:table-cell>
          <table:table-cell table:formula="of:=([.C151]*[.$B$297])-([.C151]*[.$B$296])+[.$B$296]" office:value-type="float" office:value="1.5771487" calcext:value-type="float">
            <text:p>1,5771487</text:p>
          </table:table-cell>
          <table:table-cell table:formula="of:=([.D151]-[.E151])^2" office:value-type="float" office:value="6.98058936848025" calcext:value-type="float">
            <text:p>6,980589368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141" calcext:value-type="float">
            <text:p>0,44141</text:p>
          </table:table-cell>
          <table:table-cell table:formula="of:=([.B152]*[.$B$297])-([.B152]*[.$B$296])+[.$B$296]" office:value-type="float" office:value="2.0615365" calcext:value-type="float">
            <text:p>2,0615365</text:p>
          </table:table-cell>
          <table:table-cell table:formula="of:=([.C152]*[.$B$297])-([.C152]*[.$B$296])+[.$B$296]" office:value-type="float" office:value="2.351191" calcext:value-type="float">
            <text:p>2,351191</text:p>
          </table:table-cell>
          <table:table-cell table:formula="of:=([.D152]-[.E152])^2" office:value-type="float" office:value="0.0838997293702501" calcext:value-type="float">
            <text:p>0,08389972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296816" calcext:value-type="float">
            <text:p>0,296816</text:p>
          </table:table-cell>
          <table:table-cell table:formula="of:=([.B153]*[.$B$297])-([.B153]*[.$B$296])+[.$B$296]" office:value-type="float" office:value="4.3761562" calcext:value-type="float">
            <text:p>4,3761562</text:p>
          </table:table-cell>
          <table:table-cell table:formula="of:=([.C153]*[.$B$297])-([.C153]*[.$B$296])+[.$B$296]" office:value-type="float" office:value="1.6137616" calcext:value-type="float">
            <text:p>1,6137616</text:p>
          </table:table-cell>
          <table:table-cell table:formula="of:=([.D153]-[.E153])^2" office:value-type="float" office:value="7.63082392610916" calcext:value-type="float">
            <text:p>7,63082392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1515" calcext:value-type="float">
            <text:p>0,41515</text:p>
          </table:table-cell>
          <table:table-cell table:formula="of:=([.B154]*[.$B$297])-([.B154]*[.$B$296])+[.$B$296]" office:value-type="float" office:value="2.8853854" calcext:value-type="float">
            <text:p>2,8853854</text:p>
          </table:table-cell>
          <table:table-cell table:formula="of:=([.C154]*[.$B$297])-([.C154]*[.$B$296])+[.$B$296]" office:value-type="float" office:value="2.217265" calcext:value-type="float">
            <text:p>2,217265</text:p>
          </table:table-cell>
          <table:table-cell table:formula="of:=([.D154]-[.E154])^2" office:value-type="float" office:value="0.44638486889616" calcext:value-type="float">
            <text:p>0,44638486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24511" calcext:value-type="float">
            <text:p>0,324511</text:p>
          </table:table-cell>
          <table:table-cell table:formula="of:=([.B155]*[.$B$297])-([.B155]*[.$B$296])+[.$B$296]" office:value-type="float" office:value="2.5323073" calcext:value-type="float">
            <text:p>2,5323073</text:p>
          </table:table-cell>
          <table:table-cell table:formula="of:=([.C155]*[.$B$297])-([.C155]*[.$B$296])+[.$B$296]" office:value-type="float" office:value="1.7550061" calcext:value-type="float">
            <text:p>1,7550061</text:p>
          </table:table-cell>
          <table:table-cell table:formula="of:=([.D155]-[.E155])^2" office:value-type="float" office:value="0.60419715552144" calcext:value-type="float">
            <text:p>0,60419715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8979" calcext:value-type="float">
            <text:p>0,38979</text:p>
          </table:table-cell>
          <table:table-cell table:formula="of:=([.B156]*[.$B$297])-([.B156]*[.$B$296])+[.$B$296]" office:value-type="float" office:value="2.4930781" calcext:value-type="float">
            <text:p>2,4930781</text:p>
          </table:table-cell>
          <table:table-cell table:formula="of:=([.C156]*[.$B$297])-([.C156]*[.$B$296])+[.$B$296]" office:value-type="float" office:value="2.087929" calcext:value-type="float">
            <text:p>2,087929</text:p>
          </table:table-cell>
          <table:table-cell table:formula="of:=([.D156]-[.E156])^2" office:value-type="float" office:value="0.16414579323081" calcext:value-type="float">
            <text:p>0,16414579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56193" calcext:value-type="float">
            <text:p>0,356193</text:p>
          </table:table-cell>
          <table:table-cell table:formula="of:=([.B157]*[.$B$297])-([.B157]*[.$B$296])+[.$B$296]" office:value-type="float" office:value="4.1407708" calcext:value-type="float">
            <text:p>4,1407708</text:p>
          </table:table-cell>
          <table:table-cell table:formula="of:=([.C157]*[.$B$297])-([.C157]*[.$B$296])+[.$B$296]" office:value-type="float" office:value="1.9165843" calcext:value-type="float">
            <text:p>1,9165843</text:p>
          </table:table-cell>
          <table:table-cell table:formula="of:=([.D157]-[.E157])^2" office:value-type="float" office:value="4.94700558678225" calcext:value-type="float">
            <text:p>4,94700558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377058" calcext:value-type="float">
            <text:p>0,377058</text:p>
          </table:table-cell>
          <table:table-cell table:formula="of:=([.B158]*[.$B$297])-([.B158]*[.$B$296])+[.$B$296]" office:value-type="float" office:value="3.67" calcext:value-type="float">
            <text:p>3,67</text:p>
          </table:table-cell>
          <table:table-cell table:formula="of:=([.C158]*[.$B$297])-([.C158]*[.$B$296])+[.$B$296]" office:value-type="float" office:value="2.0229958" calcext:value-type="float">
            <text:p>2,0229958</text:p>
          </table:table-cell>
          <table:table-cell table:formula="of:=([.D158]-[.E158])^2" office:value-type="float" office:value="2.71262283481764" calcext:value-type="float">
            <text:p>2,71262283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381806" calcext:value-type="float">
            <text:p>0,381806</text:p>
          </table:table-cell>
          <table:table-cell table:formula="of:=([.B159]*[.$B$297])-([.B159]*[.$B$296])+[.$B$296]" office:value-type="float" office:value="3.0030781" calcext:value-type="float">
            <text:p>3,0030781</text:p>
          </table:table-cell>
          <table:table-cell table:formula="of:=([.C159]*[.$B$297])-([.C159]*[.$B$296])+[.$B$296]" office:value-type="float" office:value="2.0472106" calcext:value-type="float">
            <text:p>2,0472106</text:p>
          </table:table-cell>
          <table:table-cell table:formula="of:=([.D159]-[.E159])^2" office:value-type="float" office:value="0.913682677556249" calcext:value-type="float">
            <text:p>0,91368267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444816" calcext:value-type="float">
            <text:p>0,444816</text:p>
          </table:table-cell>
          <table:table-cell table:formula="of:=([.B160]*[.$B$297])-([.B160]*[.$B$296])+[.$B$296]" office:value-type="float" office:value="2.65" calcext:value-type="float">
            <text:p>2,65</text:p>
          </table:table-cell>
          <table:table-cell table:formula="of:=([.C160]*[.$B$297])-([.C160]*[.$B$296])+[.$B$296]" office:value-type="float" office:value="2.3685616" calcext:value-type="float">
            <text:p>2,3685616</text:p>
          </table:table-cell>
          <table:table-cell table:formula="of:=([.D160]-[.E160])^2" office:value-type="float" office:value="0.0792075729945602" calcext:value-type="float">
            <text:p>0,0792075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80092" calcext:value-type="float">
            <text:p>0,380092</text:p>
          </table:table-cell>
          <table:table-cell table:formula="of:=([.B161]*[.$B$297])-([.B161]*[.$B$296])+[.$B$296]" office:value-type="float" office:value="2.4930781" calcext:value-type="float">
            <text:p>2,4930781</text:p>
          </table:table-cell>
          <table:table-cell table:formula="of:=([.C161]*[.$B$297])-([.C161]*[.$B$296])+[.$B$296]" office:value-type="float" office:value="2.0384692" calcext:value-type="float">
            <text:p>2,0384692</text:p>
          </table:table-cell>
          <table:table-cell table:formula="of:=([.D161]-[.E161])^2" office:value-type="float" office:value="0.20666925195921" calcext:value-type="float">
            <text:p>0,2066692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35317" calcext:value-type="float">
            <text:p>0,335317</text:p>
          </table:table-cell>
          <table:table-cell table:formula="of:=([.B162]*[.$B$297])-([.B162]*[.$B$296])+[.$B$296]" office:value-type="float" office:value="2.5323073" calcext:value-type="float">
            <text:p>2,5323073</text:p>
          </table:table-cell>
          <table:table-cell table:formula="of:=([.C162]*[.$B$297])-([.C162]*[.$B$296])+[.$B$296]" office:value-type="float" office:value="1.8101167" calcext:value-type="float">
            <text:p>1,8101167</text:p>
          </table:table-cell>
          <table:table-cell table:formula="of:=([.D162]-[.E162])^2" office:value-type="float" office:value="0.52155926272836" calcext:value-type="float">
            <text:p>0,52155926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46405" calcext:value-type="float">
            <text:p>0,346405</text:p>
          </table:table-cell>
          <table:table-cell table:formula="of:=([.B163]*[.$B$297])-([.B163]*[.$B$296])+[.$B$296]" office:value-type="float" office:value="2.4146146" calcext:value-type="float">
            <text:p>2,4146146</text:p>
          </table:table-cell>
          <table:table-cell table:formula="of:=([.C163]*[.$B$297])-([.C163]*[.$B$296])+[.$B$296]" office:value-type="float" office:value="1.8666655" calcext:value-type="float">
            <text:p>1,8666655</text:p>
          </table:table-cell>
          <table:table-cell table:formula="of:=([.D163]-[.E163])^2" office:value-type="float" office:value="0.30024821619081" calcext:value-type="float">
            <text:p>0,3002482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5447" calcext:value-type="float">
            <text:p>0,35447</text:p>
          </table:table-cell>
          <table:table-cell table:formula="of:=([.B164]*[.$B$297])-([.B164]*[.$B$296])+[.$B$296]" office:value-type="float" office:value="2.3753854" calcext:value-type="float">
            <text:p>2,3753854</text:p>
          </table:table-cell>
          <table:table-cell table:formula="of:=([.C164]*[.$B$297])-([.C164]*[.$B$296])+[.$B$296]" office:value-type="float" office:value="1.907797" calcext:value-type="float">
            <text:p>1,907797</text:p>
          </table:table-cell>
          <table:table-cell table:formula="of:=([.D164]-[.E164])^2" office:value-type="float" office:value="0.21863891181456" calcext:value-type="float">
            <text:p>0,21863891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59201" calcext:value-type="float">
            <text:p>0,359201</text:p>
          </table:table-cell>
          <table:table-cell table:formula="of:=([.B165]*[.$B$297])-([.B165]*[.$B$296])+[.$B$296]" office:value-type="float" office:value="2.5323073" calcext:value-type="float">
            <text:p>2,5323073</text:p>
          </table:table-cell>
          <table:table-cell table:formula="of:=([.C165]*[.$B$297])-([.C165]*[.$B$296])+[.$B$296]" office:value-type="float" office:value="1.9319251" calcext:value-type="float">
            <text:p>1,9319251</text:p>
          </table:table-cell>
          <table:table-cell table:formula="of:=([.D165]-[.E165])^2" office:value-type="float" office:value="0.36045878607684" calcext:value-type="float">
            <text:p>0,3604587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65631" calcext:value-type="float">
            <text:p>0,365631</text:p>
          </table:table-cell>
          <table:table-cell table:formula="of:=([.B166]*[.$B$297])-([.B166]*[.$B$296])+[.$B$296]" office:value-type="float" office:value="2.4146146" calcext:value-type="float">
            <text:p>2,4146146</text:p>
          </table:table-cell>
          <table:table-cell table:formula="of:=([.C166]*[.$B$297])-([.C166]*[.$B$296])+[.$B$296]" office:value-type="float" office:value="1.9647181" calcext:value-type="float">
            <text:p>1,9647181</text:p>
          </table:table-cell>
          <table:table-cell table:formula="of:=([.D166]-[.E166])^2" office:value-type="float" office:value="0.20240686071225" calcext:value-type="float">
            <text:p>0,20240686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62251" calcext:value-type="float">
            <text:p>0,362251</text:p>
          </table:table-cell>
          <table:table-cell table:formula="of:=([.B167]*[.$B$297])-([.B167]*[.$B$296])+[.$B$296]" office:value-type="float" office:value="2.2576927" calcext:value-type="float">
            <text:p>2,2576927</text:p>
          </table:table-cell>
          <table:table-cell table:formula="of:=([.C167]*[.$B$297])-([.C167]*[.$B$296])+[.$B$296]" office:value-type="float" office:value="1.9474801" calcext:value-type="float">
            <text:p>1,9474801</text:p>
          </table:table-cell>
          <table:table-cell table:formula="of:=([.D167]-[.E167])^2" office:value-type="float" office:value="0.09623185719876" calcext:value-type="float">
            <text:p>0,09623185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58296" calcext:value-type="float">
            <text:p>0,358296</text:p>
          </table:table-cell>
          <table:table-cell table:formula="of:=([.B168]*[.$B$297])-([.B168]*[.$B$296])+[.$B$296]" office:value-type="float" office:value="2.1792292" calcext:value-type="float">
            <text:p>2,1792292</text:p>
          </table:table-cell>
          <table:table-cell table:formula="of:=([.C168]*[.$B$297])-([.C168]*[.$B$296])+[.$B$296]" office:value-type="float" office:value="1.9273096" calcext:value-type="float">
            <text:p>1,9273096</text:p>
          </table:table-cell>
          <table:table-cell table:formula="of:=([.D168]-[.E168])^2" office:value-type="float" office:value="0.06346348486416" calcext:value-type="float">
            <text:p>0,06346348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49568" calcext:value-type="float">
            <text:p>0,349568</text:p>
          </table:table-cell>
          <table:table-cell table:formula="of:=([.B169]*[.$B$297])-([.B169]*[.$B$296])+[.$B$296]" office:value-type="float" office:value="1.9830781" calcext:value-type="float">
            <text:p>1,9830781</text:p>
          </table:table-cell>
          <table:table-cell table:formula="of:=([.C169]*[.$B$297])-([.C169]*[.$B$296])+[.$B$296]" office:value-type="float" office:value="1.8827968" calcext:value-type="float">
            <text:p>1,8827968</text:p>
          </table:table-cell>
          <table:table-cell table:formula="of:=([.D169]-[.E169])^2" office:value-type="float" office:value="0.01005633912969" calcext:value-type="float">
            <text:p>0,010056339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35096" calcext:value-type="float">
            <text:p>0,335096</text:p>
          </table:table-cell>
          <table:table-cell table:formula="of:=([.B170]*[.$B$297])-([.B170]*[.$B$296])+[.$B$296]" office:value-type="float" office:value="1.9830781" calcext:value-type="float">
            <text:p>1,9830781</text:p>
          </table:table-cell>
          <table:table-cell table:formula="of:=([.C170]*[.$B$297])-([.C170]*[.$B$296])+[.$B$296]" office:value-type="float" office:value="1.8089896" calcext:value-type="float">
            <text:p>1,8089896</text:p>
          </table:table-cell>
          <table:table-cell table:formula="of:=([.D170]-[.E170])^2" office:value-type="float" office:value="0.0303068058322499" calcext:value-type="float">
            <text:p>0,03030680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31827" calcext:value-type="float">
            <text:p>0,331827</text:p>
          </table:table-cell>
          <table:table-cell table:formula="of:=([.B171]*[.$B$297])-([.B171]*[.$B$296])+[.$B$296]" office:value-type="float" office:value="1.9046146" calcext:value-type="float">
            <text:p>1,9046146</text:p>
          </table:table-cell>
          <table:table-cell table:formula="of:=([.C171]*[.$B$297])-([.C171]*[.$B$296])+[.$B$296]" office:value-type="float" office:value="1.7923177" calcext:value-type="float">
            <text:p>1,7923177</text:p>
          </table:table-cell>
          <table:table-cell table:formula="of:=([.D171]-[.E171])^2" office:value-type="float" office:value="0.01261059374961" calcext:value-type="float">
            <text:p>0,01261059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328215" calcext:value-type="float">
            <text:p>0,328215</text:p>
          </table:table-cell>
          <table:table-cell table:formula="of:=([.B172]*[.$B$297])-([.B172]*[.$B$296])+[.$B$296]" office:value-type="float" office:value="2.14" calcext:value-type="float">
            <text:p>2,14</text:p>
          </table:table-cell>
          <table:table-cell table:formula="of:=([.C172]*[.$B$297])-([.C172]*[.$B$296])+[.$B$296]" office:value-type="float" office:value="1.7738965" calcext:value-type="float">
            <text:p>1,7738965</text:p>
          </table:table-cell>
          <table:table-cell table:formula="of:=([.D172]-[.E172])^2" office:value-type="float" office:value="0.13403177271225" calcext:value-type="float">
            <text:p>0,13403177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39491" calcext:value-type="float">
            <text:p>0,339491</text:p>
          </table:table-cell>
          <table:table-cell table:formula="of:=([.B173]*[.$B$297])-([.B173]*[.$B$296])+[.$B$296]" office:value-type="float" office:value="2.7676927" calcext:value-type="float">
            <text:p>2,7676927</text:p>
          </table:table-cell>
          <table:table-cell table:formula="of:=([.C173]*[.$B$297])-([.C173]*[.$B$296])+[.$B$296]" office:value-type="float" office:value="1.8314041" calcext:value-type="float">
            <text:p>1,8314041</text:p>
          </table:table-cell>
          <table:table-cell table:formula="of:=([.D173]-[.E173])^2" office:value-type="float" office:value="0.87663634248996" calcext:value-type="float">
            <text:p>0,87663634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376717" calcext:value-type="float">
            <text:p>0,376717</text:p>
          </table:table-cell>
          <table:table-cell table:formula="of:=([.B174]*[.$B$297])-([.B174]*[.$B$296])+[.$B$296]" office:value-type="float" office:value="3.3169219" calcext:value-type="float">
            <text:p>3,3169219</text:p>
          </table:table-cell>
          <table:table-cell table:formula="of:=([.C174]*[.$B$297])-([.C174]*[.$B$296])+[.$B$296]" office:value-type="float" office:value="2.0212567" calcext:value-type="float">
            <text:p>2,0212567</text:p>
          </table:table-cell>
          <table:table-cell table:formula="of:=([.D174]-[.E174])^2" office:value-type="float" office:value="1.67874831049104" calcext:value-type="float">
            <text:p>1,67874831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41019" calcext:value-type="float">
            <text:p>0,41019</text:p>
          </table:table-cell>
          <table:table-cell table:formula="of:=([.B175]*[.$B$297])-([.B175]*[.$B$296])+[.$B$296]" office:value-type="float" office:value="3.7876927" calcext:value-type="float">
            <text:p>3,7876927</text:p>
          </table:table-cell>
          <table:table-cell table:formula="of:=([.C175]*[.$B$297])-([.C175]*[.$B$296])+[.$B$296]" office:value-type="float" office:value="2.191969" calcext:value-type="float">
            <text:p>2,191969</text:p>
          </table:table-cell>
          <table:table-cell table:formula="of:=([.D175]-[.E175])^2" office:value-type="float" office:value="2.54633412674169" calcext:value-type="float">
            <text:p>2,54633412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443805" calcext:value-type="float">
            <text:p>0,443805</text:p>
          </table:table-cell>
          <table:table-cell table:formula="of:=([.B176]*[.$B$297])-([.B176]*[.$B$296])+[.$B$296]" office:value-type="float" office:value="4.4938438" calcext:value-type="float">
            <text:p>4,4938438</text:p>
          </table:table-cell>
          <table:table-cell table:formula="of:=([.C176]*[.$B$297])-([.C176]*[.$B$296])+[.$B$296]" office:value-type="float" office:value="2.3634055" calcext:value-type="float">
            <text:p>2,3634055</text:p>
          </table:table-cell>
          <table:table-cell table:formula="of:=([.D176]-[.E176])^2" office:value-type="float" office:value="4.53876735010689" calcext:value-type="float">
            <text:p>4,53876735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458463" calcext:value-type="float">
            <text:p>0,458463</text:p>
          </table:table-cell>
          <table:table-cell table:formula="of:=([.B177]*[.$B$297])-([.B177]*[.$B$296])+[.$B$296]" office:value-type="float" office:value="4.4938438" calcext:value-type="float">
            <text:p>4,4938438</text:p>
          </table:table-cell>
          <table:table-cell table:formula="of:=([.C177]*[.$B$297])-([.C177]*[.$B$296])+[.$B$296]" office:value-type="float" office:value="2.4381613" calcext:value-type="float">
            <text:p>2,4381613</text:p>
          </table:table-cell>
          <table:table-cell table:formula="of:=([.D177]-[.E177])^2" office:value-type="float" office:value="4.22583054080625" calcext:value-type="float">
            <text:p>4,22583054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434652" calcext:value-type="float">
            <text:p>0,434652</text:p>
          </table:table-cell>
          <table:table-cell table:formula="of:=([.B178]*[.$B$297])-([.B178]*[.$B$296])+[.$B$296]" office:value-type="float" office:value="4.5330781" calcext:value-type="float">
            <text:p>4,5330781</text:p>
          </table:table-cell>
          <table:table-cell table:formula="of:=([.C178]*[.$B$297])-([.C178]*[.$B$296])+[.$B$296]" office:value-type="float" office:value="2.3167252" calcext:value-type="float">
            <text:p>2,3167252</text:p>
          </table:table-cell>
          <table:table-cell table:formula="of:=([.D178]-[.E178])^2" office:value-type="float" office:value="4.91222017733841" calcext:value-type="float">
            <text:p>4,91222017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435598" calcext:value-type="float">
            <text:p>0,435598</text:p>
          </table:table-cell>
          <table:table-cell table:formula="of:=([.B179]*[.$B$297])-([.B179]*[.$B$296])+[.$B$296]" office:value-type="float" office:value="4.4153854" calcext:value-type="float">
            <text:p>4,4153854</text:p>
          </table:table-cell>
          <table:table-cell table:formula="of:=([.C179]*[.$B$297])-([.C179]*[.$B$296])+[.$B$296]" office:value-type="float" office:value="2.3215498" calcext:value-type="float">
            <text:p>2,3215498</text:p>
          </table:table-cell>
          <table:table-cell table:formula="of:=([.D179]-[.E179])^2" office:value-type="float" office:value="4.38414751982736" calcext:value-type="float">
            <text:p>4,38414751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397227" calcext:value-type="float">
            <text:p>0,397227</text:p>
          </table:table-cell>
          <table:table-cell table:formula="of:=([.B180]*[.$B$297])-([.B180]*[.$B$296])+[.$B$296]" office:value-type="float" office:value="4.5330781" calcext:value-type="float">
            <text:p>4,5330781</text:p>
          </table:table-cell>
          <table:table-cell table:formula="of:=([.C180]*[.$B$297])-([.C180]*[.$B$296])+[.$B$296]" office:value-type="float" office:value="2.1258577" calcext:value-type="float">
            <text:p>2,1258577</text:p>
          </table:table-cell>
          <table:table-cell table:formula="of:=([.D180]-[.E180])^2" office:value-type="float" office:value="5.79471005417616" calcext:value-type="float">
            <text:p>5,79471005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382271" calcext:value-type="float">
            <text:p>0,382271</text:p>
          </table:table-cell>
          <table:table-cell table:formula="of:=([.B181]*[.$B$297])-([.B181]*[.$B$296])+[.$B$296]" office:value-type="float" office:value="4.1015365" calcext:value-type="float">
            <text:p>4,1015365</text:p>
          </table:table-cell>
          <table:table-cell table:formula="of:=([.C181]*[.$B$297])-([.C181]*[.$B$296])+[.$B$296]" office:value-type="float" office:value="2.0495821" calcext:value-type="float">
            <text:p>2,0495821</text:p>
          </table:table-cell>
          <table:table-cell table:formula="of:=([.D181]-[.E181])^2" office:value-type="float" office:value="4.21051685967936" calcext:value-type="float">
            <text:p>4,21051685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369679" calcext:value-type="float">
            <text:p>0,369679</text:p>
          </table:table-cell>
          <table:table-cell table:formula="of:=([.B182]*[.$B$297])-([.B182]*[.$B$296])+[.$B$296]" office:value-type="float" office:value="3.8661562" calcext:value-type="float">
            <text:p>3,8661562</text:p>
          </table:table-cell>
          <table:table-cell table:formula="of:=([.C182]*[.$B$297])-([.C182]*[.$B$296])+[.$B$296]" office:value-type="float" office:value="1.9853629" calcext:value-type="float">
            <text:p>1,9853629</text:p>
          </table:table-cell>
          <table:table-cell table:formula="of:=([.D182]-[.E182])^2" office:value-type="float" office:value="3.53738343732489" calcext:value-type="float">
            <text:p>3,53738343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378362" calcext:value-type="float">
            <text:p>0,378362</text:p>
          </table:table-cell>
          <table:table-cell table:formula="of:=([.B183]*[.$B$297])-([.B183]*[.$B$296])+[.$B$296]" office:value-type="float" office:value="3.0815365" calcext:value-type="float">
            <text:p>3,0815365</text:p>
          </table:table-cell>
          <table:table-cell table:formula="of:=([.C183]*[.$B$297])-([.C183]*[.$B$296])+[.$B$296]" office:value-type="float" office:value="2.0296462" calcext:value-type="float">
            <text:p>2,0296462</text:p>
          </table:table-cell>
          <table:table-cell table:formula="of:=([.D183]-[.E183])^2" office:value-type="float" office:value="1.10647320323409" calcext:value-type="float">
            <text:p>1,10647320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351979" calcext:value-type="float">
            <text:p>0,351979</text:p>
          </table:table-cell>
          <table:table-cell table:formula="of:=([.B184]*[.$B$297])-([.B184]*[.$B$296])+[.$B$296]" office:value-type="float" office:value="2.6892292" calcext:value-type="float">
            <text:p>2,6892292</text:p>
          </table:table-cell>
          <table:table-cell table:formula="of:=([.C184]*[.$B$297])-([.C184]*[.$B$296])+[.$B$296]" office:value-type="float" office:value="1.8950929" calcext:value-type="float">
            <text:p>1,8950929</text:p>
          </table:table-cell>
          <table:table-cell table:formula="of:=([.D184]-[.E184])^2" office:value-type="float" office:value="0.63065246297769" calcext:value-type="float">
            <text:p>0,6306524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47277" calcext:value-type="float">
            <text:p>0,347277</text:p>
          </table:table-cell>
          <table:table-cell table:formula="of:=([.B185]*[.$B$297])-([.B185]*[.$B$296])+[.$B$296]" office:value-type="float" office:value="2.5715365" calcext:value-type="float">
            <text:p>2,5715365</text:p>
          </table:table-cell>
          <table:table-cell table:formula="of:=([.C185]*[.$B$297])-([.C185]*[.$B$296])+[.$B$296]" office:value-type="float" office:value="1.8711127" calcext:value-type="float">
            <text:p>1,8711127</text:p>
          </table:table-cell>
          <table:table-cell table:formula="of:=([.D185]-[.E185])^2" office:value-type="float" office:value="0.490593499606439" calcext:value-type="float">
            <text:p>0,4905934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37573" calcext:value-type="float">
            <text:p>0,337573</text:p>
          </table:table-cell>
          <table:table-cell table:formula="of:=([.B186]*[.$B$297])-([.B186]*[.$B$296])+[.$B$296]" office:value-type="float" office:value="2.2969219" calcext:value-type="float">
            <text:p>2,2969219</text:p>
          </table:table-cell>
          <table:table-cell table:formula="of:=([.C186]*[.$B$297])-([.C186]*[.$B$296])+[.$B$296]" office:value-type="float" office:value="1.8216223" calcext:value-type="float">
            <text:p>1,8216223</text:p>
          </table:table-cell>
          <table:table-cell table:formula="of:=([.D186]-[.E186])^2" office:value-type="float" office:value="0.22590970976016" calcext:value-type="float">
            <text:p>0,22590970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34395" calcext:value-type="float">
            <text:p>0,334395</text:p>
          </table:table-cell>
          <table:table-cell table:formula="of:=([.B187]*[.$B$297])-([.B187]*[.$B$296])+[.$B$296]" office:value-type="float" office:value="2.4146146" calcext:value-type="float">
            <text:p>2,4146146</text:p>
          </table:table-cell>
          <table:table-cell table:formula="of:=([.C187]*[.$B$297])-([.C187]*[.$B$296])+[.$B$296]" office:value-type="float" office:value="1.8054145" calcext:value-type="float">
            <text:p>1,8054145</text:p>
          </table:table-cell>
          <table:table-cell table:formula="of:=([.D187]-[.E187])^2" office:value-type="float" office:value="0.371124761840009" calcext:value-type="float">
            <text:p>0,37112476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51392" calcext:value-type="float">
            <text:p>0,351392</text:p>
          </table:table-cell>
          <table:table-cell table:formula="of:=([.B188]*[.$B$297])-([.B188]*[.$B$296])+[.$B$296]" office:value-type="float" office:value="2.4538438" calcext:value-type="float">
            <text:p>2,4538438</text:p>
          </table:table-cell>
          <table:table-cell table:formula="of:=([.C188]*[.$B$297])-([.C188]*[.$B$296])+[.$B$296]" office:value-type="float" office:value="1.8920992" calcext:value-type="float">
            <text:p>1,8920992</text:p>
          </table:table-cell>
          <table:table-cell table:formula="of:=([.D188]-[.E188])^2" office:value-type="float" office:value="0.31555699562916" calcext:value-type="float">
            <text:p>0,31555699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57512" calcext:value-type="float">
            <text:p>0,357512</text:p>
          </table:table-cell>
          <table:table-cell table:formula="of:=([.B189]*[.$B$297])-([.B189]*[.$B$296])+[.$B$296]" office:value-type="float" office:value="2.2969219" calcext:value-type="float">
            <text:p>2,2969219</text:p>
          </table:table-cell>
          <table:table-cell table:formula="of:=([.C189]*[.$B$297])-([.C189]*[.$B$296])+[.$B$296]" office:value-type="float" office:value="1.9233112" calcext:value-type="float">
            <text:p>1,9233112</text:p>
          </table:table-cell>
          <table:table-cell table:formula="of:=([.D189]-[.E189])^2" office:value-type="float" office:value="0.13958495515449" calcext:value-type="float">
            <text:p>0,13958495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57142" calcext:value-type="float">
            <text:p>0,357142</text:p>
          </table:table-cell>
          <table:table-cell table:formula="of:=([.B190]*[.$B$297])-([.B190]*[.$B$296])+[.$B$296]" office:value-type="float" office:value="2.2576927" calcext:value-type="float">
            <text:p>2,2576927</text:p>
          </table:table-cell>
          <table:table-cell table:formula="of:=([.C190]*[.$B$297])-([.C190]*[.$B$296])+[.$B$296]" office:value-type="float" office:value="1.9214242" calcext:value-type="float">
            <text:p>1,9214242</text:p>
          </table:table-cell>
          <table:table-cell table:formula="of:=([.D190]-[.E190])^2" office:value-type="float" office:value="0.11307650409225" calcext:value-type="float">
            <text:p>0,11307650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56414" calcext:value-type="float">
            <text:p>0,356414</text:p>
          </table:table-cell>
          <table:table-cell table:formula="of:=([.B191]*[.$B$297])-([.B191]*[.$B$296])+[.$B$296]" office:value-type="float" office:value="2.1007708" calcext:value-type="float">
            <text:p>2,1007708</text:p>
          </table:table-cell>
          <table:table-cell table:formula="of:=([.C191]*[.$B$297])-([.C191]*[.$B$296])+[.$B$296]" office:value-type="float" office:value="1.9177114" calcext:value-type="float">
            <text:p>1,9177114</text:p>
          </table:table-cell>
          <table:table-cell table:formula="of:=([.D191]-[.E191])^2" office:value-type="float" office:value="0.03351074392836" calcext:value-type="float">
            <text:p>0,03351074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44197" calcext:value-type="float">
            <text:p>0,344197</text:p>
          </table:table-cell>
          <table:table-cell table:formula="of:=([.B192]*[.$B$297])-([.B192]*[.$B$296])+[.$B$296]" office:value-type="float" office:value="2.1792292" calcext:value-type="float">
            <text:p>2,1792292</text:p>
          </table:table-cell>
          <table:table-cell table:formula="of:=([.C192]*[.$B$297])-([.C192]*[.$B$296])+[.$B$296]" office:value-type="float" office:value="1.8554047" calcext:value-type="float">
            <text:p>1,8554047</text:p>
          </table:table-cell>
          <table:table-cell table:formula="of:=([.D192]-[.E192])^2" office:value-type="float" office:value="0.10486230680025" calcext:value-type="float">
            <text:p>0,10486230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44701" calcext:value-type="float">
            <text:p>0,344701</text:p>
          </table:table-cell>
          <table:table-cell table:formula="of:=([.B193]*[.$B$297])-([.B193]*[.$B$296])+[.$B$296]" office:value-type="float" office:value="2.1792292" calcext:value-type="float">
            <text:p>2,1792292</text:p>
          </table:table-cell>
          <table:table-cell table:formula="of:=([.C193]*[.$B$297])-([.C193]*[.$B$296])+[.$B$296]" office:value-type="float" office:value="1.8579751" calcext:value-type="float">
            <text:p>1,8579751</text:p>
          </table:table-cell>
          <table:table-cell table:formula="of:=([.D193]-[.E193])^2" office:value-type="float" office:value="0.10320419676681" calcext:value-type="float">
            <text:p>0,10320419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346908" calcext:value-type="float">
            <text:p>0,346908</text:p>
          </table:table-cell>
          <table:table-cell table:formula="of:=([.B194]*[.$B$297])-([.B194]*[.$B$296])+[.$B$296]" office:value-type="float" office:value="2.0615365" calcext:value-type="float">
            <text:p>2,0615365</text:p>
          </table:table-cell>
          <table:table-cell table:formula="of:=([.C194]*[.$B$297])-([.C194]*[.$B$296])+[.$B$296]" office:value-type="float" office:value="1.8692308" calcext:value-type="float">
            <text:p>1,8692308</text:p>
          </table:table-cell>
          <table:table-cell table:formula="of:=([.D194]-[.E194])^2" office:value-type="float" office:value="0.0369814822524899" calcext:value-type="float">
            <text:p>0,03698148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42852" calcext:value-type="float">
            <text:p>0,342852</text:p>
          </table:table-cell>
          <table:table-cell table:formula="of:=([.B195]*[.$B$297])-([.B195]*[.$B$296])+[.$B$296]" office:value-type="float" office:value="1.9046146" calcext:value-type="float">
            <text:p>1,9046146</text:p>
          </table:table-cell>
          <table:table-cell table:formula="of:=([.C195]*[.$B$297])-([.C195]*[.$B$296])+[.$B$296]" office:value-type="float" office:value="1.8485452" calcext:value-type="float">
            <text:p>1,8485452</text:p>
          </table:table-cell>
          <table:table-cell table:formula="of:=([.D195]-[.E195])^2" office:value-type="float" office:value="0.00314377761636002" calcext:value-type="float">
            <text:p>0,00314377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33442" calcext:value-type="float">
            <text:p>0,333442</text:p>
          </table:table-cell>
          <table:table-cell table:formula="of:=([.B196]*[.$B$297])-([.B196]*[.$B$296])+[.$B$296]" office:value-type="float" office:value="1.9046146" calcext:value-type="float">
            <text:p>1,9046146</text:p>
          </table:table-cell>
          <table:table-cell table:formula="of:=([.C196]*[.$B$297])-([.C196]*[.$B$296])+[.$B$296]" office:value-type="float" office:value="1.8005542" calcext:value-type="float">
            <text:p>1,8005542</text:p>
          </table:table-cell>
          <table:table-cell table:formula="of:=([.D196]-[.E196])^2" office:value-type="float" office:value="0.01082856684816" calcext:value-type="float">
            <text:p>0,01082856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27483" calcext:value-type="float">
            <text:p>0,327483</text:p>
          </table:table-cell>
          <table:table-cell table:formula="of:=([.B197]*[.$B$297])-([.B197]*[.$B$296])+[.$B$296]" office:value-type="float" office:value="2.4538438" calcext:value-type="float">
            <text:p>2,4538438</text:p>
          </table:table-cell>
          <table:table-cell table:formula="of:=([.C197]*[.$B$297])-([.C197]*[.$B$296])+[.$B$296]" office:value-type="float" office:value="1.7701633" calcext:value-type="float">
            <text:p>1,7701633</text:p>
          </table:table-cell>
          <table:table-cell table:formula="of:=([.D197]-[.E197])^2" office:value-type="float" office:value="0.46741902608025" calcext:value-type="float">
            <text:p>0,46741902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354677" calcext:value-type="float">
            <text:p>0,354677</text:p>
          </table:table-cell>
          <table:table-cell table:formula="of:=([.B198]*[.$B$297])-([.B198]*[.$B$296])+[.$B$296]" office:value-type="float" office:value="2.6892292" calcext:value-type="float">
            <text:p>2,6892292</text:p>
          </table:table-cell>
          <table:table-cell table:formula="of:=([.C198]*[.$B$297])-([.C198]*[.$B$296])+[.$B$296]" office:value-type="float" office:value="1.9088527" calcext:value-type="float">
            <text:p>1,9088527</text:p>
          </table:table-cell>
          <table:table-cell table:formula="of:=([.D198]-[.E198])^2" office:value-type="float" office:value="0.60898748175225" calcext:value-type="float">
            <text:p>0,60898748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376606" calcext:value-type="float">
            <text:p>0,376606</text:p>
          </table:table-cell>
          <table:table-cell table:formula="of:=([.B199]*[.$B$297])-([.B199]*[.$B$296])+[.$B$296]" office:value-type="float" office:value="3.5915365" calcext:value-type="float">
            <text:p>3,5915365</text:p>
          </table:table-cell>
          <table:table-cell table:formula="of:=([.C199]*[.$B$297])-([.C199]*[.$B$296])+[.$B$296]" office:value-type="float" office:value="2.0206906" calcext:value-type="float">
            <text:p>2,0206906</text:p>
          </table:table-cell>
          <table:table-cell table:formula="of:=([.D199]-[.E199])^2" office:value-type="float" office:value="2.46755684154681" calcext:value-type="float">
            <text:p>2,46755684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428934" calcext:value-type="float">
            <text:p>0,428934</text:p>
          </table:table-cell>
          <table:table-cell table:formula="of:=([.B200]*[.$B$297])-([.B200]*[.$B$296])+[.$B$296]" office:value-type="float" office:value="4.1015365" calcext:value-type="float">
            <text:p>4,1015365</text:p>
          </table:table-cell>
          <table:table-cell table:formula="of:=([.C200]*[.$B$297])-([.C200]*[.$B$296])+[.$B$296]" office:value-type="float" office:value="2.2875634" calcext:value-type="float">
            <text:p>2,2875634</text:p>
          </table:table-cell>
          <table:table-cell table:formula="of:=([.D200]-[.E200])^2" office:value-type="float" office:value="3.29049840752361" calcext:value-type="float">
            <text:p>3,29049840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39922" calcext:value-type="float">
            <text:p>0,439922</text:p>
          </table:table-cell>
          <table:table-cell table:formula="of:=([.B201]*[.$B$297])-([.B201]*[.$B$296])+[.$B$296]" office:value-type="float" office:value="4.2584635" calcext:value-type="float">
            <text:p>4,2584635</text:p>
          </table:table-cell>
          <table:table-cell table:formula="of:=([.C201]*[.$B$297])-([.C201]*[.$B$296])+[.$B$296]" office:value-type="float" office:value="2.3436022" calcext:value-type="float">
            <text:p>2,3436022</text:p>
          </table:table-cell>
          <table:table-cell table:formula="of:=([.D201]-[.E201])^2" office:value-type="float" office:value="3.66669379823769" calcext:value-type="float">
            <text:p>3,666693798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456162" calcext:value-type="float">
            <text:p>0,456162</text:p>
          </table:table-cell>
          <table:table-cell table:formula="of:=([.B202]*[.$B$297])-([.B202]*[.$B$296])+[.$B$296]" office:value-type="float" office:value="4.5330781" calcext:value-type="float">
            <text:p>4,5330781</text:p>
          </table:table-cell>
          <table:table-cell table:formula="of:=([.C202]*[.$B$297])-([.C202]*[.$B$296])+[.$B$296]" office:value-type="float" office:value="2.4264262" calcext:value-type="float">
            <text:p>2,4264262</text:p>
          </table:table-cell>
          <table:table-cell table:formula="of:=([.D202]-[.E202])^2" office:value-type="float" office:value="4.43798222777361" calcext:value-type="float">
            <text:p>4,437982227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446081" calcext:value-type="float">
            <text:p>0,446081</text:p>
          </table:table-cell>
          <table:table-cell table:formula="of:=([.B203]*[.$B$297])-([.B203]*[.$B$296])+[.$B$296]" office:value-type="float" office:value="4.5330781" calcext:value-type="float">
            <text:p>4,5330781</text:p>
          </table:table-cell>
          <table:table-cell table:formula="of:=([.C203]*[.$B$297])-([.C203]*[.$B$296])+[.$B$296]" office:value-type="float" office:value="2.3750131" calcext:value-type="float">
            <text:p>2,3750131</text:p>
          </table:table-cell>
          <table:table-cell table:formula="of:=([.D203]-[.E203])^2" office:value-type="float" office:value="4.657244544225" calcext:value-type="float">
            <text:p>4,65724454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406188" calcext:value-type="float">
            <text:p>0,406188</text:p>
          </table:table-cell>
          <table:table-cell table:formula="of:=([.B204]*[.$B$297])-([.B204]*[.$B$296])+[.$B$296]" office:value-type="float" office:value="4.4546146" calcext:value-type="float">
            <text:p>4,4546146</text:p>
          </table:table-cell>
          <table:table-cell table:formula="of:=([.C204]*[.$B$297])-([.C204]*[.$B$296])+[.$B$296]" office:value-type="float" office:value="2.1715588" calcext:value-type="float">
            <text:p>2,1715588</text:p>
          </table:table-cell>
          <table:table-cell table:formula="of:=([.D204]-[.E204])^2" office:value-type="float" office:value="5.21234378591364" calcext:value-type="float">
            <text:p>5,21234378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397115" calcext:value-type="float">
            <text:p>0,397115</text:p>
          </table:table-cell>
          <table:table-cell table:formula="of:=([.B205]*[.$B$297])-([.B205]*[.$B$296])+[.$B$296]" office:value-type="float" office:value="4.2584635" calcext:value-type="float">
            <text:p>4,2584635</text:p>
          </table:table-cell>
          <table:table-cell table:formula="of:=([.C205]*[.$B$297])-([.C205]*[.$B$296])+[.$B$296]" office:value-type="float" office:value="2.1252865" calcext:value-type="float">
            <text:p>2,1252865</text:p>
          </table:table-cell>
          <table:table-cell table:formula="of:=([.D205]-[.E205])^2" office:value-type="float" office:value="4.550444113329" calcext:value-type="float">
            <text:p>4,55044411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383689" calcext:value-type="float">
            <text:p>0,383689</text:p>
          </table:table-cell>
          <table:table-cell table:formula="of:=([.B206]*[.$B$297])-([.B206]*[.$B$296])+[.$B$296]" office:value-type="float" office:value="3.8661562" calcext:value-type="float">
            <text:p>3,8661562</text:p>
          </table:table-cell>
          <table:table-cell table:formula="of:=([.C206]*[.$B$297])-([.C206]*[.$B$296])+[.$B$296]" office:value-type="float" office:value="2.0568139" calcext:value-type="float">
            <text:p>2,0568139</text:p>
          </table:table-cell>
          <table:table-cell table:formula="of:=([.D206]-[.E206])^2" office:value-type="float" office:value="3.27371955856929" calcext:value-type="float">
            <text:p>3,27371955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370489" calcext:value-type="float">
            <text:p>0,370489</text:p>
          </table:table-cell>
          <table:table-cell table:formula="of:=([.B207]*[.$B$297])-([.B207]*[.$B$296])+[.$B$296]" office:value-type="float" office:value="3.0423073" calcext:value-type="float">
            <text:p>3,0423073</text:p>
          </table:table-cell>
          <table:table-cell table:formula="of:=([.C207]*[.$B$297])-([.C207]*[.$B$296])+[.$B$296]" office:value-type="float" office:value="1.9894939" calcext:value-type="float">
            <text:p>1,9894939</text:p>
          </table:table-cell>
          <table:table-cell table:formula="of:=([.D207]-[.E207])^2" office:value-type="float" office:value="1.10841605521956" calcext:value-type="float">
            <text:p>1,10841605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355199" calcext:value-type="float">
            <text:p>0,355199</text:p>
          </table:table-cell>
          <table:table-cell table:formula="of:=([.B208]*[.$B$297])-([.B208]*[.$B$296])+[.$B$296]" office:value-type="float" office:value="2.65" calcext:value-type="float">
            <text:p>2,65</text:p>
          </table:table-cell>
          <table:table-cell table:formula="of:=([.C208]*[.$B$297])-([.C208]*[.$B$296])+[.$B$296]" office:value-type="float" office:value="1.9115149" calcext:value-type="float">
            <text:p>1,9115149</text:p>
          </table:table-cell>
          <table:table-cell table:formula="of:=([.D208]-[.E208])^2" office:value-type="float" office:value="0.54536024292201" calcext:value-type="float">
            <text:p>0,54536024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4556" calcext:value-type="float">
            <text:p>0,34556</text:p>
          </table:table-cell>
          <table:table-cell table:formula="of:=([.B209]*[.$B$297])-([.B209]*[.$B$296])+[.$B$296]" office:value-type="float" office:value="2.2969219" calcext:value-type="float">
            <text:p>2,2969219</text:p>
          </table:table-cell>
          <table:table-cell table:formula="of:=([.C209]*[.$B$297])-([.C209]*[.$B$296])+[.$B$296]" office:value-type="float" office:value="1.862356" calcext:value-type="float">
            <text:p>1,862356</text:p>
          </table:table-cell>
          <table:table-cell table:formula="of:=([.D209]-[.E209])^2" office:value-type="float" office:value="0.18884752144281" calcext:value-type="float">
            <text:p>0,18884752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25157" calcext:value-type="float">
            <text:p>0,325157</text:p>
          </table:table-cell>
          <table:table-cell table:formula="of:=([.B210]*[.$B$297])-([.B210]*[.$B$296])+[.$B$296]" office:value-type="float" office:value="2.3361562" calcext:value-type="float">
            <text:p>2,3361562</text:p>
          </table:table-cell>
          <table:table-cell table:formula="of:=([.C210]*[.$B$297])-([.C210]*[.$B$296])+[.$B$296]" office:value-type="float" office:value="1.7583007" calcext:value-type="float">
            <text:p>1,7583007</text:p>
          </table:table-cell>
          <table:table-cell table:formula="of:=([.D210]-[.E210])^2" office:value-type="float" office:value="0.33391697888025" calcext:value-type="float">
            <text:p>0,33391697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33529" calcext:value-type="float">
            <text:p>0,333529</text:p>
          </table:table-cell>
          <table:table-cell table:formula="of:=([.B211]*[.$B$297])-([.B211]*[.$B$296])+[.$B$296]" office:value-type="float" office:value="2.3753854" calcext:value-type="float">
            <text:p>2,3753854</text:p>
          </table:table-cell>
          <table:table-cell table:formula="of:=([.C211]*[.$B$297])-([.C211]*[.$B$296])+[.$B$296]" office:value-type="float" office:value="1.8009979" calcext:value-type="float">
            <text:p>1,8009979</text:p>
          </table:table-cell>
          <table:table-cell table:formula="of:=([.D211]-[.E211])^2" office:value-type="float" office:value="0.32992100015625" calcext:value-type="float">
            <text:p>0,32992100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47437" calcext:value-type="float">
            <text:p>0,347437</text:p>
          </table:table-cell>
          <table:table-cell table:formula="of:=([.B212]*[.$B$297])-([.B212]*[.$B$296])+[.$B$296]" office:value-type="float" office:value="2.2969219" calcext:value-type="float">
            <text:p>2,2969219</text:p>
          </table:table-cell>
          <table:table-cell table:formula="of:=([.C212]*[.$B$297])-([.C212]*[.$B$296])+[.$B$296]" office:value-type="float" office:value="1.8719287" calcext:value-type="float">
            <text:p>1,8719287</text:p>
          </table:table-cell>
          <table:table-cell table:formula="of:=([.D212]-[.E212])^2" office:value-type="float" office:value="0.18061922004624" calcext:value-type="float">
            <text:p>0,180619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53662" calcext:value-type="float">
            <text:p>0,353662</text:p>
          </table:table-cell>
          <table:table-cell table:formula="of:=([.B213]*[.$B$297])-([.B213]*[.$B$296])+[.$B$296]" office:value-type="float" office:value="2.2969219" calcext:value-type="float">
            <text:p>2,2969219</text:p>
          </table:table-cell>
          <table:table-cell table:formula="of:=([.C213]*[.$B$297])-([.C213]*[.$B$296])+[.$B$296]" office:value-type="float" office:value="1.9036762" calcext:value-type="float">
            <text:p>1,9036762</text:p>
          </table:table-cell>
          <table:table-cell table:formula="of:=([.D213]-[.E213])^2" office:value-type="float" office:value="0.15464218056849" calcext:value-type="float">
            <text:p>0,15464218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357711" calcext:value-type="float">
            <text:p>0,357711</text:p>
          </table:table-cell>
          <table:table-cell table:formula="of:=([.B214]*[.$B$297])-([.B214]*[.$B$296])+[.$B$296]" office:value-type="float" office:value="2.14" calcext:value-type="float">
            <text:p>2,14</text:p>
          </table:table-cell>
          <table:table-cell table:formula="of:=([.C214]*[.$B$297])-([.C214]*[.$B$296])+[.$B$296]" office:value-type="float" office:value="1.9243261" calcext:value-type="float">
            <text:p>1,9243261</text:p>
          </table:table-cell>
          <table:table-cell table:formula="of:=([.D214]-[.E214])^2" office:value-type="float" office:value="0.04651523114121" calcext:value-type="float">
            <text:p>0,04651523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48322" calcext:value-type="float">
            <text:p>0,348322</text:p>
          </table:table-cell>
          <table:table-cell table:formula="of:=([.B215]*[.$B$297])-([.B215]*[.$B$296])+[.$B$296]" office:value-type="float" office:value="2.2576927" calcext:value-type="float">
            <text:p>2,2576927</text:p>
          </table:table-cell>
          <table:table-cell table:formula="of:=([.C215]*[.$B$297])-([.C215]*[.$B$296])+[.$B$296]" office:value-type="float" office:value="1.8764422" calcext:value-type="float">
            <text:p>1,8764422</text:p>
          </table:table-cell>
          <table:table-cell table:formula="of:=([.D215]-[.E215])^2" office:value-type="float" office:value="0.14535194375025" calcext:value-type="float">
            <text:p>0,14535194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350788" calcext:value-type="float">
            <text:p>0,350788</text:p>
          </table:table-cell>
          <table:table-cell table:formula="of:=([.B216]*[.$B$297])-([.B216]*[.$B$296])+[.$B$296]" office:value-type="float" office:value="2.14" calcext:value-type="float">
            <text:p>2,14</text:p>
          </table:table-cell>
          <table:table-cell table:formula="of:=([.C216]*[.$B$297])-([.C216]*[.$B$296])+[.$B$296]" office:value-type="float" office:value="1.8890188" calcext:value-type="float">
            <text:p>1,8890188</text:p>
          </table:table-cell>
          <table:table-cell table:formula="of:=([.D216]-[.E216])^2" office:value-type="float" office:value="0.06299156275344" calcext:value-type="float">
            <text:p>0,06299156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46572" calcext:value-type="float">
            <text:p>0,346572</text:p>
          </table:table-cell>
          <table:table-cell table:formula="of:=([.B217]*[.$B$297])-([.B217]*[.$B$296])+[.$B$296]" office:value-type="float" office:value="2.1007708" calcext:value-type="float">
            <text:p>2,1007708</text:p>
          </table:table-cell>
          <table:table-cell table:formula="of:=([.C217]*[.$B$297])-([.C217]*[.$B$296])+[.$B$296]" office:value-type="float" office:value="1.8675172" calcext:value-type="float">
            <text:p>1,8675172</text:p>
          </table:table-cell>
          <table:table-cell table:formula="of:=([.D217]-[.E217])^2" office:value-type="float" office:value="0.0544072419129601" calcext:value-type="float">
            <text:p>0,05440724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4412" calcext:value-type="float">
            <text:p>0,34412</text:p>
          </table:table-cell>
          <table:table-cell table:formula="of:=([.B218]*[.$B$297])-([.B218]*[.$B$296])+[.$B$296]" office:value-type="float" office:value="1.9438438" calcext:value-type="float">
            <text:p>1,9438438</text:p>
          </table:table-cell>
          <table:table-cell table:formula="of:=([.C218]*[.$B$297])-([.C218]*[.$B$296])+[.$B$296]" office:value-type="float" office:value="1.855012" calcext:value-type="float">
            <text:p>1,855012</text:p>
          </table:table-cell>
          <table:table-cell table:formula="of:=([.D218]-[.E218])^2" office:value-type="float" office:value="0.00789108869123994" calcext:value-type="float">
            <text:p>0,007891088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35592" calcext:value-type="float">
            <text:p>0,335592</text:p>
          </table:table-cell>
          <table:table-cell table:formula="of:=([.B219]*[.$B$297])-([.B219]*[.$B$296])+[.$B$296]" office:value-type="float" office:value="1.8261562" calcext:value-type="float">
            <text:p>1,8261562</text:p>
          </table:table-cell>
          <table:table-cell table:formula="of:=([.C219]*[.$B$297])-([.C219]*[.$B$296])+[.$B$296]" office:value-type="float" office:value="1.8115192" calcext:value-type="float">
            <text:p>1,8115192</text:p>
          </table:table-cell>
          <table:table-cell table:formula="of:=([.D219]-[.E219])^2" office:value-type="float" office:value="0.000214241769" calcext:value-type="float">
            <text:p>0,00021424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23545" calcext:value-type="float">
            <text:p>0,323545</text:p>
          </table:table-cell>
          <table:table-cell table:formula="of:=([.B220]*[.$B$297])-([.B220]*[.$B$296])+[.$B$296]" office:value-type="float" office:value="1.8653854" calcext:value-type="float">
            <text:p>1,8653854</text:p>
          </table:table-cell>
          <table:table-cell table:formula="of:=([.C220]*[.$B$297])-([.C220]*[.$B$296])+[.$B$296]" office:value-type="float" office:value="1.7500795" calcext:value-type="float">
            <text:p>1,7500795</text:p>
          </table:table-cell>
          <table:table-cell table:formula="of:=([.D220]-[.E220])^2" office:value-type="float" office:value="0.01329545057481" calcext:value-type="float">
            <text:p>0,01329545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22845" calcext:value-type="float">
            <text:p>0,322845</text:p>
          </table:table-cell>
          <table:table-cell table:formula="of:=([.B221]*[.$B$297])-([.B221]*[.$B$296])+[.$B$296]" office:value-type="float" office:value="2.3361562" calcext:value-type="float">
            <text:p>2,3361562</text:p>
          </table:table-cell>
          <table:table-cell table:formula="of:=([.C221]*[.$B$297])-([.C221]*[.$B$296])+[.$B$296]" office:value-type="float" office:value="1.7465095" calcext:value-type="float">
            <text:p>1,7465095</text:p>
          </table:table-cell>
          <table:table-cell table:formula="of:=([.D221]-[.E221])^2" office:value-type="float" office:value="0.34768323082089" calcext:value-type="float">
            <text:p>0,34768323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348577" calcext:value-type="float">
            <text:p>0,348577</text:p>
          </table:table-cell>
          <table:table-cell table:formula="of:=([.B222]*[.$B$297])-([.B222]*[.$B$296])+[.$B$296]" office:value-type="float" office:value="3.0815365" calcext:value-type="float">
            <text:p>3,0815365</text:p>
          </table:table-cell>
          <table:table-cell table:formula="of:=([.C222]*[.$B$297])-([.C222]*[.$B$296])+[.$B$296]" office:value-type="float" office:value="1.8777427" calcext:value-type="float">
            <text:p>1,8777427</text:p>
          </table:table-cell>
          <table:table-cell table:formula="of:=([.D222]-[.E222])^2" office:value-type="float" office:value="1.44911951291844" calcext:value-type="float">
            <text:p>1,44911951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393677" calcext:value-type="float">
            <text:p>0,393677</text:p>
          </table:table-cell>
          <table:table-cell table:formula="of:=([.B223]*[.$B$297])-([.B223]*[.$B$296])+[.$B$296]" office:value-type="float" office:value="3.8661562" calcext:value-type="float">
            <text:p>3,8661562</text:p>
          </table:table-cell>
          <table:table-cell table:formula="of:=([.C223]*[.$B$297])-([.C223]*[.$B$296])+[.$B$296]" office:value-type="float" office:value="2.1077527" calcext:value-type="float">
            <text:p>2,1077527</text:p>
          </table:table-cell>
          <table:table-cell table:formula="of:=([.D223]-[.E223])^2" office:value-type="float" office:value="3.09198286881225" calcext:value-type="float">
            <text:p>3,09198286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438857" calcext:value-type="float">
            <text:p>0,438857</text:p>
          </table:table-cell>
          <table:table-cell table:formula="of:=([.B224]*[.$B$297])-([.B224]*[.$B$296])+[.$B$296]" office:value-type="float" office:value="3.4346146" calcext:value-type="float">
            <text:p>3,4346146</text:p>
          </table:table-cell>
          <table:table-cell table:formula="of:=([.C224]*[.$B$297])-([.C224]*[.$B$296])+[.$B$296]" office:value-type="float" office:value="2.3381707" calcext:value-type="float">
            <text:p>2,3381707</text:p>
          </table:table-cell>
          <table:table-cell table:formula="of:=([.D224]-[.E224])^2" office:value-type="float" office:value="1.20218922584721" calcext:value-type="float">
            <text:p>1,20218922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439794" calcext:value-type="float">
            <text:p>0,439794</text:p>
          </table:table-cell>
          <table:table-cell table:formula="of:=([.B225]*[.$B$297])-([.B225]*[.$B$296])+[.$B$296]" office:value-type="float" office:value="4.2976927" calcext:value-type="float">
            <text:p>4,2976927</text:p>
          </table:table-cell>
          <table:table-cell table:formula="of:=([.C225]*[.$B$297])-([.C225]*[.$B$296])+[.$B$296]" office:value-type="float" office:value="2.3429494" calcext:value-type="float">
            <text:p>2,3429494</text:p>
          </table:table-cell>
          <table:table-cell table:formula="of:=([.D225]-[.E225])^2" office:value-type="float" office:value="3.82102136889488" calcext:value-type="float">
            <text:p>3,82102136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62208" calcext:value-type="float">
            <text:p>0,462208</text:p>
          </table:table-cell>
          <table:table-cell table:formula="of:=([.B226]*[.$B$297])-([.B226]*[.$B$296])+[.$B$296]" office:value-type="float" office:value="4.2584635" calcext:value-type="float">
            <text:p>4,2584635</text:p>
          </table:table-cell>
          <table:table-cell table:formula="of:=([.C226]*[.$B$297])-([.C226]*[.$B$296])+[.$B$296]" office:value-type="float" office:value="2.4572608" calcext:value-type="float">
            <text:p>2,4572608</text:p>
          </table:table-cell>
          <table:table-cell table:formula="of:=([.D226]-[.E226])^2" office:value-type="float" office:value="3.24433116648729" calcext:value-type="float">
            <text:p>3,244331166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39376" calcext:value-type="float">
            <text:p>0,39376</text:p>
          </table:table-cell>
          <table:table-cell table:formula="of:=([.B227]*[.$B$297])-([.B227]*[.$B$296])+[.$B$296]" office:value-type="float" office:value="4.5330781" calcext:value-type="float">
            <text:p>4,5330781</text:p>
          </table:table-cell>
          <table:table-cell table:formula="of:=([.C227]*[.$B$297])-([.C227]*[.$B$296])+[.$B$296]" office:value-type="float" office:value="2.108176" calcext:value-type="float">
            <text:p>2,108176</text:p>
          </table:table-cell>
          <table:table-cell table:formula="of:=([.D227]-[.E227])^2" office:value-type="float" office:value="5.88015019458441" calcext:value-type="float">
            <text:p>5,880150194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424945" calcext:value-type="float">
            <text:p>0,424945</text:p>
          </table:table-cell>
          <table:table-cell table:formula="of:=([.B228]*[.$B$297])-([.B228]*[.$B$296])+[.$B$296]" office:value-type="float" office:value="4.18" calcext:value-type="float">
            <text:p>4,18</text:p>
          </table:table-cell>
          <table:table-cell table:formula="of:=([.C228]*[.$B$297])-([.C228]*[.$B$296])+[.$B$296]" office:value-type="float" office:value="2.2672195" calcext:value-type="float">
            <text:p>2,2672195</text:p>
          </table:table-cell>
          <table:table-cell table:formula="of:=([.D228]-[.E228])^2" office:value-type="float" office:value="3.65872924118025" calcext:value-type="float">
            <text:p>3,65872924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399375" calcext:value-type="float">
            <text:p>0,399375</text:p>
          </table:table-cell>
          <table:table-cell table:formula="of:=([.B229]*[.$B$297])-([.B229]*[.$B$296])+[.$B$296]" office:value-type="float" office:value="4.3369219" calcext:value-type="float">
            <text:p>4,3369219</text:p>
          </table:table-cell>
          <table:table-cell table:formula="of:=([.C229]*[.$B$297])-([.C229]*[.$B$296])+[.$B$296]" office:value-type="float" office:value="2.1368125" calcext:value-type="float">
            <text:p>2,1368125</text:p>
          </table:table-cell>
          <table:table-cell table:formula="of:=([.D229]-[.E229])^2" office:value-type="float" office:value="4.84048137196836" calcext:value-type="float">
            <text:p>4,84048137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394808" calcext:value-type="float">
            <text:p>0,394808</text:p>
          </table:table-cell>
          <table:table-cell table:formula="of:=([.B230]*[.$B$297])-([.B230]*[.$B$296])+[.$B$296]" office:value-type="float" office:value="3.8661562" calcext:value-type="float">
            <text:p>3,8661562</text:p>
          </table:table-cell>
          <table:table-cell table:formula="of:=([.C230]*[.$B$297])-([.C230]*[.$B$296])+[.$B$296]" office:value-type="float" office:value="2.1135208" calcext:value-type="float">
            <text:p>2,1135208</text:p>
          </table:table-cell>
          <table:table-cell table:formula="of:=([.D230]-[.E230])^2" office:value-type="float" office:value="3.07173084533316" calcext:value-type="float">
            <text:p>3,07173084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366929" calcext:value-type="float">
            <text:p>0,366929</text:p>
          </table:table-cell>
          <table:table-cell table:formula="of:=([.B231]*[.$B$297])-([.B231]*[.$B$296])+[.$B$296]" office:value-type="float" office:value="3.0030781" calcext:value-type="float">
            <text:p>3,0030781</text:p>
          </table:table-cell>
          <table:table-cell table:formula="of:=([.C231]*[.$B$297])-([.C231]*[.$B$296])+[.$B$296]" office:value-type="float" office:value="1.9713379" calcext:value-type="float">
            <text:p>1,9713379</text:p>
          </table:table-cell>
          <table:table-cell table:formula="of:=([.D231]-[.E231])^2" office:value-type="float" office:value="1.06448784029604" calcext:value-type="float">
            <text:p>1,06448784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63075" calcext:value-type="float">
            <text:p>0,363075</text:p>
          </table:table-cell>
          <table:table-cell table:formula="of:=([.B232]*[.$B$297])-([.B232]*[.$B$296])+[.$B$296]" office:value-type="float" office:value="2.5323073" calcext:value-type="float">
            <text:p>2,5323073</text:p>
          </table:table-cell>
          <table:table-cell table:formula="of:=([.C232]*[.$B$297])-([.C232]*[.$B$296])+[.$B$296]" office:value-type="float" office:value="1.9516825" calcext:value-type="float">
            <text:p>1,9516825</text:p>
          </table:table-cell>
          <table:table-cell table:formula="of:=([.D232]-[.E232])^2" office:value-type="float" office:value="0.33712515837504" calcext:value-type="float">
            <text:p>0,33712515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347033" calcext:value-type="float">
            <text:p>0,347033</text:p>
          </table:table-cell>
          <table:table-cell table:formula="of:=([.B233]*[.$B$297])-([.B233]*[.$B$296])+[.$B$296]" office:value-type="float" office:value="2.7284635" calcext:value-type="float">
            <text:p>2,7284635</text:p>
          </table:table-cell>
          <table:table-cell table:formula="of:=([.C233]*[.$B$297])-([.C233]*[.$B$296])+[.$B$296]" office:value-type="float" office:value="1.8698683" calcext:value-type="float">
            <text:p>1,8698683</text:p>
          </table:table-cell>
          <table:table-cell table:formula="of:=([.D233]-[.E233])^2" office:value-type="float" office:value="0.73718571746304" calcext:value-type="float">
            <text:p>0,73718571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336211" calcext:value-type="float">
            <text:p>0,336211</text:p>
          </table:table-cell>
          <table:table-cell table:formula="of:=([.B234]*[.$B$297])-([.B234]*[.$B$296])+[.$B$296]" office:value-type="float" office:value="2.6107708" calcext:value-type="float">
            <text:p>2,6107708</text:p>
          </table:table-cell>
          <table:table-cell table:formula="of:=([.C234]*[.$B$297])-([.C234]*[.$B$296])+[.$B$296]" office:value-type="float" office:value="1.8146761" calcext:value-type="float">
            <text:p>1,8146761</text:p>
          </table:table-cell>
          <table:table-cell table:formula="of:=([.D234]-[.E234])^2" office:value-type="float" office:value="0.63376677136809" calcext:value-type="float">
            <text:p>0,63376677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44152" calcext:value-type="float">
            <text:p>0,344152</text:p>
          </table:table-cell>
          <table:table-cell table:formula="of:=([.B235]*[.$B$297])-([.B235]*[.$B$296])+[.$B$296]" office:value-type="float" office:value="2.2576927" calcext:value-type="float">
            <text:p>2,2576927</text:p>
          </table:table-cell>
          <table:table-cell table:formula="of:=([.C235]*[.$B$297])-([.C235]*[.$B$296])+[.$B$296]" office:value-type="float" office:value="1.8551752" calcext:value-type="float">
            <text:p>1,8551752</text:p>
          </table:table-cell>
          <table:table-cell table:formula="of:=([.D235]-[.E235])^2" office:value-type="float" office:value="0.16202033780625" calcext:value-type="float">
            <text:p>0,16202033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53972" calcext:value-type="float">
            <text:p>0,353972</text:p>
          </table:table-cell>
          <table:table-cell table:formula="of:=([.B236]*[.$B$297])-([.B236]*[.$B$296])+[.$B$296]" office:value-type="float" office:value="2.2576927" calcext:value-type="float">
            <text:p>2,2576927</text:p>
          </table:table-cell>
          <table:table-cell table:formula="of:=([.C236]*[.$B$297])-([.C236]*[.$B$296])+[.$B$296]" office:value-type="float" office:value="1.9052572" calcext:value-type="float">
            <text:p>1,9052572</text:p>
          </table:table-cell>
          <table:table-cell table:formula="of:=([.D236]-[.E236])^2" office:value-type="float" office:value="0.12421078166025" calcext:value-type="float">
            <text:p>0,12421078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52305" calcext:value-type="float">
            <text:p>0,352305</text:p>
          </table:table-cell>
          <table:table-cell table:formula="of:=([.B237]*[.$B$297])-([.B237]*[.$B$296])+[.$B$296]" office:value-type="float" office:value="2.2969219" calcext:value-type="float">
            <text:p>2,2969219</text:p>
          </table:table-cell>
          <table:table-cell table:formula="of:=([.C237]*[.$B$297])-([.C237]*[.$B$296])+[.$B$296]" office:value-type="float" office:value="1.8967555" calcext:value-type="float">
            <text:p>1,8967555</text:p>
          </table:table-cell>
          <table:table-cell table:formula="of:=([.D237]-[.E237])^2" office:value-type="float" office:value="0.16013314768896" calcext:value-type="float">
            <text:p>0,16013314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47506" calcext:value-type="float">
            <text:p>0,347506</text:p>
          </table:table-cell>
          <table:table-cell table:formula="of:=([.B238]*[.$B$297])-([.B238]*[.$B$296])+[.$B$296]" office:value-type="float" office:value="2.1792292" calcext:value-type="float">
            <text:p>2,1792292</text:p>
          </table:table-cell>
          <table:table-cell table:formula="of:=([.C238]*[.$B$297])-([.C238]*[.$B$296])+[.$B$296]" office:value-type="float" office:value="1.8722806" calcext:value-type="float">
            <text:p>1,8722806</text:p>
          </table:table-cell>
          <table:table-cell table:formula="of:=([.D238]-[.E238])^2" office:value-type="float" office:value="0.09421744304196" calcext:value-type="float">
            <text:p>0,0942174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46616" calcext:value-type="float">
            <text:p>0,346616</text:p>
          </table:table-cell>
          <table:table-cell table:formula="of:=([.B239]*[.$B$297])-([.B239]*[.$B$296])+[.$B$296]" office:value-type="float" office:value="2.5323073" calcext:value-type="float">
            <text:p>2,5323073</text:p>
          </table:table-cell>
          <table:table-cell table:formula="of:=([.C239]*[.$B$297])-([.C239]*[.$B$296])+[.$B$296]" office:value-type="float" office:value="1.8677416" calcext:value-type="float">
            <text:p>1,8677416</text:p>
          </table:table-cell>
          <table:table-cell table:formula="of:=([.D239]-[.E239])^2" office:value-type="float" office:value="0.44164756961649" calcext:value-type="float">
            <text:p>0,44164756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66171" calcext:value-type="float">
            <text:p>0,366171</text:p>
          </table:table-cell>
          <table:table-cell table:formula="of:=([.B240]*[.$B$297])-([.B240]*[.$B$296])+[.$B$296]" office:value-type="float" office:value="1.9830781" calcext:value-type="float">
            <text:p>1,9830781</text:p>
          </table:table-cell>
          <table:table-cell table:formula="of:=([.C240]*[.$B$297])-([.C240]*[.$B$296])+[.$B$296]" office:value-type="float" office:value="1.9674721" calcext:value-type="float">
            <text:p>1,9674721</text:p>
          </table:table-cell>
          <table:table-cell table:formula="of:=([.D240]-[.E240])^2" office:value-type="float" office:value="0.000243547236" calcext:value-type="float">
            <text:p>0,00024354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4313" calcext:value-type="float">
            <text:p>0,34313</text:p>
          </table:table-cell>
          <table:table-cell table:formula="of:=([.B241]*[.$B$297])-([.B241]*[.$B$296])+[.$B$296]" office:value-type="float" office:value="1.9830781" calcext:value-type="float">
            <text:p>1,9830781</text:p>
          </table:table-cell>
          <table:table-cell table:formula="of:=([.C241]*[.$B$297])-([.C241]*[.$B$296])+[.$B$296]" office:value-type="float" office:value="1.849963" calcext:value-type="float">
            <text:p>1,849963</text:p>
          </table:table-cell>
          <table:table-cell table:formula="of:=([.D241]-[.E241])^2" office:value-type="float" office:value="0.0177196298480099" calcext:value-type="float">
            <text:p>0,01771962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35273" calcext:value-type="float">
            <text:p>0,335273</text:p>
          </table:table-cell>
          <table:table-cell table:formula="of:=([.B242]*[.$B$297])-([.B242]*[.$B$296])+[.$B$296]" office:value-type="float" office:value="1.9438438" calcext:value-type="float">
            <text:p>1,9438438</text:p>
          </table:table-cell>
          <table:table-cell table:formula="of:=([.C242]*[.$B$297])-([.C242]*[.$B$296])+[.$B$296]" office:value-type="float" office:value="1.8098923" calcext:value-type="float">
            <text:p>1,8098923</text:p>
          </table:table-cell>
          <table:table-cell table:formula="of:=([.D242]-[.E242])^2" office:value-type="float" office:value="0.01794300435225" calcext:value-type="float">
            <text:p>0,017943004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30413" calcext:value-type="float">
            <text:p>0,330413</text:p>
          </table:table-cell>
          <table:table-cell table:formula="of:=([.B243]*[.$B$297])-([.B243]*[.$B$296])+[.$B$296]" office:value-type="float" office:value="1.7476927" calcext:value-type="float">
            <text:p>1,7476927</text:p>
          </table:table-cell>
          <table:table-cell table:formula="of:=([.C243]*[.$B$297])-([.C243]*[.$B$296])+[.$B$296]" office:value-type="float" office:value="1.7851063" calcext:value-type="float">
            <text:p>1,7851063</text:p>
          </table:table-cell>
          <table:table-cell table:formula="of:=([.D243]-[.E243])^2" office:value-type="float" office:value="0.00139977746496" calcext:value-type="float">
            <text:p>0,00139977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15221" calcext:value-type="float">
            <text:p>0,315221</text:p>
          </table:table-cell>
          <table:table-cell table:formula="of:=([.B244]*[.$B$297])-([.B244]*[.$B$296])+[.$B$296]" office:value-type="float" office:value="1.7476927" calcext:value-type="float">
            <text:p>1,7476927</text:p>
          </table:table-cell>
          <table:table-cell table:formula="of:=([.C244]*[.$B$297])-([.C244]*[.$B$296])+[.$B$296]" office:value-type="float" office:value="1.7076271" calcext:value-type="float">
            <text:p>1,7076271</text:p>
          </table:table-cell>
          <table:table-cell table:formula="of:=([.D244]-[.E244])^2" office:value-type="float" office:value="0.00160525230336003" calcext:value-type="float">
            <text:p>0,00160525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14637" calcext:value-type="float">
            <text:p>0,314637</text:p>
          </table:table-cell>
          <table:table-cell table:formula="of:=([.B245]*[.$B$297])-([.B245]*[.$B$296])+[.$B$296]" office:value-type="float" office:value="1.9438438" calcext:value-type="float">
            <text:p>1,9438438</text:p>
          </table:table-cell>
          <table:table-cell table:formula="of:=([.C245]*[.$B$297])-([.C245]*[.$B$296])+[.$B$296]" office:value-type="float" office:value="1.7046487" calcext:value-type="float">
            <text:p>1,7046487</text:p>
          </table:table-cell>
          <table:table-cell table:formula="of:=([.D245]-[.E245])^2" office:value-type="float" office:value="0.0572142958640099" calcext:value-type="float">
            <text:p>0,05721429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25507" calcext:value-type="float">
            <text:p>0,325507</text:p>
          </table:table-cell>
          <table:table-cell table:formula="of:=([.B246]*[.$B$297])-([.B246]*[.$B$296])+[.$B$296]" office:value-type="float" office:value="2.5323073" calcext:value-type="float">
            <text:p>2,5323073</text:p>
          </table:table-cell>
          <table:table-cell table:formula="of:=([.C246]*[.$B$297])-([.C246]*[.$B$296])+[.$B$296]" office:value-type="float" office:value="1.7600857" calcext:value-type="float">
            <text:p>1,7600857</text:p>
          </table:table-cell>
          <table:table-cell table:formula="of:=([.D246]-[.E246])^2" office:value-type="float" office:value="0.59632619950656" calcext:value-type="float">
            <text:p>0,59632619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361569" calcext:value-type="float">
            <text:p>0,361569</text:p>
          </table:table-cell>
          <table:table-cell table:formula="of:=([.B247]*[.$B$297])-([.B247]*[.$B$296])+[.$B$296]" office:value-type="float" office:value="3.3561562" calcext:value-type="float">
            <text:p>3,3561562</text:p>
          </table:table-cell>
          <table:table-cell table:formula="of:=([.C247]*[.$B$297])-([.C247]*[.$B$296])+[.$B$296]" office:value-type="float" office:value="1.9440019" calcext:value-type="float">
            <text:p>1,9440019</text:p>
          </table:table-cell>
          <table:table-cell table:formula="of:=([.D247]-[.E247])^2" office:value-type="float" office:value="1.99417976700849" calcext:value-type="float">
            <text:p>1,9941797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411791" calcext:value-type="float">
            <text:p>0,411791</text:p>
          </table:table-cell>
          <table:table-cell table:formula="of:=([.B248]*[.$B$297])-([.B248]*[.$B$296])+[.$B$296]" office:value-type="float" office:value="3.9838438" calcext:value-type="float">
            <text:p>3,9838438</text:p>
          </table:table-cell>
          <table:table-cell table:formula="of:=([.C248]*[.$B$297])-([.C248]*[.$B$296])+[.$B$296]" office:value-type="float" office:value="2.2001341" calcext:value-type="float">
            <text:p>2,2001341</text:p>
          </table:table-cell>
          <table:table-cell table:formula="of:=([.D248]-[.E248])^2" office:value-type="float" office:value="3.18162029387409" calcext:value-type="float">
            <text:p>3,18162029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449017" calcext:value-type="float">
            <text:p>0,449017</text:p>
          </table:table-cell>
          <table:table-cell table:formula="of:=([.B249]*[.$B$297])-([.B249]*[.$B$296])+[.$B$296]" office:value-type="float" office:value="4.1407708" calcext:value-type="float">
            <text:p>4,1407708</text:p>
          </table:table-cell>
          <table:table-cell table:formula="of:=([.C249]*[.$B$297])-([.C249]*[.$B$296])+[.$B$296]" office:value-type="float" office:value="2.3899867" calcext:value-type="float">
            <text:p>2,3899867</text:p>
          </table:table-cell>
          <table:table-cell table:formula="of:=([.D249]-[.E249])^2" office:value-type="float" office:value="3.06524496481281" calcext:value-type="float">
            <text:p>3,06524496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463545" calcext:value-type="float">
            <text:p>0,463545</text:p>
          </table:table-cell>
          <table:table-cell table:formula="of:=([.B250]*[.$B$297])-([.B250]*[.$B$296])+[.$B$296]" office:value-type="float" office:value="3.9446146" calcext:value-type="float">
            <text:p>3,9446146</text:p>
          </table:table-cell>
          <table:table-cell table:formula="of:=([.C250]*[.$B$297])-([.C250]*[.$B$296])+[.$B$296]" office:value-type="float" office:value="2.4640795" calcext:value-type="float">
            <text:p>2,4640795</text:p>
          </table:table-cell>
          <table:table-cell table:formula="of:=([.D250]-[.E250])^2" office:value-type="float" office:value="2.19198418233201" calcext:value-type="float">
            <text:p>2,19198418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44228" calcext:value-type="float">
            <text:p>0,44228</text:p>
          </table:table-cell>
          <table:table-cell table:formula="of:=([.B251]*[.$B$297])-([.B251]*[.$B$296])+[.$B$296]" office:value-type="float" office:value="4.0623073" calcext:value-type="float">
            <text:p>4,0623073</text:p>
          </table:table-cell>
          <table:table-cell table:formula="of:=([.C251]*[.$B$297])-([.C251]*[.$B$296])+[.$B$296]" office:value-type="float" office:value="2.355628" calcext:value-type="float">
            <text:p>2,355628</text:p>
          </table:table-cell>
          <table:table-cell table:formula="of:=([.D251]-[.E251])^2" office:value-type="float" office:value="2.91275423304849" calcext:value-type="float">
            <text:p>2,9127542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411286" calcext:value-type="float">
            <text:p>0,411286</text:p>
          </table:table-cell>
          <table:table-cell table:formula="of:=([.B252]*[.$B$297])-([.B252]*[.$B$296])+[.$B$296]" office:value-type="float" office:value="4.2192292" calcext:value-type="float">
            <text:p>4,2192292</text:p>
          </table:table-cell>
          <table:table-cell table:formula="of:=([.C252]*[.$B$297])-([.C252]*[.$B$296])+[.$B$296]" office:value-type="float" office:value="2.1975586" calcext:value-type="float">
            <text:p>2,1975586</text:p>
          </table:table-cell>
          <table:table-cell table:formula="of:=([.D252]-[.E252])^2" office:value-type="float" office:value="4.08715201490436" calcext:value-type="float">
            <text:p>4,087152014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84507" calcext:value-type="float">
            <text:p>0,384507</text:p>
          </table:table-cell>
          <table:table-cell table:formula="of:=([.B253]*[.$B$297])-([.B253]*[.$B$296])+[.$B$296]" office:value-type="float" office:value="4.1407708" calcext:value-type="float">
            <text:p>4,1407708</text:p>
          </table:table-cell>
          <table:table-cell table:formula="of:=([.C253]*[.$B$297])-([.C253]*[.$B$296])+[.$B$296]" office:value-type="float" office:value="2.0609857" calcext:value-type="float">
            <text:p>2,0609857</text:p>
          </table:table-cell>
          <table:table-cell table:formula="of:=([.D253]-[.E253])^2" office:value-type="float" office:value="4.32550606218201" calcext:value-type="float">
            <text:p>4,32550606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386109" calcext:value-type="float">
            <text:p>0,386109</text:p>
          </table:table-cell>
          <table:table-cell table:formula="of:=([.B254]*[.$B$297])-([.B254]*[.$B$296])+[.$B$296]" office:value-type="float" office:value="4.0230781" calcext:value-type="float">
            <text:p>4,0230781</text:p>
          </table:table-cell>
          <table:table-cell table:formula="of:=([.C254]*[.$B$297])-([.C254]*[.$B$296])+[.$B$296]" office:value-type="float" office:value="2.0691559" calcext:value-type="float">
            <text:p>2,0691559</text:p>
          </table:table-cell>
          <table:table-cell table:formula="of:=([.D254]-[.E254])^2" office:value-type="float" office:value="3.81781196365284" calcext:value-type="float">
            <text:p>3,817811963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393326" calcext:value-type="float">
            <text:p>0,393326</text:p>
          </table:table-cell>
          <table:table-cell table:formula="of:=([.B255]*[.$B$297])-([.B255]*[.$B$296])+[.$B$296]" office:value-type="float" office:value="3.8269219" calcext:value-type="float">
            <text:p>3,8269219</text:p>
          </table:table-cell>
          <table:table-cell table:formula="of:=([.C255]*[.$B$297])-([.C255]*[.$B$296])+[.$B$296]" office:value-type="float" office:value="2.1059626" calcext:value-type="float">
            <text:p>2,1059626</text:p>
          </table:table-cell>
          <table:table-cell table:formula="of:=([.D255]-[.E255])^2" office:value-type="float" office:value="2.96170091225649" calcext:value-type="float">
            <text:p>2,96170091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38137" calcext:value-type="float">
            <text:p>0,38137</text:p>
          </table:table-cell>
          <table:table-cell table:formula="of:=([.B256]*[.$B$297])-([.B256]*[.$B$296])+[.$B$296]" office:value-type="float" office:value="3.0815365" calcext:value-type="float">
            <text:p>3,0815365</text:p>
          </table:table-cell>
          <table:table-cell table:formula="of:=([.C256]*[.$B$297])-([.C256]*[.$B$296])+[.$B$296]" office:value-type="float" office:value="2.044987" calcext:value-type="float">
            <text:p>2,044987</text:p>
          </table:table-cell>
          <table:table-cell table:formula="of:=([.D256]-[.E256])^2" office:value-type="float" office:value="1.07443486595025" calcext:value-type="float">
            <text:p>1,0744348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62295" calcext:value-type="float">
            <text:p>0,362295</text:p>
          </table:table-cell>
          <table:table-cell table:formula="of:=([.B257]*[.$B$297])-([.B257]*[.$B$296])+[.$B$296]" office:value-type="float" office:value="2.1007708" calcext:value-type="float">
            <text:p>2,1007708</text:p>
          </table:table-cell>
          <table:table-cell table:formula="of:=([.C257]*[.$B$297])-([.C257]*[.$B$296])+[.$B$296]" office:value-type="float" office:value="1.9477045" calcext:value-type="float">
            <text:p>1,9477045</text:p>
          </table:table-cell>
          <table:table-cell table:formula="of:=([.D257]-[.E257])^2" office:value-type="float" office:value="0.02342929219569" calcext:value-type="float">
            <text:p>0,02342929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37615" calcext:value-type="float">
            <text:p>0,337615</text:p>
          </table:table-cell>
          <table:table-cell table:formula="of:=([.B258]*[.$B$297])-([.B258]*[.$B$296])+[.$B$296]" office:value-type="float" office:value="2.1792292" calcext:value-type="float">
            <text:p>2,1792292</text:p>
          </table:table-cell>
          <table:table-cell table:formula="of:=([.C258]*[.$B$297])-([.C258]*[.$B$296])+[.$B$296]" office:value-type="float" office:value="1.8218365" calcext:value-type="float">
            <text:p>1,8218365</text:p>
          </table:table-cell>
          <table:table-cell table:formula="of:=([.D258]-[.E258])^2" office:value-type="float" office:value="0.12772954201329" calcext:value-type="float">
            <text:p>0,1277295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321714" calcext:value-type="float">
            <text:p>0,321714</text:p>
          </table:table-cell>
          <table:table-cell table:formula="of:=([.B259]*[.$B$297])-([.B259]*[.$B$296])+[.$B$296]" office:value-type="float" office:value="2.9246146" calcext:value-type="float">
            <text:p>2,9246146</text:p>
          </table:table-cell>
          <table:table-cell table:formula="of:=([.C259]*[.$B$297])-([.C259]*[.$B$296])+[.$B$296]" office:value-type="float" office:value="1.7407414" calcext:value-type="float">
            <text:p>1,7407414</text:p>
          </table:table-cell>
          <table:table-cell table:formula="of:=([.D259]-[.E259])^2" office:value-type="float" office:value="1.40155575367824" calcext:value-type="float">
            <text:p>1,40155575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347576" calcext:value-type="float">
            <text:p>0,347576</text:p>
          </table:table-cell>
          <table:table-cell table:formula="of:=([.B260]*[.$B$297])-([.B260]*[.$B$296])+[.$B$296]" office:value-type="float" office:value="3.4738438" calcext:value-type="float">
            <text:p>3,4738438</text:p>
          </table:table-cell>
          <table:table-cell table:formula="of:=([.C260]*[.$B$297])-([.C260]*[.$B$296])+[.$B$296]" office:value-type="float" office:value="1.8726376" calcext:value-type="float">
            <text:p>1,8726376</text:p>
          </table:table-cell>
          <table:table-cell table:formula="of:=([.D260]-[.E260])^2" office:value-type="float" office:value="2.56386129491844" calcext:value-type="float">
            <text:p>2,56386129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391262" calcext:value-type="float">
            <text:p>0,391262</text:p>
          </table:table-cell>
          <table:table-cell table:formula="of:=([.B261]*[.$B$297])-([.B261]*[.$B$296])+[.$B$296]" office:value-type="float" office:value="4.2584635" calcext:value-type="float">
            <text:p>4,2584635</text:p>
          </table:table-cell>
          <table:table-cell table:formula="of:=([.C261]*[.$B$297])-([.C261]*[.$B$296])+[.$B$296]" office:value-type="float" office:value="2.0954362" calcext:value-type="float">
            <text:p>2,0954362</text:p>
          </table:table-cell>
          <table:table-cell table:formula="of:=([.D261]-[.E261])^2" office:value-type="float" office:value="4.67868710054529" calcext:value-type="float">
            <text:p>4,67868710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56956" calcext:value-type="float">
            <text:p>0,456956</text:p>
          </table:table-cell>
          <table:table-cell table:formula="of:=([.B262]*[.$B$297])-([.B262]*[.$B$296])+[.$B$296]" office:value-type="float" office:value="3.4738438" calcext:value-type="float">
            <text:p>3,4738438</text:p>
          </table:table-cell>
          <table:table-cell table:formula="of:=([.C262]*[.$B$297])-([.C262]*[.$B$296])+[.$B$296]" office:value-type="float" office:value="2.4304756" calcext:value-type="float">
            <text:p>2,4304756</text:p>
          </table:table-cell>
          <table:table-cell table:formula="of:=([.D262]-[.E262])^2" office:value-type="float" office:value="1.08861720077124" calcext:value-type="float">
            <text:p>1,088617200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42948" calcext:value-type="float">
            <text:p>0,42948</text:p>
          </table:table-cell>
          <table:table-cell table:formula="of:=([.B263]*[.$B$297])-([.B263]*[.$B$296])+[.$B$296]" office:value-type="float" office:value="3.5523073" calcext:value-type="float">
            <text:p>3,5523073</text:p>
          </table:table-cell>
          <table:table-cell table:formula="of:=([.C263]*[.$B$297])-([.C263]*[.$B$296])+[.$B$296]" office:value-type="float" office:value="2.290348" calcext:value-type="float">
            <text:p>2,290348</text:p>
          </table:table-cell>
          <table:table-cell table:formula="of:=([.D263]-[.E263])^2" office:value-type="float" office:value="1.59254127485649" calcext:value-type="float">
            <text:p>1,59254127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433409" calcext:value-type="float">
            <text:p>0,433409</text:p>
          </table:table-cell>
          <table:table-cell table:formula="of:=([.B264]*[.$B$297])-([.B264]*[.$B$296])+[.$B$296]" office:value-type="float" office:value="3.6307708" calcext:value-type="float">
            <text:p>3,6307708</text:p>
          </table:table-cell>
          <table:table-cell table:formula="of:=([.C264]*[.$B$297])-([.C264]*[.$B$296])+[.$B$296]" office:value-type="float" office:value="2.3103859" calcext:value-type="float">
            <text:p>2,3103859</text:p>
          </table:table-cell>
          <table:table-cell table:formula="of:=([.D264]-[.E264])^2" office:value-type="float" office:value="1.74341628414801" calcext:value-type="float">
            <text:p>1,74341628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374787" calcext:value-type="float">
            <text:p>0,374787</text:p>
          </table:table-cell>
          <table:table-cell table:formula="of:=([.B265]*[.$B$297])-([.B265]*[.$B$296])+[.$B$296]" office:value-type="float" office:value="4.69" calcext:value-type="float">
            <text:p>4,69</text:p>
          </table:table-cell>
          <table:table-cell table:formula="of:=([.C265]*[.$B$297])-([.C265]*[.$B$296])+[.$B$296]" office:value-type="float" office:value="2.0114137" calcext:value-type="float">
            <text:p>2,0114137</text:p>
          </table:table-cell>
          <table:table-cell table:formula="of:=([.D265]-[.E265])^2" office:value-type="float" office:value="7.17482456654769" calcext:value-type="float">
            <text:p>7,174824566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393663" calcext:value-type="float">
            <text:p>0,393663</text:p>
          </table:table-cell>
          <table:table-cell table:formula="of:=([.B266]*[.$B$297])-([.B266]*[.$B$296])+[.$B$296]" office:value-type="float" office:value="4.7684635" calcext:value-type="float">
            <text:p>4,7684635</text:p>
          </table:table-cell>
          <table:table-cell table:formula="of:=([.C266]*[.$B$297])-([.C266]*[.$B$296])+[.$B$296]" office:value-type="float" office:value="2.1076813" calcext:value-type="float">
            <text:p>2,1076813</text:p>
          </table:table-cell>
          <table:table-cell table:formula="of:=([.D266]-[.E266])^2" office:value-type="float" office:value="7.07976191583684" calcext:value-type="float">
            <text:p>7,079761915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400445" calcext:value-type="float">
            <text:p>0,400445</text:p>
          </table:table-cell>
          <table:table-cell table:formula="of:=([.B267]*[.$B$297])-([.B267]*[.$B$296])+[.$B$296]" office:value-type="float" office:value="4.4153854" calcext:value-type="float">
            <text:p>4,4153854</text:p>
          </table:table-cell>
          <table:table-cell table:formula="of:=([.C267]*[.$B$297])-([.C267]*[.$B$296])+[.$B$296]" office:value-type="float" office:value="2.1422695" calcext:value-type="float">
            <text:p>2,1422695</text:p>
          </table:table-cell>
          <table:table-cell table:formula="of:=([.D267]-[.E267])^2" office:value-type="float" office:value="5.16705589483281" calcext:value-type="float">
            <text:p>5,16705589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437439" calcext:value-type="float">
            <text:p>0,437439</text:p>
          </table:table-cell>
          <table:table-cell table:formula="of:=([.B268]*[.$B$297])-([.B268]*[.$B$296])+[.$B$296]" office:value-type="float" office:value="3.7092292" calcext:value-type="float">
            <text:p>3,7092292</text:p>
          </table:table-cell>
          <table:table-cell table:formula="of:=([.C268]*[.$B$297])-([.C268]*[.$B$296])+[.$B$296]" office:value-type="float" office:value="2.3309389" calcext:value-type="float">
            <text:p>2,3309389</text:p>
          </table:table-cell>
          <table:table-cell table:formula="of:=([.D268]-[.E268])^2" office:value-type="float" office:value="1.89968415107409" calcext:value-type="float">
            <text:p>1,89968415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397306" calcext:value-type="float">
            <text:p>0,397306</text:p>
          </table:table-cell>
          <table:table-cell table:formula="of:=([.B269]*[.$B$297])-([.B269]*[.$B$296])+[.$B$296]" office:value-type="float" office:value="3.1992292" calcext:value-type="float">
            <text:p>3,1992292</text:p>
          </table:table-cell>
          <table:table-cell table:formula="of:=([.C269]*[.$B$297])-([.C269]*[.$B$296])+[.$B$296]" office:value-type="float" office:value="2.1262606" calcext:value-type="float">
            <text:p>2,1262606</text:p>
          </table:table-cell>
          <table:table-cell table:formula="of:=([.D269]-[.E269])^2" office:value-type="float" office:value="1.15126161658596" calcext:value-type="float">
            <text:p>1,15126161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355836" calcext:value-type="float">
            <text:p>0,355836</text:p>
          </table:table-cell>
          <table:table-cell table:formula="of:=([.B270]*[.$B$297])-([.B270]*[.$B$296])+[.$B$296]" office:value-type="float" office:value="2.9246146" calcext:value-type="float">
            <text:p>2,9246146</text:p>
          </table:table-cell>
          <table:table-cell table:formula="of:=([.C270]*[.$B$297])-([.C270]*[.$B$296])+[.$B$296]" office:value-type="float" office:value="1.9147636" calcext:value-type="float">
            <text:p>1,9147636</text:p>
          </table:table-cell>
          <table:table-cell table:formula="of:=([.D270]-[.E270])^2" office:value-type="float" office:value="1.019799042201" calcext:value-type="float">
            <text:p>1,01979904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338127" calcext:value-type="float">
            <text:p>0,338127</text:p>
          </table:table-cell>
          <table:table-cell table:formula="of:=([.B271]*[.$B$297])-([.B271]*[.$B$296])+[.$B$296]" office:value-type="float" office:value="2.8461562" calcext:value-type="float">
            <text:p>2,8461562</text:p>
          </table:table-cell>
          <table:table-cell table:formula="of:=([.C271]*[.$B$297])-([.C271]*[.$B$296])+[.$B$296]" office:value-type="float" office:value="1.8244477" calcext:value-type="float">
            <text:p>1,8244477</text:p>
          </table:table-cell>
          <table:table-cell table:formula="of:=([.D271]-[.E271])^2" office:value-type="float" office:value="1.04388825897225" calcext:value-type="float">
            <text:p>1,0438882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43744" calcext:value-type="float">
            <text:p>0,343744</text:p>
          </table:table-cell>
          <table:table-cell table:formula="of:=([.B272]*[.$B$297])-([.B272]*[.$B$296])+[.$B$296]" office:value-type="float" office:value="2.5323073" calcext:value-type="float">
            <text:p>2,5323073</text:p>
          </table:table-cell>
          <table:table-cell table:formula="of:=([.C272]*[.$B$297])-([.C272]*[.$B$296])+[.$B$296]" office:value-type="float" office:value="1.8530944" calcext:value-type="float">
            <text:p>1,8530944</text:p>
          </table:table-cell>
          <table:table-cell table:formula="of:=([.D272]-[.E272])^2" office:value-type="float" office:value="0.46133016352641" calcext:value-type="float">
            <text:p>0,461330163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349458" calcext:value-type="float">
            <text:p>0,349458</text:p>
          </table:table-cell>
          <table:table-cell table:formula="of:=([.B273]*[.$B$297])-([.B273]*[.$B$296])+[.$B$296]" office:value-type="float" office:value="2.7284635" calcext:value-type="float">
            <text:p>2,7284635</text:p>
          </table:table-cell>
          <table:table-cell table:formula="of:=([.C273]*[.$B$297])-([.C273]*[.$B$296])+[.$B$296]" office:value-type="float" office:value="1.8822358" calcext:value-type="float">
            <text:p>1,8822358</text:p>
          </table:table-cell>
          <table:table-cell table:formula="of:=([.D273]-[.E273])^2" office:value-type="float" office:value="0.71610132024729" calcext:value-type="float">
            <text:p>0,71610132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664" calcext:value-type="float">
            <text:p>0,3664</text:p>
          </table:table-cell>
          <table:table-cell table:formula="of:=([.B274]*[.$B$297])-([.B274]*[.$B$296])+[.$B$296]" office:value-type="float" office:value="2.4930781" calcext:value-type="float">
            <text:p>2,4930781</text:p>
          </table:table-cell>
          <table:table-cell table:formula="of:=([.C274]*[.$B$297])-([.C274]*[.$B$296])+[.$B$296]" office:value-type="float" office:value="1.96864" calcext:value-type="float">
            <text:p>1,96864</text:p>
          </table:table-cell>
          <table:table-cell table:formula="of:=([.D274]-[.E274])^2" office:value-type="float" office:value="0.27503532073161" calcext:value-type="float">
            <text:p>0,27503532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58164" calcext:value-type="float">
            <text:p>0,358164</text:p>
          </table:table-cell>
          <table:table-cell table:formula="of:=([.B275]*[.$B$297])-([.B275]*[.$B$296])+[.$B$296]" office:value-type="float" office:value="2.4538438" calcext:value-type="float">
            <text:p>2,4538438</text:p>
          </table:table-cell>
          <table:table-cell table:formula="of:=([.C275]*[.$B$297])-([.C275]*[.$B$296])+[.$B$296]" office:value-type="float" office:value="1.9266364" calcext:value-type="float">
            <text:p>1,9266364</text:p>
          </table:table-cell>
          <table:table-cell table:formula="of:=([.D275]-[.E275])^2" office:value-type="float" office:value="0.27794764261476" calcext:value-type="float">
            <text:p>0,27794764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63531" calcext:value-type="float">
            <text:p>0,363531</text:p>
          </table:table-cell>
          <table:table-cell table:formula="of:=([.B276]*[.$B$297])-([.B276]*[.$B$296])+[.$B$296]" office:value-type="float" office:value="2.4146146" calcext:value-type="float">
            <text:p>2,4146146</text:p>
          </table:table-cell>
          <table:table-cell table:formula="of:=([.C276]*[.$B$297])-([.C276]*[.$B$296])+[.$B$296]" office:value-type="float" office:value="1.9540081" calcext:value-type="float">
            <text:p>1,9540081</text:p>
          </table:table-cell>
          <table:table-cell table:formula="of:=([.D276]-[.E276])^2" office:value-type="float" office:value="0.21215834784225" calcext:value-type="float">
            <text:p>0,21215834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60273" calcext:value-type="float">
            <text:p>0,360273</text:p>
          </table:table-cell>
          <table:table-cell table:formula="of:=([.B277]*[.$B$297])-([.B277]*[.$B$296])+[.$B$296]" office:value-type="float" office:value="2.4538438" calcext:value-type="float">
            <text:p>2,4538438</text:p>
          </table:table-cell>
          <table:table-cell table:formula="of:=([.C277]*[.$B$297])-([.C277]*[.$B$296])+[.$B$296]" office:value-type="float" office:value="1.9373923" calcext:value-type="float">
            <text:p>1,9373923</text:p>
          </table:table-cell>
          <table:table-cell table:formula="of:=([.D277]-[.E277])^2" office:value-type="float" office:value="0.26672215185225" calcext:value-type="float">
            <text:p>0,26672215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60188" calcext:value-type="float">
            <text:p>0,360188</text:p>
          </table:table-cell>
          <table:table-cell table:formula="of:=([.B278]*[.$B$297])-([.B278]*[.$B$296])+[.$B$296]" office:value-type="float" office:value="2.3753854" calcext:value-type="float">
            <text:p>2,3753854</text:p>
          </table:table-cell>
          <table:table-cell table:formula="of:=([.C278]*[.$B$297])-([.C278]*[.$B$296])+[.$B$296]" office:value-type="float" office:value="1.9369588" calcext:value-type="float">
            <text:p>1,9369588</text:p>
          </table:table-cell>
          <table:table-cell table:formula="of:=([.D278]-[.E278])^2" office:value-type="float" office:value="0.19221788358756" calcext:value-type="float">
            <text:p>0,192217883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60575" calcext:value-type="float">
            <text:p>0,360575</text:p>
          </table:table-cell>
          <table:table-cell table:formula="of:=([.B279]*[.$B$297])-([.B279]*[.$B$296])+[.$B$296]" office:value-type="float" office:value="2.2184635" calcext:value-type="float">
            <text:p>2,2184635</text:p>
          </table:table-cell>
          <table:table-cell table:formula="of:=([.C279]*[.$B$297])-([.C279]*[.$B$296])+[.$B$296]" office:value-type="float" office:value="1.9389325" calcext:value-type="float">
            <text:p>1,9389325</text:p>
          </table:table-cell>
          <table:table-cell table:formula="of:=([.D279]-[.E279])^2" office:value-type="float" office:value="0.078137579961" calcext:value-type="float">
            <text:p>0,078137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53731" calcext:value-type="float">
            <text:p>0,353731</text:p>
          </table:table-cell>
          <table:table-cell table:formula="of:=([.B280]*[.$B$297])-([.B280]*[.$B$296])+[.$B$296]" office:value-type="float" office:value="2.2184635" calcext:value-type="float">
            <text:p>2,2184635</text:p>
          </table:table-cell>
          <table:table-cell table:formula="of:=([.C280]*[.$B$297])-([.C280]*[.$B$296])+[.$B$296]" office:value-type="float" office:value="1.9040281" calcext:value-type="float">
            <text:p>1,9040281</text:p>
          </table:table-cell>
          <table:table-cell table:formula="of:=([.D280]-[.E280])^2" office:value-type="float" office:value="0.0988696207731599" calcext:value-type="float">
            <text:p>0,09886962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350138" calcext:value-type="float">
            <text:p>0,350138</text:p>
          </table:table-cell>
          <table:table-cell table:formula="of:=([.B281]*[.$B$297])-([.B281]*[.$B$296])+[.$B$296]" office:value-type="float" office:value="2.7284635" calcext:value-type="float">
            <text:p>2,7284635</text:p>
          </table:table-cell>
          <table:table-cell table:formula="of:=([.C281]*[.$B$297])-([.C281]*[.$B$296])+[.$B$296]" office:value-type="float" office:value="1.8857038" calcext:value-type="float">
            <text:p>1,8857038</text:p>
          </table:table-cell>
          <table:table-cell table:formula="of:=([.D281]-[.E281])^2" office:value-type="float" office:value="0.71024391194409" calcext:value-type="float">
            <text:p>0,71024391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370727" calcext:value-type="float">
            <text:p>0,370727</text:p>
          </table:table-cell>
          <table:table-cell table:formula="of:=([.B282]*[.$B$297])-([.B282]*[.$B$296])+[.$B$296]" office:value-type="float" office:value="2.6107708" calcext:value-type="float">
            <text:p>2,6107708</text:p>
          </table:table-cell>
          <table:table-cell table:formula="of:=([.C282]*[.$B$297])-([.C282]*[.$B$296])+[.$B$296]" office:value-type="float" office:value="1.9907077" calcext:value-type="float">
            <text:p>1,9907077</text:p>
          </table:table-cell>
          <table:table-cell table:formula="of:=([.D282]-[.E282])^2" office:value-type="float" office:value="0.38447824798161" calcext:value-type="float">
            <text:p>0,38447824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73236" calcext:value-type="float">
            <text:p>0,373236</text:p>
          </table:table-cell>
          <table:table-cell table:formula="of:=([.B283]*[.$B$297])-([.B283]*[.$B$296])+[.$B$296]" office:value-type="float" office:value="2.4930781" calcext:value-type="float">
            <text:p>2,4930781</text:p>
          </table:table-cell>
          <table:table-cell table:formula="of:=([.C283]*[.$B$297])-([.C283]*[.$B$296])+[.$B$296]" office:value-type="float" office:value="2.0035036" calcext:value-type="float">
            <text:p>2,0035036</text:p>
          </table:table-cell>
          <table:table-cell table:formula="of:=([.D283]-[.E283])^2" office:value-type="float" office:value="0.23968319105025" calcext:value-type="float">
            <text:p>0,23968319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80364" calcext:value-type="float">
            <text:p>0,380364</text:p>
          </table:table-cell>
          <table:table-cell table:formula="of:=([.B284]*[.$B$297])-([.B284]*[.$B$296])+[.$B$296]" office:value-type="float" office:value="2.3361562" calcext:value-type="float">
            <text:p>2,3361562</text:p>
          </table:table-cell>
          <table:table-cell table:formula="of:=([.C284]*[.$B$297])-([.C284]*[.$B$296])+[.$B$296]" office:value-type="float" office:value="2.0398564" calcext:value-type="float">
            <text:p>2,0398564</text:p>
          </table:table-cell>
          <table:table-cell table:formula="of:=([.D284]-[.E284])^2" office:value-type="float" office:value="0.0877935714800399" calcext:value-type="float">
            <text:p>0,08779357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64253" calcext:value-type="float">
            <text:p>0,364253</text:p>
          </table:table-cell>
          <table:table-cell table:formula="of:=([.B285]*[.$B$297])-([.B285]*[.$B$296])+[.$B$296]" office:value-type="float" office:value="2.1792292" calcext:value-type="float">
            <text:p>2,1792292</text:p>
          </table:table-cell>
          <table:table-cell table:formula="of:=([.C285]*[.$B$297])-([.C285]*[.$B$296])+[.$B$296]" office:value-type="float" office:value="1.9576903" calcext:value-type="float">
            <text:p>1,9576903</text:p>
          </table:table-cell>
          <table:table-cell table:formula="of:=([.D285]-[.E285])^2" office:value-type="float" office:value="0.0490794842132099" calcext:value-type="float">
            <text:p>0,049079484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4645" calcext:value-type="float">
            <text:p>0,34645</text:p>
          </table:table-cell>
          <table:table-cell table:formula="of:=([.B286]*[.$B$297])-([.B286]*[.$B$296])+[.$B$296]" office:value-type="float" office:value="1.9438438" calcext:value-type="float">
            <text:p>1,9438438</text:p>
          </table:table-cell>
          <table:table-cell table:formula="of:=([.C286]*[.$B$297])-([.C286]*[.$B$296])+[.$B$296]" office:value-type="float" office:value="1.866895" calcext:value-type="float">
            <text:p>1,866895</text:p>
          </table:table-cell>
          <table:table-cell table:formula="of:=([.D286]-[.E286])^2" office:value-type="float" office:value="0.00592111782143997" calcext:value-type="float">
            <text:p>0,005921117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32616" calcext:value-type="float">
            <text:p>0,332616</text:p>
          </table:table-cell>
          <table:table-cell table:formula="of:=([.B287]*[.$B$297])-([.B287]*[.$B$296])+[.$B$296]" office:value-type="float" office:value="1.8261562" calcext:value-type="float">
            <text:p>1,8261562</text:p>
          </table:table-cell>
          <table:table-cell table:formula="of:=([.C287]*[.$B$297])-([.C287]*[.$B$296])+[.$B$296]" office:value-type="float" office:value="1.7963416" calcext:value-type="float">
            <text:p>1,7963416</text:p>
          </table:table-cell>
          <table:table-cell table:formula="of:=([.D287]-[.E287])^2" office:value-type="float" office:value="0.000888910373160008" calcext:value-type="float">
            <text:p>0,000888910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21482" calcext:value-type="float">
            <text:p>0,321482</text:p>
          </table:table-cell>
          <table:table-cell table:formula="of:=([.B288]*[.$B$297])-([.B288]*[.$B$296])+[.$B$296]" office:value-type="float" office:value="1.9046146" calcext:value-type="float">
            <text:p>1,9046146</text:p>
          </table:table-cell>
          <table:table-cell table:formula="of:=([.C288]*[.$B$297])-([.C288]*[.$B$296])+[.$B$296]" office:value-type="float" office:value="1.7395582" calcext:value-type="float">
            <text:p>1,7395582</text:p>
          </table:table-cell>
          <table:table-cell table:formula="of:=([.D288]-[.E288])^2" office:value-type="float" office:value="0.02724361518096" calcext:value-type="float">
            <text:p>0,02724361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23126" calcext:value-type="float">
            <text:p>0,323126</text:p>
          </table:table-cell>
          <table:table-cell table:formula="of:=([.B289]*[.$B$297])-([.B289]*[.$B$296])+[.$B$296]" office:value-type="float" office:value="1.8261562" calcext:value-type="float">
            <text:p>1,8261562</text:p>
          </table:table-cell>
          <table:table-cell table:formula="of:=([.C289]*[.$B$297])-([.C289]*[.$B$296])+[.$B$296]" office:value-type="float" office:value="1.7479426" calcext:value-type="float">
            <text:p>1,7479426</text:p>
          </table:table-cell>
          <table:table-cell table:formula="of:=([.D289]-[.E289])^2" office:value-type="float" office:value="0.00611736722496003" calcext:value-type="float">
            <text:p>0,00611736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21604" calcext:value-type="float">
            <text:p>0,321604</text:p>
          </table:table-cell>
          <table:table-cell table:formula="of:=([.B290]*[.$B$297])-([.B290]*[.$B$296])+[.$B$296]" office:value-type="float" office:value="2.5323073" calcext:value-type="float">
            <text:p>2,5323073</text:p>
          </table:table-cell>
          <table:table-cell table:formula="of:=([.C290]*[.$B$297])-([.C290]*[.$B$296])+[.$B$296]" office:value-type="float" office:value="1.7401804" calcext:value-type="float">
            <text:p>1,7401804</text:p>
          </table:table-cell>
          <table:table-cell table:formula="of:=([.D290]-[.E290])^2" office:value-type="float" office:value="0.62746502570361" calcext:value-type="float">
            <text:p>0,62746502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3589" calcext:value-type="float">
            <text:p>0,3589</text:p>
          </table:table-cell>
          <table:table-cell table:formula="of:=([.B291]*[.$B$297])-([.B291]*[.$B$296])+[.$B$296]" office:value-type="float" office:value="2.9246146" calcext:value-type="float">
            <text:p>2,9246146</text:p>
          </table:table-cell>
          <table:table-cell table:formula="of:=([.C291]*[.$B$297])-([.C291]*[.$B$296])+[.$B$296]" office:value-type="float" office:value="1.93039" calcext:value-type="float">
            <text:p>1,93039</text:p>
          </table:table-cell>
          <table:table-cell table:formula="of:=([.D291]-[.E291])^2" office:value-type="float" office:value="0.98848255524516" calcext:value-type="float">
            <text:p>0,98848255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88948" calcext:value-type="float">
            <text:p>0,388948</text:p>
          </table:table-cell>
          <table:table-cell table:formula="of:=([.B292]*[.$B$297])-([.B292]*[.$B$296])+[.$B$296]" office:value-type="float" office:value="2.7676927" calcext:value-type="float">
            <text:p>2,7676927</text:p>
          </table:table-cell>
          <table:table-cell table:formula="of:=([.C292]*[.$B$297])-([.C292]*[.$B$296])+[.$B$296]" office:value-type="float" office:value="2.0836348" calcext:value-type="float">
            <text:p>2,0836348</text:p>
          </table:table-cell>
          <table:table-cell table:formula="of:=([.D292]-[.E292])^2" office:value-type="float" office:value="0.46793521055241" calcext:value-type="float">
            <text:p>0,46793521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402657" calcext:value-type="float">
            <text:p>0,402657</text:p>
          </table:table-cell>
          <table:table-cell table:formula="of:=([.B293]*[.$B$297])-([.B293]*[.$B$296])+[.$B$296]" office:value-type="float" office:value="2.8069219" calcext:value-type="float">
            <text:p>2,8069219</text:p>
          </table:table-cell>
          <table:table-cell table:formula="of:=([.C293]*[.$B$297])-([.C293]*[.$B$296])+[.$B$296]" office:value-type="float" office:value="2.1535507" calcext:value-type="float">
            <text:p>2,1535507</text:p>
          </table:table-cell>
          <table:table-cell table:formula="of:=([.D293]-[.E293])^2" office:value-type="float" office:value="0.426893924989439" calcext:value-type="float">
            <text:p>0,4268939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403996" calcext:value-type="float">
            <text:p>0,403996</text:p>
          </table:table-cell>
          <table:table-cell table:formula="of:=([.B294]*[.$B$297])-([.B294]*[.$B$296])+[.$B$296]" office:value-type="float" office:value="3.9053854" calcext:value-type="float">
            <text:p>3,9053854</text:p>
          </table:table-cell>
          <table:table-cell table:formula="of:=([.C294]*[.$B$297])-([.C294]*[.$B$296])+[.$B$296]" office:value-type="float" office:value="2.1603796" calcext:value-type="float">
            <text:p>2,1603796</text:p>
          </table:table-cell>
          <table:table-cell table:formula="of:=([.D294]-[.E294])^2" office:value-type="float" office:value="3.04504524203364" calcext:value-type="float">
            <text:p>3,0450452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414946" calcext:value-type="float">
            <text:p>0,414946</text:p>
          </table:table-cell>
          <table:table-cell table:formula="of:=([.B295]*[.$B$297])-([.B295]*[.$B$296])+[.$B$296]" office:value-type="float" office:value="4.5723073" calcext:value-type="float">
            <text:p>4,5723073</text:p>
          </table:table-cell>
          <table:table-cell table:formula="of:=([.C295]*[.$B$297])-([.C295]*[.$B$296])+[.$B$296]" office:value-type="float" office:value="2.2162246" calcext:value-type="float">
            <text:p>2,2162246</text:p>
          </table:table-cell>
          <table:table-cell table:formula="of:=([.D295]-[.E295])^2" office:value-type="float" office:value="5.55112568923929" calcext:value-type="float">
            <text:p>5,55112568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1" calcext:value-type="float">
            <text:p>0,1</text:p>
          </table:table-cell>
          <table:table-cell office:value-type="float" office:value="0.415294" calcext:value-type="float">
            <text:p>0,415294</text:p>
          </table:table-cell>
          <table:table-cell table:style-name="Default" table:number-columns-repeated="2"/>
          <table:table-cell table:formula="of:=SQRT(AVERAGE([.F2:.F295]))" office:value-type="float" office:value="1.11228486918466" calcext:value-type="float">
            <text:p>1,112284869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2" calcext:value-type="float">
            <text:p>5,2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2:39:39.8119415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2:45:41.629403462</dc:date>
    <meta:editing-duration>PT34M6S</meta:editing-duration>
    <meta:editing-cycles>9</meta:editing-cycles>
    <meta:document-statistic meta:table-count="1" meta:cell-count="17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96cm" svg:y="0.316cm" chart:style-name="ch2">
          <text:p>Wind speed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1.767cm" svg:y="1.396cm" svg:width="10.69cm" svg:height="5.441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5.487cm" chart:style-name="ch7">
              <text:p>Speed (m/s)</text:p>
            </chart:title>
            <chart:grid chart:style-name="ch8" chart:class="major"/>
          </chart:axis>
          <chart:series chart:style-name="ch9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0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969219">
                <text:p>2.2969219</text:p>
                <draw:g>
                  <svg:desc>data_out_training.D2:data_out_training.D295</svg:desc>
                </draw:g>
              </table:table-cell>
              <table:table-cell office:value-type="float" office:value="1.9124125">
                <text:p>1.9124125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284635">
                <text:p>2.7284635</text:p>
              </table:table-cell>
              <table:table-cell office:value-type="float" office:value="1.9230562">
                <text:p>1.9230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384635">
                <text:p>3.2384635</text:p>
              </table:table-cell>
              <table:table-cell office:value-type="float" office:value="2.0360569">
                <text:p>2.0360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661562">
                <text:p>3.8661562</text:p>
              </table:table-cell>
              <table:table-cell office:value-type="float" office:value="2.1418309">
                <text:p>2.1418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8">
                <text:p>4.18</text:p>
              </table:table-cell>
              <table:table-cell office:value-type="float" office:value="2.2979674">
                <text:p>2.2979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407708">
                <text:p>4.1407708</text:p>
              </table:table-cell>
              <table:table-cell office:value-type="float" office:value="2.3645683">
                <text:p>2.3645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584635">
                <text:p>4.2584635</text:p>
              </table:table-cell>
              <table:table-cell office:value-type="float" office:value="2.3397925">
                <text:p>2.3397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192292">
                <text:p>4.2192292</text:p>
              </table:table-cell>
              <table:table-cell office:value-type="float" office:value="2.247151">
                <text:p>2.247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546146">
                <text:p>4.4546146</text:p>
              </table:table-cell>
              <table:table-cell office:value-type="float" office:value="2.0938246">
                <text:p>2.0938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915365">
                <text:p>3.5915365</text:p>
              </table:table-cell>
              <table:table-cell office:value-type="float" office:value="2.0981545">
                <text:p>2.0981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69219">
                <text:p>3.3169219</text:p>
              </table:table-cell>
              <table:table-cell office:value-type="float" office:value="1.9901722">
                <text:p>1.990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853854">
                <text:p>2.8853854</text:p>
              </table:table-cell>
              <table:table-cell office:value-type="float" office:value="2.055034">
                <text:p>2.055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15365">
                <text:p>2.5715365</text:p>
              </table:table-cell>
              <table:table-cell office:value-type="float" office:value="1.8556699">
                <text:p>1.8556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715365">
                <text:p>2.5715365</text:p>
              </table:table-cell>
              <table:table-cell office:value-type="float" office:value="1.8303943">
                <text:p>1.8303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5">
                <text:p>2.65</text:p>
              </table:table-cell>
              <table:table-cell office:value-type="float" office:value="1.8841075">
                <text:p>1.8841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753854">
                <text:p>2.3753854</text:p>
              </table:table-cell>
              <table:table-cell office:value-type="float" office:value="1.9221739">
                <text:p>1.9221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07708">
                <text:p>2.1007708</text:p>
              </table:table-cell>
              <table:table-cell office:value-type="float" office:value="1.9253614">
                <text:p>1.9253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146146">
                <text:p>2.4146146</text:p>
              </table:table-cell>
              <table:table-cell office:value-type="float" office:value="1.8761209">
                <text:p>1.8761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084635">
                <text:p>1.7084635</text:p>
              </table:table-cell>
              <table:table-cell office:value-type="float" office:value="1.9021819">
                <text:p>1.9021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3">
                <text:p>1.63</text:p>
              </table:table-cell>
              <table:table-cell office:value-type="float" office:value="1.7327599">
                <text:p>1.7327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15365">
                <text:p>1.0415365</text:p>
              </table:table-cell>
              <table:table-cell office:value-type="float" office:value="1.6457488">
                <text:p>1.6457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92292">
                <text:p>1.1592292</text:p>
              </table:table-cell>
              <table:table-cell office:value-type="float" office:value="1.4567428">
                <text:p>1.4567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53854">
                <text:p>1.3553854</text:p>
              </table:table-cell>
              <table:table-cell office:value-type="float" office:value="1.3188031">
                <text:p>1.3188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161562">
                <text:p>1.3161562</text:p>
              </table:table-cell>
              <table:table-cell office:value-type="float" office:value="1.4745928">
                <text:p>1.4745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123073">
                <text:p>1.5123073</text:p>
              </table:table-cell>
              <table:table-cell office:value-type="float" office:value="1.4505055">
                <text:p>1.4505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4">
                <text:p>2.14</text:p>
              </table:table-cell>
              <table:table-cell office:value-type="float" office:value="1.5357571">
                <text:p>1.5357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930781">
                <text:p>2.4930781</text:p>
              </table:table-cell>
              <table:table-cell office:value-type="float" office:value="1.7923075">
                <text:p>1.7923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423073">
                <text:p>3.0423073</text:p>
              </table:table-cell>
              <table:table-cell office:value-type="float" office:value="1.9803955">
                <text:p>1.9803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815365">
                <text:p>3.0815365</text:p>
              </table:table-cell>
              <table:table-cell office:value-type="float" office:value="2.2030462">
                <text:p>2.2030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423073">
                <text:p>3.0423073</text:p>
              </table:table-cell>
              <table:table-cell office:value-type="float" office:value="2.2364104">
                <text:p>2.2364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346146">
                <text:p>3.4346146</text:p>
              </table:table-cell>
              <table:table-cell office:value-type="float" office:value="2.2118845">
                <text:p>2.2118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092292">
                <text:p>3.7092292</text:p>
              </table:table-cell>
              <table:table-cell office:value-type="float" office:value="2.1876748">
                <text:p>2.1876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153854">
                <text:p>4.4153854</text:p>
              </table:table-cell>
              <table:table-cell office:value-type="float" office:value="2.14357">
                <text:p>2.14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484635">
                <text:p>3.7484635</text:p>
              </table:table-cell>
              <table:table-cell office:value-type="float" office:value="2.2820095">
                <text:p>2.2820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992292">
                <text:p>3.1992292</text:p>
              </table:table-cell>
              <table:table-cell office:value-type="float" office:value="2.1664282">
                <text:p>2.16642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30781">
                <text:p>3.0030781</text:p>
              </table:table-cell>
              <table:table-cell office:value-type="float" office:value="2.1958093">
                <text:p>2.1958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930781">
                <text:p>2.4930781</text:p>
              </table:table-cell>
              <table:table-cell office:value-type="float" office:value="1.9519324">
                <text:p>1.9519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146146">
                <text:p>2.4146146</text:p>
              </table:table-cell>
              <table:table-cell office:value-type="float" office:value="1.7966731">
                <text:p>1.79667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3854">
                <text:p>2.3753854</text:p>
              </table:table-cell>
              <table:table-cell office:value-type="float" office:value="1.8565624">
                <text:p>1.8565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146146">
                <text:p>2.4146146</text:p>
              </table:table-cell>
              <table:table-cell office:value-type="float" office:value="1.8602038">
                <text:p>1.8602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013404">
                <text:p>1.9013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361562">
                <text:p>2.3361562</text:p>
              </table:table-cell>
              <table:table-cell office:value-type="float" office:value="1.9074094">
                <text:p>1.9074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61562">
                <text:p>2.3361562</text:p>
              </table:table-cell>
              <table:table-cell office:value-type="float" office:value="1.9225819">
                <text:p>1.9225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199452">
                <text:p>1.9199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184635">
                <text:p>2.2184635</text:p>
              </table:table-cell>
              <table:table-cell office:value-type="float" office:value="1.9097197">
                <text:p>1.9097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869219">
                <text:p>1.7869219</text:p>
              </table:table-cell>
              <table:table-cell office:value-type="float" office:value="1.901524">
                <text:p>1.901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223073">
                <text:p>2.0223073</text:p>
              </table:table-cell>
              <table:table-cell office:value-type="float" office:value="1.7737282">
                <text:p>1.773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046146">
                <text:p>1.9046146</text:p>
              </table:table-cell>
              <table:table-cell office:value-type="float" office:value="1.7777725">
                <text:p>1.7777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653854">
                <text:p>1.8653854</text:p>
              </table:table-cell>
              <table:table-cell office:value-type="float" office:value="1.7693116">
                <text:p>1.7693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476927">
                <text:p>1.7476927</text:p>
              </table:table-cell>
              <table:table-cell office:value-type="float" office:value="1.7500489">
                <text:p>1.7500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653854">
                <text:p>1.8653854</text:p>
              </table:table-cell>
              <table:table-cell office:value-type="float" office:value="1.7349478">
                <text:p>1.73494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261562">
                <text:p>1.8261562</text:p>
              </table:table-cell>
              <table:table-cell office:value-type="float" office:value="1.7351926">
                <text:p>1.7351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930781">
                <text:p>2.4930781</text:p>
              </table:table-cell>
              <table:table-cell office:value-type="float" office:value="1.746178">
                <text:p>1.7461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776927">
                <text:p>3.2776927</text:p>
              </table:table-cell>
              <table:table-cell office:value-type="float" office:value="1.9239232">
                <text:p>1.9239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915365">
                <text:p>3.5915365</text:p>
              </table:table-cell>
              <table:table-cell office:value-type="float" office:value="2.1621697">
                <text:p>2.1621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484635">
                <text:p>3.7484635</text:p>
              </table:table-cell>
              <table:table-cell office:value-type="float" office:value="2.3191375">
                <text:p>2.3191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18">
                <text:p>4.18</text:p>
              </table:table-cell>
              <table:table-cell office:value-type="float" office:value="2.4213874">
                <text:p>2.4213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876927">
                <text:p>3.7876927</text:p>
              </table:table-cell>
              <table:table-cell office:value-type="float" office:value="2.331913">
                <text:p>2.3319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230781">
                <text:p>4.0230781</text:p>
              </table:table-cell>
              <table:table-cell office:value-type="float" office:value="2.1424021">
                <text:p>2.1424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053854">
                <text:p>3.9053854</text:p>
              </table:table-cell>
              <table:table-cell office:value-type="float" office:value="2.2118743">
                <text:p>2.21187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053854">
                <text:p>3.9053854</text:p>
              </table:table-cell>
              <table:table-cell office:value-type="float" office:value="2.0355163">
                <text:p>2.03551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307708">
                <text:p>3.6307708</text:p>
              </table:table-cell>
              <table:table-cell office:value-type="float" office:value="2.077525">
                <text:p>2.077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069219">
                <text:p>2.8069219</text:p>
              </table:table-cell>
              <table:table-cell office:value-type="float" office:value="2.0503063">
                <text:p>2.0503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007708">
                <text:p>2.1007708</text:p>
              </table:table-cell>
              <table:table-cell office:value-type="float" office:value="1.9504534">
                <text:p>1.9504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830781">
                <text:p>1.9830781</text:p>
              </table:table-cell>
              <table:table-cell office:value-type="float" office:value="1.8241366">
                <text:p>1.82413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753854">
                <text:p>2.3753854</text:p>
              </table:table-cell>
              <table:table-cell office:value-type="float" office:value="1.6999771">
                <text:p>1.69997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184635">
                <text:p>2.2184635</text:p>
              </table:table-cell>
              <table:table-cell office:value-type="float" office:value="1.7906245">
                <text:p>1.7906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184635">
                <text:p>2.2184635</text:p>
              </table:table-cell>
              <table:table-cell office:value-type="float" office:value="1.8518602">
                <text:p>1.8518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15365">
                <text:p>2.0615365</text:p>
              </table:table-cell>
              <table:table-cell office:value-type="float" office:value="1.9162426">
                <text:p>1.9162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046146">
                <text:p>1.9046146</text:p>
              </table:table-cell>
              <table:table-cell office:value-type="float" office:value="1.8679048">
                <text:p>1.8679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869219">
                <text:p>1.7869219</text:p>
              </table:table-cell>
              <table:table-cell office:value-type="float" office:value="1.7852797">
                <text:p>1.7852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869219">
                <text:p>1.7869219</text:p>
              </table:table-cell>
              <table:table-cell office:value-type="float" office:value="1.7348764">
                <text:p>1.73487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692292">
                <text:p>1.6692292</text:p>
              </table:table-cell>
              <table:table-cell office:value-type="float" office:value="1.7126302">
                <text:p>1.7126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261562">
                <text:p>1.8261562</text:p>
              </table:table-cell>
              <table:table-cell office:value-type="float" office:value="1.6804798">
                <text:p>1.68047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830781">
                <text:p>1.9830781</text:p>
              </table:table-cell>
              <table:table-cell office:value-type="float" office:value="1.7113093">
                <text:p>1.71130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23073">
                <text:p>2.5323073</text:p>
              </table:table-cell>
              <table:table-cell office:value-type="float" office:value="1.7892424">
                <text:p>1.7892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007708">
                <text:p>2.1007708</text:p>
              </table:table-cell>
              <table:table-cell office:value-type="float" office:value="1.9614694">
                <text:p>1.9614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084635">
                <text:p>1.7084635</text:p>
              </table:table-cell>
              <table:table-cell office:value-type="float" office:value="1.9238569">
                <text:p>1.92385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69219">
                <text:p>1.7869219</text:p>
              </table:table-cell>
              <table:table-cell office:value-type="float" office:value="1.7805163">
                <text:p>1.78051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715365">
                <text:p>2.5715365</text:p>
              </table:table-cell>
              <table:table-cell office:value-type="float" office:value="1.7202547">
                <text:p>1.7202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5">
                <text:p>2.65</text:p>
              </table:table-cell>
              <table:table-cell office:value-type="float" office:value="1.895812">
                <text:p>1.895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169219">
                <text:p>3.3169219</text:p>
              </table:table-cell>
              <table:table-cell office:value-type="float" office:value="2.0053804">
                <text:p>2.0053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561562">
                <text:p>3.3561562</text:p>
              </table:table-cell>
              <table:table-cell office:value-type="float" office:value="2.2718248">
                <text:p>2.2718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638438">
                <text:p>2.9638438</text:p>
              </table:table-cell>
              <table:table-cell office:value-type="float" office:value="2.2369051">
                <text:p>2.23690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815365">
                <text:p>3.0815365</text:p>
              </table:table-cell>
              <table:table-cell office:value-type="float" office:value="2.1836611">
                <text:p>2.18366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107708">
                <text:p>2.6107708</text:p>
              </table:table-cell>
              <table:table-cell office:value-type="float" office:value="2.1266584">
                <text:p>2.1266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361562">
                <text:p>2.3361562</text:p>
              </table:table-cell>
              <table:table-cell office:value-type="float" office:value="1.9225819">
                <text:p>1.9225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830781">
                <text:p>1.9830781</text:p>
              </table:table-cell>
              <table:table-cell office:value-type="float" office:value="1.9041862">
                <text:p>1.90418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223073">
                <text:p>2.0223073</text:p>
              </table:table-cell>
              <table:table-cell office:value-type="float" office:value="1.7932102">
                <text:p>1.7932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223073">
                <text:p>2.0223073</text:p>
              </table:table-cell>
              <table:table-cell office:value-type="float" office:value="1.7622226">
                <text:p>1.7622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223073">
                <text:p>2.0223073</text:p>
              </table:table-cell>
              <table:table-cell office:value-type="float" office:value="1.7875492">
                <text:p>1.7875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046146">
                <text:p>1.9046146</text:p>
              </table:table-cell>
              <table:table-cell office:value-type="float" office:value="1.8080104">
                <text:p>1.8080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869219">
                <text:p>1.7869219</text:p>
              </table:table-cell>
              <table:table-cell office:value-type="float" office:value="1.7962651">
                <text:p>1.79626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869219">
                <text:p>1.7869219</text:p>
              </table:table-cell>
              <table:table-cell office:value-type="float" office:value="1.7426641">
                <text:p>1.7426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3">
                <text:p>1.63</text:p>
              </table:table-cell>
              <table:table-cell office:value-type="float" office:value="1.7218051">
                <text:p>1.72180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4">
                <text:p>2.14</text:p>
              </table:table-cell>
              <table:table-cell office:value-type="float" office:value="1.6701982">
                <text:p>1.67019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692292">
                <text:p>1.6692292</text:p>
              </table:table-cell>
              <table:table-cell office:value-type="float" office:value="1.7937814">
                <text:p>1.79378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123073">
                <text:p>1.5123073</text:p>
              </table:table-cell>
              <table:table-cell office:value-type="float" office:value="1.7300773">
                <text:p>1.73007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907708">
                <text:p>1.5907708</text:p>
              </table:table-cell>
              <table:table-cell office:value-type="float" office:value="1.6058209">
                <text:p>1.60582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930781">
                <text:p>2.4930781</text:p>
              </table:table-cell>
              <table:table-cell office:value-type="float" office:value="1.6343911">
                <text:p>1.6343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792292">
                <text:p>2.1792292</text:p>
              </table:table-cell>
              <table:table-cell office:value-type="float" office:value="1.8689554">
                <text:p>1.8689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869219">
                <text:p>1.7869219</text:p>
              </table:table-cell>
              <table:table-cell office:value-type="float" office:value="1.9033243">
                <text:p>1.9033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676927">
                <text:p>2.7676927</text:p>
              </table:table-cell>
              <table:table-cell office:value-type="float" office:value="1.8307207">
                <text:p>1.83072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030781">
                <text:p>3.0030781</text:p>
              </table:table-cell>
              <table:table-cell office:value-type="float" office:value="2.0008108">
                <text:p>2.00081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992292">
                <text:p>3.1992292</text:p>
              </table:table-cell>
              <table:table-cell office:value-type="float" office:value="2.0117809">
                <text:p>2.01178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346146">
                <text:p>3.4346146</text:p>
              </table:table-cell>
              <table:table-cell office:value-type="float" office:value="2.2537657">
                <text:p>2.25376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715365">
                <text:p>2.5715365</text:p>
              </table:table-cell>
              <table:table-cell office:value-type="float" office:value="2.2881907">
                <text:p>2.28819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892292">
                <text:p>2.6892292</text:p>
              </table:table-cell>
              <table:table-cell office:value-type="float" office:value="2.0303857">
                <text:p>2.0303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930781">
                <text:p>2.4930781</text:p>
              </table:table-cell>
              <table:table-cell office:value-type="float" office:value="2.0290546">
                <text:p>2.02905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615365">
                <text:p>2.0615365</text:p>
              </table:table-cell>
              <table:table-cell office:value-type="float" office:value="1.8675784">
                <text:p>1.86757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261562">
                <text:p>1.8261562</text:p>
              </table:table-cell>
              <table:table-cell office:value-type="float" office:value="1.8126718">
                <text:p>1.81267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715365">
                <text:p>2.5715365</text:p>
              </table:table-cell>
              <table:table-cell office:value-type="float" office:value="1.7599123">
                <text:p>1.7599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753854">
                <text:p>2.3753854</text:p>
              </table:table-cell>
              <table:table-cell office:value-type="float" office:value="1.8909007">
                <text:p>1.89090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76927">
                <text:p>2.2576927</text:p>
              </table:table-cell>
              <table:table-cell office:value-type="float" office:value="1.8999124">
                <text:p>1.8999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361562">
                <text:p>2.3361562</text:p>
              </table:table-cell>
              <table:table-cell office:value-type="float" office:value="1.9637695">
                <text:p>1.9637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5715365">
                <text:p>2.5715365</text:p>
              </table:table-cell>
              <table:table-cell office:value-type="float" office:value="1.9553647">
                <text:p>1.9553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598272">
                <text:p>1.9598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61562">
                <text:p>2.3361562</text:p>
              </table:table-cell>
              <table:table-cell office:value-type="float" office:value="1.9291609">
                <text:p>1.92916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615365">
                <text:p>2.0615365</text:p>
              </table:table-cell>
              <table:table-cell office:value-type="float" office:value="1.9449607">
                <text:p>1.94496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830781">
                <text:p>1.9830781</text:p>
              </table:table-cell>
              <table:table-cell office:value-type="float" office:value="1.850014">
                <text:p>1.8500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53854">
                <text:p>1.8653854</text:p>
              </table:table-cell>
              <table:table-cell office:value-type="float" office:value="1.7985856">
                <text:p>1.79858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438438">
                <text:p>1.9438438</text:p>
              </table:table-cell>
              <table:table-cell office:value-type="float" office:value="1.7650582">
                <text:p>1.76505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084635">
                <text:p>1.7084635</text:p>
              </table:table-cell>
              <table:table-cell office:value-type="float" office:value="1.7641504">
                <text:p>1.76415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323073">
                <text:p>2.5323073</text:p>
              </table:table-cell>
              <table:table-cell office:value-type="float" office:value="1.7182861">
                <text:p>1.71828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561562">
                <text:p>3.3561562</text:p>
              </table:table-cell>
              <table:table-cell office:value-type="float" office:value="1.9075165">
                <text:p>1.90751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5130781">
                <text:p>3.5130781</text:p>
              </table:table-cell>
              <table:table-cell office:value-type="float" office:value="2.145712">
                <text:p>2.1457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838438">
                <text:p>3.9838438</text:p>
              </table:table-cell>
              <table:table-cell office:value-type="float" office:value="2.314267">
                <text:p>2.314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92292">
                <text:p>4.2192292</text:p>
              </table:table-cell>
              <table:table-cell office:value-type="float" office:value="2.4814654">
                <text:p>2.48146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230781">
                <text:p>4.0230781</text:p>
              </table:table-cell>
              <table:table-cell office:value-type="float" office:value="2.2908937">
                <text:p>2.29089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8">
                <text:p>4.18</text:p>
              </table:table-cell>
              <table:table-cell office:value-type="float" office:value="2.2151842">
                <text:p>2.21518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4153854">
                <text:p>4.4153854</text:p>
              </table:table-cell>
              <table:table-cell office:value-type="float" office:value="2.1982573">
                <text:p>2.19825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230781">
                <text:p>4.0230781</text:p>
              </table:table-cell>
              <table:table-cell office:value-type="float" office:value="2.0716192">
                <text:p>2.071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7484635">
                <text:p>3.7484635</text:p>
              </table:table-cell>
              <table:table-cell office:value-type="float" office:value="2.045497">
                <text:p>2.045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815365">
                <text:p>3.0815365</text:p>
              </table:table-cell>
              <table:table-cell office:value-type="float" office:value="2.1013675">
                <text:p>2.10136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5">
                <text:p>2.65</text:p>
              </table:table-cell>
              <table:table-cell office:value-type="float" office:value="1.9281562">
                <text:p>1.92815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738438">
                <text:p>3.4738438</text:p>
              </table:table-cell>
              <table:table-cell office:value-type="float" office:value="1.867558">
                <text:p>1.8675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538438">
                <text:p>2.4538438</text:p>
              </table:table-cell>
              <table:table-cell office:value-type="float" office:value="1.9591489">
                <text:p>1.95914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753854">
                <text:p>2.3753854</text:p>
              </table:table-cell>
              <table:table-cell office:value-type="float" office:value="1.8087142">
                <text:p>1.80871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661562">
                <text:p>3.8661562</text:p>
              </table:table-cell>
              <table:table-cell office:value-type="float" office:value="1.9794571">
                <text:p>1.97945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753854">
                <text:p>2.3753854</text:p>
              </table:table-cell>
              <table:table-cell office:value-type="float" office:value="2.1053404">
                <text:p>2.1053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753854">
                <text:p>2.3753854</text:p>
              </table:table-cell>
              <table:table-cell office:value-type="float" office:value="1.7679244">
                <text:p>1.76792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84635">
                <text:p>2.2184635</text:p>
              </table:table-cell>
              <table:table-cell office:value-type="float" office:value="2.0609347">
                <text:p>2.06093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584635">
                <text:p>4.2584635</text:p>
              </table:table-cell>
              <table:table-cell office:value-type="float" office:value="1.8267019">
                <text:p>1.8267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007708">
                <text:p>2.1007708</text:p>
              </table:table-cell>
              <table:table-cell office:value-type="float" office:value="2.1218338">
                <text:p>2.12183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384635">
                <text:p>3.2384635</text:p>
              </table:table-cell>
              <table:table-cell office:value-type="float" office:value="1.7453059">
                <text:p>1.7453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007708">
                <text:p>2.1007708</text:p>
              </table:table-cell>
              <table:table-cell office:value-type="float" office:value="2.19661">
                <text:p>2.19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830781">
                <text:p>1.9830781</text:p>
              </table:table-cell>
              <table:table-cell office:value-type="float" office:value="1.7281291">
                <text:p>1.72812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407708">
                <text:p>4.1407708</text:p>
              </table:table-cell>
              <table:table-cell office:value-type="float" office:value="1.7108197">
                <text:p>1.71081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223073">
                <text:p>2.0223073</text:p>
              </table:table-cell>
              <table:table-cell office:value-type="float" office:value="2.1695137">
                <text:p>2.1695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192292">
                <text:p>4.2192292</text:p>
              </table:table-cell>
              <table:table-cell office:value-type="float" office:value="1.5771487">
                <text:p>1.57714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615365">
                <text:p>2.0615365</text:p>
              </table:table-cell>
              <table:table-cell office:value-type="float" office:value="2.351191">
                <text:p>2.3511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3761562">
                <text:p>4.3761562</text:p>
              </table:table-cell>
              <table:table-cell office:value-type="float" office:value="1.6137616">
                <text:p>1.6137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853854">
                <text:p>2.8853854</text:p>
              </table:table-cell>
              <table:table-cell office:value-type="float" office:value="2.217265">
                <text:p>2.217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323073">
                <text:p>2.5323073</text:p>
              </table:table-cell>
              <table:table-cell office:value-type="float" office:value="1.7550061">
                <text:p>1.75500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930781">
                <text:p>2.4930781</text:p>
              </table:table-cell>
              <table:table-cell office:value-type="float" office:value="2.087929">
                <text:p>2.0879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407708">
                <text:p>4.1407708</text:p>
              </table:table-cell>
              <table:table-cell office:value-type="float" office:value="1.9165843">
                <text:p>1.91658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7">
                <text:p>3.67</text:p>
              </table:table-cell>
              <table:table-cell office:value-type="float" office:value="2.0229958">
                <text:p>2.02299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0030781">
                <text:p>3.0030781</text:p>
              </table:table-cell>
              <table:table-cell office:value-type="float" office:value="2.0472106">
                <text:p>2.04721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5">
                <text:p>2.65</text:p>
              </table:table-cell>
              <table:table-cell office:value-type="float" office:value="2.3685616">
                <text:p>2.36856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930781">
                <text:p>2.4930781</text:p>
              </table:table-cell>
              <table:table-cell office:value-type="float" office:value="2.0384692">
                <text:p>2.03846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323073">
                <text:p>2.5323073</text:p>
              </table:table-cell>
              <table:table-cell office:value-type="float" office:value="1.8101167">
                <text:p>1.81011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4146146">
                <text:p>2.4146146</text:p>
              </table:table-cell>
              <table:table-cell office:value-type="float" office:value="1.8666655">
                <text:p>1.8666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3753854">
                <text:p>2.3753854</text:p>
              </table:table-cell>
              <table:table-cell office:value-type="float" office:value="1.907797">
                <text:p>1.9077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323073">
                <text:p>2.5323073</text:p>
              </table:table-cell>
              <table:table-cell office:value-type="float" office:value="1.9319251">
                <text:p>1.93192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146146">
                <text:p>2.4146146</text:p>
              </table:table-cell>
              <table:table-cell office:value-type="float" office:value="1.9647181">
                <text:p>1.9647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474801">
                <text:p>1.94748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792292">
                <text:p>2.1792292</text:p>
              </table:table-cell>
              <table:table-cell office:value-type="float" office:value="1.9273096">
                <text:p>1.92730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830781">
                <text:p>1.9830781</text:p>
              </table:table-cell>
              <table:table-cell office:value-type="float" office:value="1.8827968">
                <text:p>1.8827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830781">
                <text:p>1.9830781</text:p>
              </table:table-cell>
              <table:table-cell office:value-type="float" office:value="1.8089896">
                <text:p>1.80898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046146">
                <text:p>1.9046146</text:p>
              </table:table-cell>
              <table:table-cell office:value-type="float" office:value="1.7923177">
                <text:p>1.7923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4">
                <text:p>2.14</text:p>
              </table:table-cell>
              <table:table-cell office:value-type="float" office:value="1.7738965">
                <text:p>1.77389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676927">
                <text:p>2.7676927</text:p>
              </table:table-cell>
              <table:table-cell office:value-type="float" office:value="1.8314041">
                <text:p>1.83140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169219">
                <text:p>3.3169219</text:p>
              </table:table-cell>
              <table:table-cell office:value-type="float" office:value="2.0212567">
                <text:p>2.02125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876927">
                <text:p>3.7876927</text:p>
              </table:table-cell>
              <table:table-cell office:value-type="float" office:value="2.191969">
                <text:p>2.1919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4938438">
                <text:p>4.4938438</text:p>
              </table:table-cell>
              <table:table-cell office:value-type="float" office:value="2.3634055">
                <text:p>2.36340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4938438">
                <text:p>4.4938438</text:p>
              </table:table-cell>
              <table:table-cell office:value-type="float" office:value="2.4381613">
                <text:p>2.43816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330781">
                <text:p>4.5330781</text:p>
              </table:table-cell>
              <table:table-cell office:value-type="float" office:value="2.3167252">
                <text:p>2.31672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153854">
                <text:p>4.4153854</text:p>
              </table:table-cell>
              <table:table-cell office:value-type="float" office:value="2.3215498">
                <text:p>2.32154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5330781">
                <text:p>4.5330781</text:p>
              </table:table-cell>
              <table:table-cell office:value-type="float" office:value="2.1258577">
                <text:p>2.12585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015365">
                <text:p>4.1015365</text:p>
              </table:table-cell>
              <table:table-cell office:value-type="float" office:value="2.0495821">
                <text:p>2.04958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661562">
                <text:p>3.8661562</text:p>
              </table:table-cell>
              <table:table-cell office:value-type="float" office:value="1.9853629">
                <text:p>1.98536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815365">
                <text:p>3.0815365</text:p>
              </table:table-cell>
              <table:table-cell office:value-type="float" office:value="2.0296462">
                <text:p>2.02964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6892292">
                <text:p>2.6892292</text:p>
              </table:table-cell>
              <table:table-cell office:value-type="float" office:value="1.8950929">
                <text:p>1.89509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715365">
                <text:p>2.5715365</text:p>
              </table:table-cell>
              <table:table-cell office:value-type="float" office:value="1.8711127">
                <text:p>1.87111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969219">
                <text:p>2.2969219</text:p>
              </table:table-cell>
              <table:table-cell office:value-type="float" office:value="1.8216223">
                <text:p>1.82162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146146">
                <text:p>2.4146146</text:p>
              </table:table-cell>
              <table:table-cell office:value-type="float" office:value="1.8054145">
                <text:p>1.80541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538438">
                <text:p>2.4538438</text:p>
              </table:table-cell>
              <table:table-cell office:value-type="float" office:value="1.8920992">
                <text:p>1.8920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969219">
                <text:p>2.2969219</text:p>
              </table:table-cell>
              <table:table-cell office:value-type="float" office:value="1.9233112">
                <text:p>1.9233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214242">
                <text:p>1.92142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007708">
                <text:p>2.1007708</text:p>
              </table:table-cell>
              <table:table-cell office:value-type="float" office:value="1.9177114">
                <text:p>1.9177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1792292">
                <text:p>2.1792292</text:p>
              </table:table-cell>
              <table:table-cell office:value-type="float" office:value="1.8554047">
                <text:p>1.85540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792292">
                <text:p>2.1792292</text:p>
              </table:table-cell>
              <table:table-cell office:value-type="float" office:value="1.8579751">
                <text:p>1.8579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615365">
                <text:p>2.0615365</text:p>
              </table:table-cell>
              <table:table-cell office:value-type="float" office:value="1.8692308">
                <text:p>1.86923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046146">
                <text:p>1.9046146</text:p>
              </table:table-cell>
              <table:table-cell office:value-type="float" office:value="1.8485452">
                <text:p>1.84854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046146">
                <text:p>1.9046146</text:p>
              </table:table-cell>
              <table:table-cell office:value-type="float" office:value="1.8005542">
                <text:p>1.80055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538438">
                <text:p>2.4538438</text:p>
              </table:table-cell>
              <table:table-cell office:value-type="float" office:value="1.7701633">
                <text:p>1.77016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892292">
                <text:p>2.6892292</text:p>
              </table:table-cell>
              <table:table-cell office:value-type="float" office:value="1.9088527">
                <text:p>1.90885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915365">
                <text:p>3.5915365</text:p>
              </table:table-cell>
              <table:table-cell office:value-type="float" office:value="2.0206906">
                <text:p>2.02069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015365">
                <text:p>4.1015365</text:p>
              </table:table-cell>
              <table:table-cell office:value-type="float" office:value="2.2875634">
                <text:p>2.28756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2584635">
                <text:p>4.2584635</text:p>
              </table:table-cell>
              <table:table-cell office:value-type="float" office:value="2.3436022">
                <text:p>2.34360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330781">
                <text:p>4.5330781</text:p>
              </table:table-cell>
              <table:table-cell office:value-type="float" office:value="2.4264262">
                <text:p>2.42642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5330781">
                <text:p>4.5330781</text:p>
              </table:table-cell>
              <table:table-cell office:value-type="float" office:value="2.3750131">
                <text:p>2.37501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4546146">
                <text:p>4.4546146</text:p>
              </table:table-cell>
              <table:table-cell office:value-type="float" office:value="2.1715588">
                <text:p>2.17155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584635">
                <text:p>4.2584635</text:p>
              </table:table-cell>
              <table:table-cell office:value-type="float" office:value="2.1252865">
                <text:p>2.12528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8661562">
                <text:p>3.8661562</text:p>
              </table:table-cell>
              <table:table-cell office:value-type="float" office:value="2.0568139">
                <text:p>2.05681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423073">
                <text:p>3.0423073</text:p>
              </table:table-cell>
              <table:table-cell office:value-type="float" office:value="1.9894939">
                <text:p>1.98949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5">
                <text:p>2.65</text:p>
              </table:table-cell>
              <table:table-cell office:value-type="float" office:value="1.9115149">
                <text:p>1.91151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969219">
                <text:p>2.2969219</text:p>
              </table:table-cell>
              <table:table-cell office:value-type="float" office:value="1.862356">
                <text:p>1.862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3361562">
                <text:p>2.3361562</text:p>
              </table:table-cell>
              <table:table-cell office:value-type="float" office:value="1.7583007">
                <text:p>1.75830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753854">
                <text:p>2.3753854</text:p>
              </table:table-cell>
              <table:table-cell office:value-type="float" office:value="1.8009979">
                <text:p>1.80099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969219">
                <text:p>2.2969219</text:p>
              </table:table-cell>
              <table:table-cell office:value-type="float" office:value="1.8719287">
                <text:p>1.87192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969219">
                <text:p>2.2969219</text:p>
              </table:table-cell>
              <table:table-cell office:value-type="float" office:value="1.9036762">
                <text:p>1.90367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4">
                <text:p>2.14</text:p>
              </table:table-cell>
              <table:table-cell office:value-type="float" office:value="1.9243261">
                <text:p>1.92432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576927">
                <text:p>2.2576927</text:p>
              </table:table-cell>
              <table:table-cell office:value-type="float" office:value="1.8764422">
                <text:p>1.87644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8890188">
                <text:p>1.88901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007708">
                <text:p>2.1007708</text:p>
              </table:table-cell>
              <table:table-cell office:value-type="float" office:value="1.8675172">
                <text:p>1.86751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438438">
                <text:p>1.9438438</text:p>
              </table:table-cell>
              <table:table-cell office:value-type="float" office:value="1.855012">
                <text:p>1.8550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261562">
                <text:p>1.8261562</text:p>
              </table:table-cell>
              <table:table-cell office:value-type="float" office:value="1.8115192">
                <text:p>1.8115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653854">
                <text:p>1.8653854</text:p>
              </table:table-cell>
              <table:table-cell office:value-type="float" office:value="1.7500795">
                <text:p>1.75007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361562">
                <text:p>2.3361562</text:p>
              </table:table-cell>
              <table:table-cell office:value-type="float" office:value="1.7465095">
                <text:p>1.74650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0815365">
                <text:p>3.0815365</text:p>
              </table:table-cell>
              <table:table-cell office:value-type="float" office:value="1.8777427">
                <text:p>1.87774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8661562">
                <text:p>3.8661562</text:p>
              </table:table-cell>
              <table:table-cell office:value-type="float" office:value="2.1077527">
                <text:p>2.10775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346146">
                <text:p>3.4346146</text:p>
              </table:table-cell>
              <table:table-cell office:value-type="float" office:value="2.3381707">
                <text:p>2.33817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976927">
                <text:p>4.2976927</text:p>
              </table:table-cell>
              <table:table-cell office:value-type="float" office:value="2.3429494">
                <text:p>2.34294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2584635">
                <text:p>4.2584635</text:p>
              </table:table-cell>
              <table:table-cell office:value-type="float" office:value="2.4572608">
                <text:p>2.45726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330781">
                <text:p>4.5330781</text:p>
              </table:table-cell>
              <table:table-cell office:value-type="float" office:value="2.108176">
                <text:p>2.1081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18">
                <text:p>4.18</text:p>
              </table:table-cell>
              <table:table-cell office:value-type="float" office:value="2.2672195">
                <text:p>2.26721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3369219">
                <text:p>4.3369219</text:p>
              </table:table-cell>
              <table:table-cell office:value-type="float" office:value="2.1368125">
                <text:p>2.1368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8661562">
                <text:p>3.8661562</text:p>
              </table:table-cell>
              <table:table-cell office:value-type="float" office:value="2.1135208">
                <text:p>2.11352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030781">
                <text:p>3.0030781</text:p>
              </table:table-cell>
              <table:table-cell office:value-type="float" office:value="1.9713379">
                <text:p>1.97133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5323073">
                <text:p>2.5323073</text:p>
              </table:table-cell>
              <table:table-cell office:value-type="float" office:value="1.9516825">
                <text:p>1.95168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7284635">
                <text:p>2.7284635</text:p>
              </table:table-cell>
              <table:table-cell office:value-type="float" office:value="1.8698683">
                <text:p>1.86986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6107708">
                <text:p>2.6107708</text:p>
              </table:table-cell>
              <table:table-cell office:value-type="float" office:value="1.8146761">
                <text:p>1.81467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2576927">
                <text:p>2.2576927</text:p>
              </table:table-cell>
              <table:table-cell office:value-type="float" office:value="1.8551752">
                <text:p>1.85517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052572">
                <text:p>1.90525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969219">
                <text:p>2.2969219</text:p>
              </table:table-cell>
              <table:table-cell office:value-type="float" office:value="1.8967555">
                <text:p>1.89675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1792292">
                <text:p>2.1792292</text:p>
              </table:table-cell>
              <table:table-cell office:value-type="float" office:value="1.8722806">
                <text:p>1.8722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5323073">
                <text:p>2.5323073</text:p>
              </table:table-cell>
              <table:table-cell office:value-type="float" office:value="1.8677416">
                <text:p>1.86774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830781">
                <text:p>1.9830781</text:p>
              </table:table-cell>
              <table:table-cell office:value-type="float" office:value="1.9674721">
                <text:p>1.96747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830781">
                <text:p>1.9830781</text:p>
              </table:table-cell>
              <table:table-cell office:value-type="float" office:value="1.849963">
                <text:p>1.849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438438">
                <text:p>1.9438438</text:p>
              </table:table-cell>
              <table:table-cell office:value-type="float" office:value="1.8098923">
                <text:p>1.8098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476927">
                <text:p>1.7476927</text:p>
              </table:table-cell>
              <table:table-cell office:value-type="float" office:value="1.7851063">
                <text:p>1.78510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476927">
                <text:p>1.7476927</text:p>
              </table:table-cell>
              <table:table-cell office:value-type="float" office:value="1.7076271">
                <text:p>1.70762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438438">
                <text:p>1.9438438</text:p>
              </table:table-cell>
              <table:table-cell office:value-type="float" office:value="1.7046487">
                <text:p>1.70464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323073">
                <text:p>2.5323073</text:p>
              </table:table-cell>
              <table:table-cell office:value-type="float" office:value="1.7600857">
                <text:p>1.76008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3561562">
                <text:p>3.3561562</text:p>
              </table:table-cell>
              <table:table-cell office:value-type="float" office:value="1.9440019">
                <text:p>1.9440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9838438">
                <text:p>3.9838438</text:p>
              </table:table-cell>
              <table:table-cell office:value-type="float" office:value="2.2001341">
                <text:p>2.20013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1407708">
                <text:p>4.1407708</text:p>
              </table:table-cell>
              <table:table-cell office:value-type="float" office:value="2.3899867">
                <text:p>2.38998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9446146">
                <text:p>3.9446146</text:p>
              </table:table-cell>
              <table:table-cell office:value-type="float" office:value="2.4640795">
                <text:p>2.46407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0623073">
                <text:p>4.0623073</text:p>
              </table:table-cell>
              <table:table-cell office:value-type="float" office:value="2.355628">
                <text:p>2.3556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192292">
                <text:p>4.2192292</text:p>
              </table:table-cell>
              <table:table-cell office:value-type="float" office:value="2.1975586">
                <text:p>2.1975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1407708">
                <text:p>4.1407708</text:p>
              </table:table-cell>
              <table:table-cell office:value-type="float" office:value="2.0609857">
                <text:p>2.06098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0230781">
                <text:p>4.0230781</text:p>
              </table:table-cell>
              <table:table-cell office:value-type="float" office:value="2.0691559">
                <text:p>2.06915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8269219">
                <text:p>3.8269219</text:p>
              </table:table-cell>
              <table:table-cell office:value-type="float" office:value="2.1059626">
                <text:p>2.10596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815365">
                <text:p>3.0815365</text:p>
              </table:table-cell>
              <table:table-cell office:value-type="float" office:value="2.044987">
                <text:p>2.0449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007708">
                <text:p>2.1007708</text:p>
              </table:table-cell>
              <table:table-cell office:value-type="float" office:value="1.9477045">
                <text:p>1.94770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792292">
                <text:p>2.1792292</text:p>
              </table:table-cell>
              <table:table-cell office:value-type="float" office:value="1.8218365">
                <text:p>1.82183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9246146">
                <text:p>2.9246146</text:p>
              </table:table-cell>
              <table:table-cell office:value-type="float" office:value="1.7407414">
                <text:p>1.74074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738438">
                <text:p>3.4738438</text:p>
              </table:table-cell>
              <table:table-cell office:value-type="float" office:value="1.8726376">
                <text:p>1.87263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2584635">
                <text:p>4.2584635</text:p>
              </table:table-cell>
              <table:table-cell office:value-type="float" office:value="2.0954362">
                <text:p>2.09543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4738438">
                <text:p>3.4738438</text:p>
              </table:table-cell>
              <table:table-cell office:value-type="float" office:value="2.4304756">
                <text:p>2.43047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5523073">
                <text:p>3.5523073</text:p>
              </table:table-cell>
              <table:table-cell office:value-type="float" office:value="2.290348">
                <text:p>2.2903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6307708">
                <text:p>3.6307708</text:p>
              </table:table-cell>
              <table:table-cell office:value-type="float" office:value="2.3103859">
                <text:p>2.31038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9">
                <text:p>4.69</text:p>
              </table:table-cell>
              <table:table-cell office:value-type="float" office:value="2.0114137">
                <text:p>2.01141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7684635">
                <text:p>4.7684635</text:p>
              </table:table-cell>
              <table:table-cell office:value-type="float" office:value="2.1076813">
                <text:p>2.10768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4153854">
                <text:p>4.4153854</text:p>
              </table:table-cell>
              <table:table-cell office:value-type="float" office:value="2.1422695">
                <text:p>2.14226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7092292">
                <text:p>3.7092292</text:p>
              </table:table-cell>
              <table:table-cell office:value-type="float" office:value="2.3309389">
                <text:p>2.33093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992292">
                <text:p>3.1992292</text:p>
              </table:table-cell>
              <table:table-cell office:value-type="float" office:value="2.1262606">
                <text:p>2.12626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246146">
                <text:p>2.9246146</text:p>
              </table:table-cell>
              <table:table-cell office:value-type="float" office:value="1.9147636">
                <text:p>1.91476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461562">
                <text:p>2.8461562</text:p>
              </table:table-cell>
              <table:table-cell office:value-type="float" office:value="1.8244477">
                <text:p>1.82444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5323073">
                <text:p>2.5323073</text:p>
              </table:table-cell>
              <table:table-cell office:value-type="float" office:value="1.8530944">
                <text:p>1.85309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84635">
                <text:p>2.7284635</text:p>
              </table:table-cell>
              <table:table-cell office:value-type="float" office:value="1.8822358">
                <text:p>1.88223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930781">
                <text:p>2.4930781</text:p>
              </table:table-cell>
              <table:table-cell office:value-type="float" office:value="1.96864">
                <text:p>1.968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538438">
                <text:p>2.4538438</text:p>
              </table:table-cell>
              <table:table-cell office:value-type="float" office:value="1.9266364">
                <text:p>1.92663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146146">
                <text:p>2.4146146</text:p>
              </table:table-cell>
              <table:table-cell office:value-type="float" office:value="1.9540081">
                <text:p>1.95400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538438">
                <text:p>2.4538438</text:p>
              </table:table-cell>
              <table:table-cell office:value-type="float" office:value="1.9373923">
                <text:p>1.93739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3753854">
                <text:p>2.3753854</text:p>
              </table:table-cell>
              <table:table-cell office:value-type="float" office:value="1.9369588">
                <text:p>1.93695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2184635">
                <text:p>2.2184635</text:p>
              </table:table-cell>
              <table:table-cell office:value-type="float" office:value="1.9389325">
                <text:p>1.93893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2184635">
                <text:p>2.2184635</text:p>
              </table:table-cell>
              <table:table-cell office:value-type="float" office:value="1.9040281">
                <text:p>1.90402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284635">
                <text:p>2.7284635</text:p>
              </table:table-cell>
              <table:table-cell office:value-type="float" office:value="1.8857038">
                <text:p>1.88570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6107708">
                <text:p>2.6107708</text:p>
              </table:table-cell>
              <table:table-cell office:value-type="float" office:value="1.9907077">
                <text:p>1.99070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4930781">
                <text:p>2.4930781</text:p>
              </table:table-cell>
              <table:table-cell office:value-type="float" office:value="2.0035036">
                <text:p>2.00350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3361562">
                <text:p>2.3361562</text:p>
              </table:table-cell>
              <table:table-cell office:value-type="float" office:value="2.0398564">
                <text:p>2.03985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1792292">
                <text:p>2.1792292</text:p>
              </table:table-cell>
              <table:table-cell office:value-type="float" office:value="1.9576903">
                <text:p>1.95769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438438">
                <text:p>1.9438438</text:p>
              </table:table-cell>
              <table:table-cell office:value-type="float" office:value="1.866895">
                <text:p>1.8668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261562">
                <text:p>1.8261562</text:p>
              </table:table-cell>
              <table:table-cell office:value-type="float" office:value="1.7963416">
                <text:p>1.79634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046146">
                <text:p>1.9046146</text:p>
              </table:table-cell>
              <table:table-cell office:value-type="float" office:value="1.7395582">
                <text:p>1.73955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8261562">
                <text:p>1.8261562</text:p>
              </table:table-cell>
              <table:table-cell office:value-type="float" office:value="1.7479426">
                <text:p>1.74794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323073">
                <text:p>2.5323073</text:p>
              </table:table-cell>
              <table:table-cell office:value-type="float" office:value="1.7401804">
                <text:p>1.74018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246146">
                <text:p>2.9246146</text:p>
              </table:table-cell>
              <table:table-cell office:value-type="float" office:value="1.93039">
                <text:p>1.930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7676927">
                <text:p>2.7676927</text:p>
              </table:table-cell>
              <table:table-cell office:value-type="float" office:value="2.0836348">
                <text:p>2.08363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8069219">
                <text:p>2.8069219</text:p>
              </table:table-cell>
              <table:table-cell office:value-type="float" office:value="2.1535507">
                <text:p>2.15355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053854">
                <text:p>3.9053854</text:p>
              </table:table-cell>
              <table:table-cell office:value-type="float" office:value="2.1603796">
                <text:p>2.16037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23073">
                <text:p>4.5723073</text:p>
              </table:table-cell>
              <table:table-cell office:value-type="float" office:value="2.2162246">
                <text:p>2.2162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